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officeooo:rsid="47d9f58e" officeooo:paragraph-rsid="47d9f58e"/>
    </style:style>
    <style:style style:name="P9" style:family="paragraph" style:parent-style-name="Text_20_body">
      <style:text-properties officeooo:rsid="47dc277a" officeooo:paragraph-rsid="47dc277a"/>
    </style:style>
    <style:style style:name="P10" style:family="paragraph" style:parent-style-name="Text_20_body">
      <style:text-properties officeooo:rsid="47e03e32" officeooo:paragraph-rsid="47e03e32"/>
    </style:style>
    <style:style style:name="P11" style:family="paragraph" style:parent-style-name="Text_20_body">
      <style:text-properties style:use-window-font-color="true" style:font-name="Georgia"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style:use-window-font-color="true" style:font-name="Georgia" fo:font-size="10pt" fo:letter-spacing="0.004cm" fo:language="cs" fo:country="CZ" fo:font-style="normal" officeooo:rsid="48938a1e" officeooo:paragraph-rsid="489aa2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 style:family="paragraph" style:parent-style-name="Text_20_body">
      <style:text-properties style:use-window-font-color="true" style:font-name="Georgia" fo:font-size="10pt" fo:letter-spacing="0.004cm" fo:language="cs" fo:country="CZ" fo:font-style="normal" officeooo:rsid="48604d94" officeooo:paragraph-rsid="489aa2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 style:family="paragraph" style:parent-style-name="Text_20_body">
      <style:text-properties style:use-window-font-color="true" style:font-name="Georgia" fo:font-size="10pt" fo:letter-spacing="0.004cm" fo:language="cs" fo:country="CZ" fo:font-style="normal" officeooo:rsid="485591e0" officeooo:paragraph-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 style:family="paragraph" style:parent-style-name="Text_20_body">
      <style:text-properties officeooo:rsid="47e1ac2a" officeooo:paragraph-rsid="47e1ac2a"/>
    </style:style>
    <style:style style:name="P16" style:family="paragraph" style:parent-style-name="Text_20_body">
      <style:text-properties officeooo:rsid="47e2e9b3" officeooo:paragraph-rsid="47e2e9b3"/>
    </style:style>
    <style:style style:name="P17" style:family="paragraph" style:parent-style-name="Text_20_body">
      <style:text-properties officeooo:rsid="47e4e140" officeooo:paragraph-rsid="47e4e140"/>
    </style:style>
    <style:style style:name="P18" style:family="paragraph" style:parent-style-name="Text_20_body">
      <style:text-properties officeooo:paragraph-rsid="47e4e140"/>
    </style:style>
    <style:style style:name="P19" style:family="paragraph" style:parent-style-name="Text_20_body">
      <style:text-properties officeooo:paragraph-rsid="47d987a1"/>
    </style:style>
    <style:style style:name="P20" style:family="paragraph" style:parent-style-name="Text_20_body">
      <style:text-properties officeooo:rsid="47eda599" officeooo:paragraph-rsid="47e2e9b3"/>
    </style:style>
    <style:style style:name="P21" style:family="paragraph" style:parent-style-name="Text_20_body">
      <style:text-properties officeooo:rsid="47eea893" officeooo:paragraph-rsid="47eea893"/>
    </style:style>
    <style:style style:name="P22" style:family="paragraph" style:parent-style-name="Text_20_body">
      <style:text-properties officeooo:rsid="47f01811" officeooo:paragraph-rsid="47f01811"/>
    </style:style>
    <style:style style:name="P23" style:family="paragraph" style:parent-style-name="Text_20_body">
      <style:text-properties officeooo:rsid="47f35c8c" officeooo:paragraph-rsid="47f35c8c"/>
    </style:style>
    <style:style style:name="P24" style:family="paragraph" style:parent-style-name="Text_20_body">
      <style:text-properties officeooo:paragraph-rsid="47e779e6"/>
    </style:style>
    <style:style style:name="P25" style:family="paragraph" style:parent-style-name="Text_20_body">
      <style:text-properties officeooo:rsid="4805ec7b" officeooo:paragraph-rsid="4805ec7b"/>
    </style:style>
    <style:style style:name="P26" style:family="paragraph" style:parent-style-name="Text_20_body">
      <style:text-properties officeooo:rsid="4806587e" officeooo:paragraph-rsid="4806587e"/>
    </style:style>
    <style:style style:name="P27" style:family="paragraph" style:parent-style-name="Text_20_body">
      <style:text-properties officeooo:rsid="4806fd62" officeooo:paragraph-rsid="4806fd62"/>
    </style:style>
    <style:style style:name="P28" style:family="paragraph" style:parent-style-name="Text_20_body">
      <style:text-properties officeooo:rsid="48082185" officeooo:paragraph-rsid="480cc07f"/>
    </style:style>
    <style:style style:name="P29" style:family="paragraph" style:parent-style-name="Text_20_body">
      <style:text-properties officeooo:rsid="48082185" officeooo:paragraph-rsid="48082185"/>
    </style:style>
    <style:style style:name="P30" style:family="paragraph" style:parent-style-name="Text_20_body">
      <style:text-properties officeooo:rsid="480d404f" officeooo:paragraph-rsid="480d404f"/>
    </style:style>
    <style:style style:name="P31" style:family="paragraph" style:parent-style-name="Text_20_body">
      <style:text-properties officeooo:rsid="480ff356" officeooo:paragraph-rsid="480ff356"/>
    </style:style>
    <style:style style:name="P32" style:family="paragraph" style:parent-style-name="Text_20_body">
      <style:text-properties officeooo:rsid="482955b1" officeooo:paragraph-rsid="482955b1"/>
    </style:style>
    <style:style style:name="P33" style:family="paragraph" style:parent-style-name="Text_20_body">
      <style:text-properties officeooo:rsid="482cc270" officeooo:paragraph-rsid="482cc270"/>
    </style:style>
    <style:style style:name="P34" style:family="paragraph" style:parent-style-name="Text_20_body">
      <style:text-properties officeooo:rsid="482dbac6" officeooo:paragraph-rsid="482dbac6"/>
    </style:style>
    <style:style style:name="P35" style:family="paragraph" style:parent-style-name="Text_20_body">
      <style:text-properties officeooo:rsid="482fe066" officeooo:paragraph-rsid="482fe066"/>
    </style:style>
    <style:style style:name="P36" style:family="paragraph" style:parent-style-name="Text_20_body">
      <style:text-properties officeooo:rsid="48321b2c" officeooo:paragraph-rsid="48321b2c"/>
    </style:style>
    <style:style style:name="P37" style:family="paragraph" style:parent-style-name="Text_20_body">
      <style:text-properties officeooo:rsid="48324797" officeooo:paragraph-rsid="48324797"/>
    </style:style>
    <style:style style:name="P38" style:family="paragraph" style:parent-style-name="Text_20_body">
      <style:text-properties officeooo:rsid="48326942" officeooo:paragraph-rsid="48326942"/>
    </style:style>
    <style:style style:name="P39" style:family="paragraph" style:parent-style-name="Text_20_body">
      <style:text-properties officeooo:rsid="4834dfc7" officeooo:paragraph-rsid="4834dfc7"/>
    </style:style>
    <style:style style:name="P40" style:family="paragraph" style:parent-style-name="Text_20_body">
      <style:text-properties officeooo:rsid="484f7209" officeooo:paragraph-rsid="484f7209"/>
    </style:style>
    <style:style style:name="P41" style:family="paragraph" style:parent-style-name="Text_20_body">
      <style:text-properties officeooo:rsid="486a2a77" officeooo:paragraph-rsid="486a2a77"/>
    </style:style>
    <style:style style:name="P42" style:family="paragraph" style:parent-style-name="Text_20_body">
      <style:text-properties officeooo:rsid="4879f316" officeooo:paragraph-rsid="4879f316"/>
    </style:style>
    <style:style style:name="P43" style:family="paragraph" style:parent-style-name="Text_20_body">
      <style:text-properties officeooo:rsid="487a8c0d" officeooo:paragraph-rsid="487a8c0d"/>
    </style:style>
    <style:style style:name="P44" style:family="paragraph" style:parent-style-name="Text_20_body">
      <style:text-properties officeooo:rsid="487bf590" officeooo:paragraph-rsid="487bf590"/>
    </style:style>
    <style:style style:name="P45" style:family="paragraph" style:parent-style-name="Text_20_body">
      <style:text-properties officeooo:rsid="48803ad1" officeooo:paragraph-rsid="48803ad1"/>
    </style:style>
    <style:style style:name="P46" style:family="paragraph" style:parent-style-name="Text_20_body">
      <style:text-properties officeooo:rsid="4881fa85" officeooo:paragraph-rsid="4881fa85"/>
    </style:style>
    <style:style style:name="P47" style:family="paragraph" style:parent-style-name="Text_20_body">
      <style:text-properties officeooo:paragraph-rsid="487677db"/>
    </style:style>
    <style:style style:name="P48" style:family="paragraph" style:parent-style-name="Text_20_body">
      <style:text-properties officeooo:rsid="488e4528" officeooo:paragraph-rsid="488e4528"/>
    </style:style>
    <style:style style:name="P49" style:family="paragraph" style:parent-style-name="Text_20_body">
      <style:text-properties officeooo:rsid="488f2877" officeooo:paragraph-rsid="489aa229"/>
    </style:style>
    <style:style style:name="P50" style:family="paragraph" style:parent-style-name="Text_20_body">
      <style:text-properties officeooo:rsid="48604d94" officeooo:paragraph-rsid="48604d94"/>
    </style:style>
    <style:style style:name="P51" style:family="paragraph" style:parent-style-name="Text_20_body">
      <style:text-properties officeooo:rsid="485f8e5c" officeooo:paragraph-rsid="489aa229"/>
    </style:style>
    <style:style style:name="P52" style:family="paragraph" style:parent-style-name="Text_20_body">
      <style:text-properties officeooo:paragraph-rsid="489aa229"/>
    </style:style>
    <style:style style:name="P53" style:family="paragraph" style:parent-style-name="Text_20_body">
      <style:text-properties officeooo:rsid="489b178e" officeooo:paragraph-rsid="489b178e"/>
    </style:style>
    <style:style style:name="P54" style:family="paragraph" style:parent-style-name="Text_20_body">
      <style:text-properties officeooo:paragraph-rsid="489c6489"/>
    </style:style>
    <style:style style:name="P55" style:family="paragraph" style:parent-style-name="Text_20_body">
      <style:text-properties officeooo:rsid="489e2988" officeooo:paragraph-rsid="49b74fb9"/>
    </style:style>
    <style:style style:name="P56" style:family="paragraph" style:parent-style-name="Text_20_body">
      <style:text-properties officeooo:rsid="489e2988" officeooo:paragraph-rsid="489e2988"/>
    </style:style>
    <style:style style:name="P57" style:family="paragraph" style:parent-style-name="Text_20_body">
      <style:text-properties officeooo:paragraph-rsid="48a8edd9"/>
    </style:style>
    <style:style style:name="P58" style:family="paragraph" style:parent-style-name="Text_20_body">
      <style:text-properties officeooo:rsid="48ab7928" officeooo:paragraph-rsid="48ab7928"/>
    </style:style>
    <style:style style:name="P59" style:family="paragraph" style:parent-style-name="Text_20_body">
      <style:text-properties officeooo:rsid="48b0a38a" officeooo:paragraph-rsid="48b0a38a"/>
    </style:style>
    <style:style style:name="P60" style:family="paragraph" style:parent-style-name="Text_20_body">
      <style:text-properties officeooo:rsid="48b1fcc4" officeooo:paragraph-rsid="48b1fcc4"/>
    </style:style>
    <style:style style:name="P61" style:family="paragraph" style:parent-style-name="Text_20_body">
      <style:text-properties officeooo:rsid="48b55782" officeooo:paragraph-rsid="48b55782"/>
    </style:style>
    <style:style style:name="P62" style:family="paragraph" style:parent-style-name="Text_20_body">
      <style:text-properties officeooo:rsid="48b72f83" officeooo:paragraph-rsid="48b72f83"/>
    </style:style>
    <style:style style:name="P63" style:family="paragraph" style:parent-style-name="Text_20_body">
      <style:text-properties officeooo:rsid="48cc2e8e" officeooo:paragraph-rsid="48db76a9"/>
    </style:style>
    <style:style style:name="P64" style:family="paragraph" style:parent-style-name="Text_20_body">
      <style:text-properties officeooo:rsid="48cc2e8e" officeooo:paragraph-rsid="4a17e863"/>
    </style:style>
    <style:style style:name="P65" style:family="paragraph" style:parent-style-name="Text_20_body">
      <style:text-properties officeooo:rsid="48d3fb98" officeooo:paragraph-rsid="48db76a9"/>
    </style:style>
    <style:style style:name="P66" style:family="paragraph" style:parent-style-name="Text_20_body">
      <style:text-properties officeooo:rsid="48d4e0ae" officeooo:paragraph-rsid="48db76a9"/>
    </style:style>
    <style:style style:name="P67" style:family="paragraph" style:parent-style-name="Text_20_body">
      <style:text-properties officeooo:rsid="481e471d" officeooo:paragraph-rsid="481e471d"/>
    </style:style>
    <style:style style:name="P68" style:family="paragraph" style:parent-style-name="Text_20_body">
      <style:text-properties officeooo:rsid="481e471d" officeooo:paragraph-rsid="48db76a9"/>
    </style:style>
    <style:style style:name="P69" style:family="paragraph" style:parent-style-name="Text_20_body">
      <style:text-properties officeooo:rsid="48da19d4" officeooo:paragraph-rsid="48da19d4"/>
    </style:style>
    <style:style style:name="P70" style:family="paragraph" style:parent-style-name="Text_20_body">
      <style:text-properties officeooo:paragraph-rsid="48db76a9"/>
    </style:style>
    <style:style style:name="P71" style:family="paragraph" style:parent-style-name="Text_20_body">
      <style:text-properties officeooo:paragraph-rsid="48e7c7b3"/>
    </style:style>
    <style:style style:name="P72" style:family="paragraph" style:parent-style-name="Text_20_body">
      <style:text-properties officeooo:paragraph-rsid="48ea757d"/>
    </style:style>
    <style:style style:name="P73" style:family="paragraph" style:parent-style-name="Text_20_body">
      <style:text-properties officeooo:rsid="4817195a" officeooo:paragraph-rsid="48eb6dc9"/>
    </style:style>
    <style:style style:name="P74" style:family="paragraph" style:parent-style-name="Text_20_body">
      <style:text-properties officeooo:rsid="47f7748f" officeooo:paragraph-rsid="48eb6dc9"/>
    </style:style>
    <style:style style:name="P75" style:family="paragraph" style:parent-style-name="Text_20_body">
      <style:text-properties officeooo:rsid="47f8e240" officeooo:paragraph-rsid="48eb6dc9"/>
    </style:style>
    <style:style style:name="P76" style:family="paragraph" style:parent-style-name="Text_20_body">
      <style:text-properties officeooo:rsid="481519f1" officeooo:paragraph-rsid="48eb6dc9"/>
    </style:style>
    <style:style style:name="P77" style:family="paragraph" style:parent-style-name="Text_20_body">
      <style:text-properties officeooo:rsid="47f723b7" officeooo:paragraph-rsid="48eb6dc9"/>
    </style:style>
    <style:style style:name="P78" style:family="paragraph" style:parent-style-name="Text_20_body">
      <style:text-properties officeooo:rsid="48f2c442" officeooo:paragraph-rsid="48f2c442"/>
    </style:style>
    <style:style style:name="P79" style:family="paragraph" style:parent-style-name="Text_20_body">
      <style:text-properties officeooo:rsid="48fcbf93" officeooo:paragraph-rsid="48fcbf93"/>
    </style:style>
    <style:style style:name="P80" style:family="paragraph" style:parent-style-name="Text_20_body">
      <style:text-properties officeooo:rsid="4903c98d" officeooo:paragraph-rsid="4903c98d"/>
    </style:style>
    <style:style style:name="P81" style:family="paragraph" style:parent-style-name="Text_20_body">
      <style:text-properties officeooo:paragraph-rsid="48f084aa"/>
    </style:style>
    <style:style style:name="P82" style:family="paragraph" style:parent-style-name="Text_20_body">
      <style:text-properties officeooo:rsid="49049829" officeooo:paragraph-rsid="49049829"/>
    </style:style>
    <style:style style:name="P83" style:family="paragraph" style:parent-style-name="Text_20_body">
      <style:text-properties officeooo:rsid="49137e90" officeooo:paragraph-rsid="49137e90"/>
    </style:style>
    <style:style style:name="P84" style:family="paragraph" style:parent-style-name="Text_20_body">
      <style:text-properties officeooo:rsid="4918977e" officeooo:paragraph-rsid="4918977e"/>
    </style:style>
    <style:style style:name="P85" style:family="paragraph" style:parent-style-name="Text_20_body">
      <style:text-properties officeooo:rsid="491b8bd2" officeooo:paragraph-rsid="491b8bd2"/>
    </style:style>
    <style:style style:name="P86" style:family="paragraph" style:parent-style-name="Text_20_body">
      <style:text-properties officeooo:rsid="491c7728" officeooo:paragraph-rsid="491c7728"/>
    </style:style>
    <style:style style:name="P87" style:family="paragraph" style:parent-style-name="Text_20_body">
      <style:text-properties officeooo:rsid="491f9fab" officeooo:paragraph-rsid="491f9fab"/>
    </style:style>
    <style:style style:name="P88" style:family="paragraph" style:parent-style-name="Text_20_body">
      <style:text-properties officeooo:rsid="492061a4" officeooo:paragraph-rsid="492061a4"/>
    </style:style>
    <style:style style:name="P89" style:family="paragraph" style:parent-style-name="Text_20_body">
      <style:text-properties officeooo:rsid="4921e3b8" officeooo:paragraph-rsid="4921e3b8"/>
    </style:style>
    <style:style style:name="P90" style:family="paragraph" style:parent-style-name="Text_20_body">
      <style:text-properties officeooo:rsid="4922ec45" officeooo:paragraph-rsid="4922ec45"/>
    </style:style>
    <style:style style:name="P91" style:family="paragraph" style:parent-style-name="Text_20_body">
      <style:text-properties officeooo:paragraph-rsid="47f610c4"/>
    </style:style>
    <style:style style:name="P92" style:family="paragraph" style:parent-style-name="Text_20_body">
      <style:text-properties officeooo:rsid="492796ef" officeooo:paragraph-rsid="492796ef"/>
    </style:style>
    <style:style style:name="P93" style:family="paragraph" style:parent-style-name="Text_20_body">
      <style:text-properties officeooo:rsid="48056660" officeooo:paragraph-rsid="48056660"/>
    </style:style>
    <style:style style:name="P94" style:family="paragraph" style:parent-style-name="Text_20_body">
      <style:text-properties officeooo:paragraph-rsid="493242ab"/>
    </style:style>
    <style:style style:name="P95" style:family="paragraph" style:parent-style-name="Text_20_body">
      <style:text-properties officeooo:paragraph-rsid="493b635d"/>
    </style:style>
    <style:style style:name="P96" style:family="paragraph" style:parent-style-name="Text_20_body">
      <style:text-properties officeooo:paragraph-rsid="49462770"/>
    </style:style>
    <style:style style:name="P97" style:family="paragraph" style:parent-style-name="Text_20_body">
      <style:text-properties officeooo:rsid="48375cfa" officeooo:paragraph-rsid="494b3a33"/>
    </style:style>
    <style:style style:name="P98" style:family="paragraph" style:parent-style-name="Text_20_body">
      <style:text-properties officeooo:paragraph-rsid="494b3a33"/>
    </style:style>
    <style:style style:name="P99" style:family="paragraph" style:parent-style-name="Text_20_body">
      <style:text-properties officeooo:rsid="48c66082" officeooo:paragraph-rsid="494cbdc3"/>
    </style:style>
    <style:style style:name="P100" style:family="paragraph" style:parent-style-name="Text_20_body">
      <style:text-properties officeooo:rsid="48c01cc4" officeooo:paragraph-rsid="494cbdc3"/>
    </style:style>
    <style:style style:name="P101" style:family="paragraph" style:parent-style-name="Text_20_body">
      <style:text-properties officeooo:paragraph-rsid="494cbdc3"/>
    </style:style>
    <style:style style:name="P102" style:family="paragraph" style:parent-style-name="Text_20_body">
      <style:text-properties officeooo:paragraph-rsid="494fca9b"/>
    </style:style>
    <style:style style:name="P103" style:family="paragraph" style:parent-style-name="Text_20_body">
      <style:text-properties officeooo:paragraph-rsid="4956d2b2"/>
    </style:style>
    <style:style style:name="P104" style:family="paragraph" style:parent-style-name="Text_20_body">
      <style:text-properties officeooo:rsid="4958dfcd" officeooo:paragraph-rsid="4958dfcd"/>
    </style:style>
    <style:style style:name="P105" style:family="paragraph" style:parent-style-name="Text_20_body">
      <style:text-properties officeooo:paragraph-rsid="495b6364"/>
    </style:style>
    <style:style style:name="P106" style:family="paragraph" style:parent-style-name="Text_20_body">
      <style:text-properties officeooo:rsid="495ffa37" officeooo:paragraph-rsid="495ffa37"/>
    </style:style>
    <style:style style:name="P107" style:family="paragraph" style:parent-style-name="Text_20_body">
      <style:text-properties officeooo:rsid="49683d3b" officeooo:paragraph-rsid="49683d3b"/>
    </style:style>
    <style:style style:name="P108" style:family="paragraph" style:parent-style-name="Text_20_body">
      <style:text-properties officeooo:paragraph-rsid="496861ec"/>
    </style:style>
    <style:style style:name="P109" style:family="paragraph" style:parent-style-name="Text_20_body">
      <style:text-properties officeooo:rsid="4789ea90" officeooo:paragraph-rsid="497d4aa8"/>
    </style:style>
    <style:style style:name="P110" style:family="paragraph" style:parent-style-name="Text_20_body">
      <style:text-properties officeooo:rsid="4792d385" officeooo:paragraph-rsid="497d4aa8"/>
    </style:style>
    <style:style style:name="P111" style:family="paragraph" style:parent-style-name="Text_20_body">
      <style:text-properties officeooo:rsid="478823fb" officeooo:paragraph-rsid="497d4aa8"/>
    </style:style>
    <style:style style:name="P112" style:family="paragraph" style:parent-style-name="Text_20_body">
      <style:text-properties officeooo:paragraph-rsid="497d4aa8"/>
    </style:style>
    <style:style style:name="P113" style:family="paragraph" style:parent-style-name="Text_20_body">
      <style:text-properties officeooo:rsid="498b2bca" officeooo:paragraph-rsid="498b2bca"/>
    </style:style>
    <style:style style:name="P114" style:family="paragraph" style:parent-style-name="Text_20_body">
      <style:text-properties officeooo:rsid="498d9936" officeooo:paragraph-rsid="498d9936"/>
    </style:style>
    <style:style style:name="P115" style:family="paragraph" style:parent-style-name="Text_20_body">
      <style:text-properties officeooo:paragraph-rsid="4992f675"/>
    </style:style>
    <style:style style:name="P116" style:family="paragraph" style:parent-style-name="Text_20_body">
      <style:text-properties officeooo:rsid="499b039e" officeooo:paragraph-rsid="499b039e"/>
    </style:style>
    <style:style style:name="P117" style:family="paragraph" style:parent-style-name="Text_20_body">
      <style:text-properties officeooo:rsid="499c20a2" officeooo:paragraph-rsid="499c20a2"/>
    </style:style>
    <style:style style:name="P118" style:family="paragraph" style:parent-style-name="Text_20_body">
      <style:text-properties officeooo:rsid="480a2032" officeooo:paragraph-rsid="480a2032"/>
    </style:style>
    <style:style style:name="P119" style:family="paragraph" style:parent-style-name="Text_20_body">
      <style:text-properties officeooo:rsid="49a135b7" officeooo:paragraph-rsid="49a135b7"/>
    </style:style>
    <style:style style:name="P120" style:family="paragraph" style:parent-style-name="Text_20_body">
      <style:text-properties officeooo:rsid="49a323c9" officeooo:paragraph-rsid="49a323c9"/>
    </style:style>
    <style:style style:name="P121" style:family="paragraph" style:parent-style-name="Text_20_body">
      <style:text-properties officeooo:paragraph-rsid="49a323c9"/>
    </style:style>
    <style:style style:name="P122" style:family="paragraph" style:parent-style-name="Text_20_body">
      <style:text-properties officeooo:rsid="49b29ac1" officeooo:paragraph-rsid="49b29ac1"/>
    </style:style>
    <style:style style:name="P123" style:family="paragraph" style:parent-style-name="Text_20_body">
      <style:text-properties officeooo:rsid="49b2ee80" officeooo:paragraph-rsid="49b2ee80"/>
    </style:style>
    <style:style style:name="P124" style:family="paragraph" style:parent-style-name="Text_20_body">
      <style:text-properties officeooo:rsid="49b36094" officeooo:paragraph-rsid="49b36094"/>
    </style:style>
    <style:style style:name="P125" style:family="paragraph" style:parent-style-name="Text_20_body">
      <style:text-properties officeooo:rsid="49b555b6" officeooo:paragraph-rsid="49b555b6"/>
    </style:style>
    <style:style style:name="P126" style:family="paragraph" style:parent-style-name="Text_20_body">
      <style:text-properties officeooo:paragraph-rsid="49b74fb9"/>
    </style:style>
    <style:style style:name="P127" style:family="paragraph" style:parent-style-name="Text_20_body">
      <style:text-properties style:text-line-through-style="solid" style:text-line-through-type="single" officeooo:rsid="49236a28" officeooo:paragraph-rsid="49252faa"/>
    </style:style>
    <style:style style:name="P128" style:family="paragraph" style:parent-style-name="Text_20_body">
      <style:text-properties style:text-line-through-style="solid" style:text-line-through-type="single" officeooo:rsid="47d987a1" officeooo:paragraph-rsid="47d987a1"/>
    </style:style>
    <style:style style:name="P129" style:family="paragraph" style:parent-style-name="Text_20_body">
      <style:text-properties style:text-line-through-style="solid" style:text-line-through-type="single" officeooo:rsid="491c7728" officeooo:paragraph-rsid="491c7728"/>
    </style:style>
    <style:style style:name="P130" style:family="paragraph" style:parent-style-name="Text_20_body">
      <style:text-properties style:text-line-through-style="solid" style:text-line-through-type="single" officeooo:rsid="4918977e" officeooo:paragraph-rsid="4918977e"/>
    </style:style>
    <style:style style:name="P131" style:family="paragraph" style:parent-style-name="Text_20_body">
      <style:text-properties style:text-line-through-style="solid" style:text-line-through-type="single" officeooo:rsid="491e1835" officeooo:paragraph-rsid="491e1835"/>
    </style:style>
    <style:style style:name="P132" style:family="paragraph" style:parent-style-name="Text_20_body">
      <style:text-properties officeooo:rsid="49b89d56" officeooo:paragraph-rsid="49b89d56"/>
    </style:style>
    <style:style style:name="P133" style:family="paragraph" style:parent-style-name="Text_20_body">
      <style:text-properties officeooo:rsid="49b89fc5" officeooo:paragraph-rsid="49b89fc5"/>
    </style:style>
    <style:style style:name="P134" style:family="paragraph" style:parent-style-name="Text_20_body">
      <style:text-properties officeooo:rsid="49b9f7e1" officeooo:paragraph-rsid="49b9f7e1"/>
    </style:style>
    <style:style style:name="P135" style:family="paragraph" style:parent-style-name="Text_20_body">
      <style:text-properties officeooo:rsid="49baf098" officeooo:paragraph-rsid="49baf098"/>
    </style:style>
    <style:style style:name="P136" style:family="paragraph" style:parent-style-name="Text_20_body">
      <style:text-properties officeooo:rsid="49bce22e" officeooo:paragraph-rsid="49bce22e"/>
    </style:style>
    <style:style style:name="P137" style:family="paragraph" style:parent-style-name="Text_20_body">
      <style:text-properties officeooo:rsid="49be7e6d" officeooo:paragraph-rsid="49be7e6d"/>
    </style:style>
    <style:style style:name="P138" style:family="paragraph" style:parent-style-name="Text_20_body">
      <style:text-properties officeooo:rsid="49c22ad5" officeooo:paragraph-rsid="49c22ad5"/>
    </style:style>
    <style:style style:name="P139" style:family="paragraph" style:parent-style-name="Text_20_body">
      <style:text-properties officeooo:paragraph-rsid="49d401c7"/>
    </style:style>
    <style:style style:name="P140" style:family="paragraph" style:parent-style-name="Text_20_body">
      <style:text-properties officeooo:rsid="490a0f2f" officeooo:paragraph-rsid="490a0f2f"/>
    </style:style>
    <style:style style:name="P141" style:family="paragraph" style:parent-style-name="Text_20_body">
      <style:text-properties officeooo:paragraph-rsid="49ddd8be"/>
    </style:style>
    <style:style style:name="P142" style:family="paragraph" style:parent-style-name="Text_20_body">
      <style:text-properties officeooo:paragraph-rsid="49def293"/>
    </style:style>
    <style:style style:name="P143" style:family="paragraph" style:parent-style-name="Text_20_body">
      <style:text-properties officeooo:rsid="49e53afc" officeooo:paragraph-rsid="49e53afc"/>
    </style:style>
    <style:style style:name="P144" style:family="paragraph" style:parent-style-name="Text_20_body">
      <style:text-properties officeooo:paragraph-rsid="49e78892"/>
    </style:style>
    <style:style style:name="P145" style:family="paragraph" style:parent-style-name="Text_20_body">
      <style:text-properties officeooo:rsid="49eb8bd9" officeooo:paragraph-rsid="49eb8bd9"/>
    </style:style>
    <style:style style:name="P146" style:family="paragraph" style:parent-style-name="Text_20_body">
      <style:text-properties officeooo:rsid="49eccfb2" officeooo:paragraph-rsid="49eccfb2"/>
    </style:style>
    <style:style style:name="P147" style:family="paragraph" style:parent-style-name="Text_20_body">
      <style:text-properties officeooo:rsid="49f21403" officeooo:paragraph-rsid="49f21403"/>
    </style:style>
    <style:style style:name="P148" style:family="paragraph" style:parent-style-name="Text_20_body">
      <style:text-properties officeooo:rsid="48ebddb3" officeooo:paragraph-rsid="4a032201"/>
    </style:style>
    <style:style style:name="P149" style:family="paragraph" style:parent-style-name="Text_20_body">
      <style:text-properties officeooo:paragraph-rsid="496a1ee0"/>
    </style:style>
    <style:style style:name="P150" style:family="paragraph" style:parent-style-name="Text_20_body">
      <style:text-properties officeooo:rsid="4a15188a" officeooo:paragraph-rsid="4a15188a"/>
    </style:style>
    <style:style style:name="P151" style:family="paragraph" style:parent-style-name="Text_20_body">
      <style:text-properties officeooo:rsid="48cb8f09" officeooo:paragraph-rsid="4a17e863"/>
    </style:style>
    <style:style style:name="P152" style:family="paragraph" style:parent-style-name="Text_20_body">
      <style:text-properties officeooo:rsid="48cfa28e" officeooo:paragraph-rsid="4a17e863"/>
    </style:style>
    <style:style style:name="P153" style:family="paragraph" style:parent-style-name="Text_20_body">
      <style:text-properties officeooo:paragraph-rsid="4a17e863"/>
    </style:style>
    <style:style style:name="P154" style:family="paragraph" style:parent-style-name="Text_20_body">
      <style:text-properties officeooo:rsid="49db992c" officeooo:paragraph-rsid="4a24a7d0"/>
    </style:style>
    <style:style style:name="P155" style:family="paragraph" style:parent-style-name="Text_20_body">
      <style:text-properties officeooo:rsid="49d5dbc6" officeooo:paragraph-rsid="4a24a7d0"/>
    </style:style>
    <style:style style:name="P156" style:family="paragraph" style:parent-style-name="Text_20_body">
      <style:text-properties officeooo:rsid="49d98bb8" officeooo:paragraph-rsid="4a24a7d0"/>
    </style:style>
    <style:style style:name="P157" style:family="paragraph" style:parent-style-name="Text_20_body">
      <style:text-properties officeooo:rsid="49d8263c" officeooo:paragraph-rsid="4a24a7d0"/>
    </style:style>
    <style:style style:name="P158" style:family="paragraph" style:parent-style-name="Text_20_body">
      <style:text-properties officeooo:rsid="49dc76c9" officeooo:paragraph-rsid="4a24a7d0"/>
    </style:style>
    <style:style style:name="P159" style:family="paragraph" style:parent-style-name="Text_20_body">
      <style:text-properties officeooo:rsid="49d915cf" officeooo:paragraph-rsid="4a24a7d0"/>
    </style:style>
    <style:style style:name="P160" style:family="paragraph" style:parent-style-name="Text_20_body">
      <style:text-properties officeooo:paragraph-rsid="4a1880a9"/>
    </style:style>
    <style:style style:name="P161" style:family="paragraph" style:parent-style-name="Text_20_body">
      <style:text-properties fo:font-style="normal" officeooo:paragraph-rsid="4a1880a9" style:font-style-asian="normal" style:font-style-complex="normal"/>
    </style:style>
    <style:style style:name="P162" style:family="paragraph" style:parent-style-name="Text_20_body">
      <style:text-properties style:text-line-through-style="none" style:text-line-through-type="none" officeooo:rsid="4915dd67" officeooo:paragraph-rsid="4915dd67"/>
    </style:style>
    <style:style style:name="P163" style:family="paragraph" style:parent-style-name="Text_20_body">
      <style:text-properties officeooo:rsid="4a1a42c5" officeooo:paragraph-rsid="4a1a42c5"/>
    </style:style>
    <style:style style:name="P164" style:family="paragraph" style:parent-style-name="Text_20_body">
      <style:text-properties officeooo:rsid="47d7a48c" officeooo:paragraph-rsid="4a1cd230"/>
    </style:style>
    <style:style style:name="P165" style:family="paragraph" style:parent-style-name="Text_20_body">
      <style:text-properties officeooo:rsid="47d72c9f" officeooo:paragraph-rsid="4a1cd230"/>
    </style:style>
    <style:style style:name="P166" style:family="paragraph" style:parent-style-name="Text_20_body">
      <style:text-properties officeooo:rsid="4786fe01" officeooo:paragraph-rsid="4a208a67"/>
    </style:style>
    <style:style style:name="P167" style:family="paragraph" style:parent-style-name="Text_20_body">
      <style:text-properties officeooo:rsid="4a20cfcd" officeooo:paragraph-rsid="4a27550f"/>
    </style:style>
    <style:style style:name="P168" style:family="paragraph" style:parent-style-name="Text_20_body">
      <style:text-properties officeooo:rsid="4a24a7d0" officeooo:paragraph-rsid="4a24a7d0"/>
    </style:style>
    <style:style style:name="P169" style:family="paragraph" style:parent-style-name="Text_20_body">
      <style:text-properties officeooo:paragraph-rsid="4a24a7d0"/>
    </style:style>
    <style:style style:name="P170" style:family="paragraph" style:parent-style-name="Text_20_body">
      <style:text-properties officeooo:rsid="4a28ce17" officeooo:paragraph-rsid="4a28ce17"/>
    </style:style>
    <style:style style:name="P171" style:family="paragraph" style:parent-style-name="Text_20_body">
      <style:text-properties officeooo:rsid="49152c89" officeooo:paragraph-rsid="4a1b531a"/>
    </style:style>
    <style:style style:name="P172" style:family="paragraph" style:parent-style-name="Text_20_body">
      <style:text-properties officeooo:rsid="4917a380" officeooo:paragraph-rsid="4a1a42c5"/>
    </style:style>
    <style:style style:name="P173" style:family="paragraph" style:parent-style-name="Text_20_body">
      <style:text-properties officeooo:rsid="499dc938" officeooo:paragraph-rsid="499dc938"/>
    </style:style>
    <style:style style:name="P174" style:family="paragraph" style:parent-style-name="Text_20_body">
      <style:text-properties officeooo:rsid="49cac408" officeooo:paragraph-rsid="4a24a7d0"/>
    </style:style>
    <style:style style:name="P175" style:family="paragraph" style:parent-style-name="Text_20_body">
      <style:text-properties officeooo:rsid="487d7675" officeooo:paragraph-rsid="487d7675"/>
    </style:style>
    <style:style style:name="P176" style:family="paragraph" style:parent-style-name="Text_20_body">
      <style:text-properties officeooo:rsid="4a22adf6" officeooo:paragraph-rsid="4a22adf6"/>
    </style:style>
    <style:style style:name="P177" style:family="paragraph" style:parent-style-name="Text_20_body">
      <style:text-properties officeooo:rsid="48e38040" officeooo:paragraph-rsid="49dcee1a"/>
    </style:style>
    <style:style style:name="P178" style:family="paragraph" style:parent-style-name="Text_20_body">
      <style:text-properties officeooo:rsid="4a2a7d5c" officeooo:paragraph-rsid="4a2a7d5c"/>
    </style:style>
    <style:style style:name="P179" style:family="paragraph" style:parent-style-name="Text_20_body">
      <style:text-properties officeooo:rsid="4a2c6a57" officeooo:paragraph-rsid="4a2c6a57"/>
    </style:style>
    <style:style style:name="P180" style:family="paragraph" style:parent-style-name="Text_20_body">
      <style:text-properties officeooo:paragraph-rsid="4a2c6a57"/>
    </style:style>
    <style:style style:name="P181" style:family="paragraph" style:parent-style-name="Text_20_body">
      <style:text-properties officeooo:paragraph-rsid="4a335161"/>
    </style:style>
    <style:style style:name="P182" style:family="paragraph" style:parent-style-name="Text_20_body">
      <style:text-properties officeooo:rsid="49399c13" officeooo:paragraph-rsid="49399c13"/>
    </style:style>
    <style:style style:name="P183" style:family="paragraph" style:parent-style-name="Text_20_body">
      <style:text-properties officeooo:paragraph-rsid="4a6bfa46"/>
    </style:style>
    <style:style style:name="P184" style:family="paragraph" style:parent-style-name="Text_20_body">
      <style:text-properties officeooo:paragraph-rsid="4aa13a54"/>
    </style:style>
    <style:style style:name="P185" style:family="paragraph" style:parent-style-name="Text_20_body">
      <style:text-properties fo:font-style="italic" officeooo:rsid="4aa33f2c" officeooo:paragraph-rsid="4ad7883f" style:font-style-asian="italic" style:font-style-complex="italic"/>
    </style:style>
    <style:style style:name="P186" style:family="paragraph" style:parent-style-name="Text_20_body">
      <style:text-properties officeooo:paragraph-rsid="4a356b10"/>
    </style:style>
    <style:style style:name="P187" style:family="paragraph" style:parent-style-name="Text_20_body">
      <style:text-properties officeooo:paragraph-rsid="4aae2d9e"/>
    </style:style>
    <style:style style:name="P188" style:family="paragraph" style:parent-style-name="Text_20_body">
      <style:text-properties officeooo:paragraph-rsid="4aaf2d62"/>
    </style:style>
    <style:style style:name="P189" style:family="paragraph" style:parent-style-name="Text_20_body">
      <style:text-properties officeooo:paragraph-rsid="4ac5797c"/>
    </style:style>
    <style:style style:name="P190" style:family="paragraph" style:parent-style-name="Text_20_body">
      <style:text-properties officeooo:paragraph-rsid="4aca5049"/>
    </style:style>
    <style:style style:name="P191" style:family="paragraph" style:parent-style-name="Text_20_body">
      <style:text-properties officeooo:paragraph-rsid="4aceffbf"/>
    </style:style>
    <style:style style:name="P192" style:family="paragraph" style:parent-style-name="Text_20_body">
      <style:text-properties officeooo:paragraph-rsid="4ad7883f"/>
    </style:style>
    <style:style style:name="P193" style:family="paragraph" style:parent-style-name="Text_20_body">
      <style:text-properties officeooo:rsid="4a54f435" officeooo:paragraph-rsid="4a54f435"/>
    </style:style>
    <style:style style:name="P194" style:family="paragraph" style:parent-style-name="Standard">
      <style:paragraph-properties fo:text-align="center" style:justify-single-word="false"/>
      <style:text-properties officeooo:rsid="057aae1d" officeooo:paragraph-rsid="410d52db"/>
    </style:style>
    <style:style style:name="P195"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96"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97"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98"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99"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200"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201" style:family="paragraph" style:parent-style-name="Example_20_Header">
      <style:text-properties officeooo:paragraph-rsid="0ce95318"/>
    </style:style>
    <style:style style:name="P202" style:family="paragraph" style:parent-style-name="Example_20_Header">
      <style:text-properties officeooo:paragraph-rsid="4aae2d9e"/>
    </style:style>
    <style:style style:name="P203" style:family="paragraph" style:parent-style-name="Contents_20_1">
      <style:paragraph-properties>
        <style:tab-stops>
          <style:tab-stop style:position="10.797cm" style:type="right" style:leader-style="dotted" style:leader-text="."/>
        </style:tab-stops>
      </style:paragraph-properties>
    </style:style>
    <style:style style:name="P204" style:family="paragraph" style:parent-style-name="Contents_20_2">
      <style:paragraph-properties>
        <style:tab-stops>
          <style:tab-stop style:position="10.797cm" style:type="right" style:leader-style="dotted" style:leader-text="."/>
        </style:tab-stops>
      </style:paragraph-properties>
    </style:style>
    <style:style style:name="P205" style:family="paragraph" style:parent-style-name="Contents_20_3">
      <style:paragraph-properties>
        <style:tab-stops>
          <style:tab-stop style:position="10.797cm" style:type="right" style:leader-style="dotted" style:leader-text="."/>
        </style:tab-stops>
      </style:paragraph-properties>
    </style:style>
    <style:style style:name="P206" style:family="paragraph" style:parent-style-name="Contents_20_4">
      <style:paragraph-properties>
        <style:tab-stops>
          <style:tab-stop style:position="10.797cm" style:type="right" style:leader-style="dotted" style:leader-text="."/>
        </style:tab-stops>
      </style:paragraph-properties>
    </style:style>
    <style:style style:name="P207" style:family="paragraph" style:parent-style-name="Property_20_level_20_1">
      <style:text-properties officeooo:paragraph-rsid="4a8e3147"/>
    </style:style>
    <style:style style:name="P208" style:family="paragraph" style:parent-style-name="Property_20_level_20_1">
      <style:paragraph-properties fo:margin-left="1.251cm" fo:margin-right="0cm" fo:text-indent="-0.4cm" style:auto-text-indent="false"/>
    </style:style>
    <style:style style:name="P209" style:family="paragraph" style:parent-style-name="Property_20_Header">
      <style:text-properties officeooo:paragraph-rsid="4adb0946"/>
    </style:style>
    <style:style style:name="P210" style:family="paragraph" style:parent-style-name="Property_20_level_20_0">
      <style:text-properties officeooo:paragraph-rsid="4aae2d9e"/>
    </style:style>
    <style:style style:name="P211" style:family="paragraph" style:parent-style-name="Property_20_level_20_0">
      <style:text-properties officeooo:paragraph-rsid="4adb0946"/>
    </style:style>
    <style:style style:name="P212" style:family="paragraph" style:parent-style-name="Standalone_20_Property">
      <style:text-properties officeooo:paragraph-rsid="4ac0f0f2"/>
    </style:style>
    <style:style style:name="P213" style:family="paragraph" style:parent-style-name="Standalone_20_Property">
      <style:text-properties officeooo:paragraph-rsid="4aae2d9e"/>
    </style:style>
    <style:style style:name="P214" style:family="paragraph" style:parent-style-name="Standalone_20_Property">
      <style:text-properties officeooo:paragraph-rsid="4aaf2d62"/>
    </style:style>
    <style:style style:name="P215" style:family="paragraph" style:parent-style-name="Standalone_20_Property">
      <style:text-properties officeooo:paragraph-rsid="4aafcf35"/>
    </style:style>
    <style:style style:name="P216" style:family="paragraph" style:parent-style-name="Standalone_20_Property">
      <style:text-properties officeooo:paragraph-rsid="4ab26b2f"/>
    </style:style>
    <style:style style:name="P217" style:family="paragraph" style:parent-style-name="Standalone_20_Property">
      <style:text-properties officeooo:paragraph-rsid="4ab44e3c"/>
    </style:style>
    <style:style style:name="P218" style:family="paragraph" style:parent-style-name="Standalone_20_Property">
      <style:text-properties officeooo:paragraph-rsid="4ab591f7"/>
    </style:style>
    <style:style style:name="P219" style:family="paragraph" style:parent-style-name="Standalone_20_Property">
      <style:text-properties officeooo:paragraph-rsid="4ab67894"/>
    </style:style>
    <style:style style:name="P220" style:family="paragraph" style:parent-style-name="Standalone_20_Property">
      <style:text-properties officeooo:paragraph-rsid="4aba98f0"/>
    </style:style>
    <style:style style:name="P221" style:family="paragraph" style:parent-style-name="Standalone_20_Property">
      <style:text-properties officeooo:paragraph-rsid="4abbd2f8"/>
    </style:style>
    <style:style style:name="P222" style:family="paragraph" style:parent-style-name="Standalone_20_Property">
      <style:text-properties officeooo:paragraph-rsid="4ac394e6"/>
    </style:style>
    <style:style style:name="P223" style:family="paragraph" style:parent-style-name="Standalone_20_Property">
      <style:text-properties officeooo:paragraph-rsid="4ad2757d"/>
    </style:style>
    <style:style style:name="P224" style:family="paragraph" style:parent-style-name="Standalone_20_Property">
      <style:text-properties officeooo:paragraph-rsid="4ad4998d"/>
    </style:style>
    <style:style style:name="P225" style:family="paragraph" style:parent-style-name="Standalone_20_Property">
      <style:text-properties officeooo:paragraph-rsid="4ada977f"/>
    </style:style>
    <style:style style:name="P226" style:family="paragraph" style:parent-style-name="Example_20_Header" style:list-style-name="L1">
      <style:text-properties officeooo:paragraph-rsid="4abd2919"/>
    </style:style>
    <style:style style:name="P227" style:family="paragraph" style:parent-style-name="Example_20_Header">
      <style:text-properties officeooo:paragraph-rsid="4ae1c3c2"/>
    </style:style>
    <style:style style:name="P228" style:family="paragraph" style:parent-style-name="Heading_20_1">
      <style:text-properties officeooo:rsid="4a2c6a57" officeooo:paragraph-rsid="4a2c6a57"/>
    </style:style>
    <style:style style:name="P229" style:family="paragraph" style:parent-style-name="Heading_20_2">
      <style:text-properties officeooo:rsid="44ed83b1" officeooo:paragraph-rsid="44ed83b1"/>
    </style:style>
    <style:style style:name="P230" style:family="paragraph" style:parent-style-name="Heading_20_2">
      <style:text-properties style:use-window-font-color="true" style:font-name="Georgia2" fo:font-size="16pt" fo:letter-spacing="0.004cm" fo:language="cs" fo:country="CZ" fo:font-style="italic" fo:font-weight="bold" officeooo:rsid="4aca5049" officeooo:paragraph-rsid="4aca5049"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231" style:family="paragraph" style:parent-style-name="Heading_20_2">
      <style:text-properties style:use-window-font-color="true" style:font-name="Georgia2" fo:font-size="13.5pt" fo:letter-spacing="0.004cm" fo:language="cs" fo:country="CZ" fo:font-style="normal" fo:font-weight="bold" officeooo:rsid="48e6f15d" officeooo:paragraph-rsid="48ea757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232" style:family="paragraph" style:parent-style-name="Heading_20_2">
      <style:text-properties officeooo:rsid="47d987a1" officeooo:paragraph-rsid="47e05868"/>
    </style:style>
    <style:style style:name="P233" style:family="paragraph" style:parent-style-name="Heading_20_2">
      <style:text-properties officeooo:paragraph-rsid="48eb6dc9"/>
    </style:style>
    <style:style style:name="P234" style:family="paragraph" style:parent-style-name="Heading_20_2">
      <style:text-properties officeooo:rsid="49462770" officeooo:paragraph-rsid="49462770"/>
    </style:style>
    <style:style style:name="P235" style:family="paragraph" style:parent-style-name="Heading_20_2">
      <style:text-properties officeooo:rsid="494fca9b" officeooo:paragraph-rsid="494fca9b"/>
    </style:style>
    <style:style style:name="P236" style:family="paragraph" style:parent-style-name="Heading_20_2">
      <style:text-properties officeooo:paragraph-rsid="494fca9b"/>
    </style:style>
    <style:style style:name="P237" style:family="paragraph" style:parent-style-name="Heading_20_2">
      <style:text-properties officeooo:paragraph-rsid="494b3a33"/>
    </style:style>
    <style:style style:name="P238" style:family="paragraph" style:parent-style-name="Heading_20_2">
      <style:text-properties officeooo:rsid="4a24a7d0" officeooo:paragraph-rsid="4a24a7d0"/>
    </style:style>
    <style:style style:name="P239" style:family="paragraph" style:parent-style-name="Heading_20_2">
      <style:text-properties officeooo:rsid="4a335161" officeooo:paragraph-rsid="4a335161"/>
    </style:style>
    <style:style style:name="P240" style:family="paragraph" style:parent-style-name="Heading_20_2">
      <style:text-properties officeooo:rsid="496861ec" officeooo:paragraph-rsid="496861ec"/>
    </style:style>
    <style:style style:name="P241" style:family="paragraph" style:parent-style-name="Heading_20_2">
      <style:text-properties officeooo:rsid="4992f675" officeooo:paragraph-rsid="4992f675"/>
    </style:style>
    <style:style style:name="P242" style:family="paragraph" style:parent-style-name="Heading_20_2">
      <style:text-properties officeooo:rsid="48a8edd9" officeooo:paragraph-rsid="48a8edd9"/>
    </style:style>
    <style:style style:name="P243" style:family="paragraph" style:parent-style-name="Heading_20_2">
      <style:text-properties officeooo:rsid="499c20a2" officeooo:paragraph-rsid="499c20a2"/>
    </style:style>
    <style:style style:name="P244" style:family="paragraph" style:parent-style-name="Heading_20_2">
      <style:text-properties officeooo:paragraph-rsid="494cbdc3"/>
    </style:style>
    <style:style style:name="P245" style:family="paragraph" style:parent-style-name="Heading_20_2">
      <style:text-properties officeooo:rsid="49a323c9" officeooo:paragraph-rsid="49a323c9"/>
    </style:style>
    <style:style style:name="P246" style:family="paragraph" style:parent-style-name="Heading_20_2">
      <style:text-properties officeooo:paragraph-rsid="48db76a9"/>
    </style:style>
    <style:style style:name="P247" style:family="paragraph" style:parent-style-name="Heading_20_2">
      <style:text-properties officeooo:rsid="49b2ee80" officeooo:paragraph-rsid="49b2ee80"/>
    </style:style>
    <style:style style:name="P248" style:family="paragraph" style:parent-style-name="Heading_20_2">
      <style:text-properties officeooo:rsid="495b6364" officeooo:paragraph-rsid="495b6364"/>
    </style:style>
    <style:style style:name="P249" style:family="paragraph" style:parent-style-name="Heading_20_2">
      <style:text-properties officeooo:paragraph-rsid="48ea757d"/>
    </style:style>
    <style:style style:name="P250" style:family="paragraph" style:parent-style-name="Heading_20_2">
      <style:text-properties officeooo:rsid="48fc6549" officeooo:paragraph-rsid="48fc6549"/>
    </style:style>
    <style:style style:name="P251" style:family="paragraph" style:parent-style-name="Heading_20_2">
      <style:text-properties officeooo:rsid="4961814e" officeooo:paragraph-rsid="4961814e"/>
    </style:style>
    <style:style style:name="P252" style:family="paragraph" style:parent-style-name="Heading_20_2">
      <style:text-properties officeooo:paragraph-rsid="48e7c7b3"/>
    </style:style>
    <style:style style:name="P253" style:family="paragraph" style:parent-style-name="Heading_20_2">
      <style:text-properties officeooo:rsid="49b89fc5" officeooo:paragraph-rsid="49b89fc5"/>
    </style:style>
    <style:style style:name="P254" style:family="paragraph" style:parent-style-name="Heading_20_2">
      <style:text-properties officeooo:paragraph-rsid="4a17e863"/>
    </style:style>
    <style:style style:name="P255" style:family="paragraph" style:parent-style-name="Heading_20_2">
      <style:text-properties officeooo:rsid="49cac408" officeooo:paragraph-rsid="49ddd8be"/>
    </style:style>
    <style:style style:name="P256" style:family="paragraph" style:parent-style-name="Heading_20_2">
      <style:text-properties officeooo:rsid="490a7dec" officeooo:paragraph-rsid="49ddd8be"/>
    </style:style>
    <style:style style:name="P257" style:family="paragraph" style:parent-style-name="Heading_20_2">
      <style:text-properties officeooo:rsid="49ddd8be" officeooo:paragraph-rsid="49ddd8be"/>
    </style:style>
    <style:style style:name="P258" style:family="paragraph" style:parent-style-name="Heading_20_2">
      <style:text-properties officeooo:paragraph-rsid="48f084aa"/>
    </style:style>
    <style:style style:name="P259" style:family="paragraph" style:parent-style-name="Heading_20_3">
      <style:text-properties officeooo:rsid="483fe8b5" officeooo:paragraph-rsid="4a2c6a57"/>
    </style:style>
    <style:style style:name="P260" style:family="paragraph" style:parent-style-name="Heading_20_3">
      <style:text-properties officeooo:paragraph-rsid="4a2c6a57"/>
    </style:style>
    <style:style style:name="P261" style:family="paragraph" style:parent-style-name="Heading_20_3">
      <style:text-properties officeooo:rsid="493b635d" officeooo:paragraph-rsid="493b635d"/>
    </style:style>
    <style:style style:name="P262" style:family="paragraph" style:parent-style-name="Heading_20_3">
      <style:text-properties officeooo:rsid="495eb76f" officeooo:paragraph-rsid="495eb76f"/>
    </style:style>
    <style:style style:name="P263" style:family="paragraph" style:parent-style-name="Heading_20_3">
      <style:text-properties officeooo:rsid="496b050f"/>
    </style:style>
    <style:style style:name="P264" style:family="paragraph" style:parent-style-name="Heading_20_3">
      <style:text-properties officeooo:rsid="4a15188a" officeooo:paragraph-rsid="4a15188a"/>
    </style:style>
    <style:style style:name="P265" style:family="paragraph" style:parent-style-name="Heading_20_3">
      <style:text-properties officeooo:paragraph-rsid="496861ec"/>
    </style:style>
    <style:style style:name="P266" style:family="paragraph" style:parent-style-name="Heading_20_3">
      <style:text-properties officeooo:paragraph-rsid="48db76a9"/>
    </style:style>
    <style:style style:name="P267" style:family="paragraph" style:parent-style-name="Heading_20_3">
      <style:text-properties officeooo:paragraph-rsid="48e7c7b3"/>
    </style:style>
    <style:style style:name="P268" style:family="paragraph" style:parent-style-name="Heading_20_3">
      <style:text-properties officeooo:paragraph-rsid="4a1cd230"/>
    </style:style>
    <style:style style:name="P269" style:family="paragraph" style:parent-style-name="Heading_20_3">
      <style:text-properties officeooo:rsid="490cb26a" officeooo:paragraph-rsid="490cb26a"/>
    </style:style>
    <style:style style:name="P270" style:family="paragraph" style:parent-style-name="Heading_20_3">
      <style:text-properties officeooo:rsid="496140ee" officeooo:paragraph-rsid="49b74fb9"/>
    </style:style>
    <style:style style:name="P271" style:family="paragraph" style:parent-style-name="Heading_20_3">
      <style:text-properties officeooo:paragraph-rsid="49b74fb9"/>
    </style:style>
    <style:style style:name="P272" style:family="paragraph" style:parent-style-name="Heading_20_3">
      <style:text-properties officeooo:rsid="496f8823" officeooo:paragraph-rsid="49b74fb9"/>
    </style:style>
    <style:style style:name="P273" style:family="paragraph" style:parent-style-name="Heading_20_3">
      <style:text-properties style:text-line-through-style="none" style:text-line-through-type="none" officeooo:rsid="497d1cb0" officeooo:paragraph-rsid="49b74fb9"/>
    </style:style>
    <style:style style:name="P274" style:family="paragraph" style:parent-style-name="Heading_20_3">
      <style:text-properties officeooo:paragraph-rsid="49d401c7"/>
    </style:style>
    <style:style style:name="P275" style:family="paragraph" style:parent-style-name="Heading_20_3">
      <style:text-properties officeooo:paragraph-rsid="49dcee1a"/>
    </style:style>
    <style:style style:name="P276" style:family="paragraph" style:parent-style-name="Heading_20_4">
      <style:text-properties officeooo:paragraph-rsid="4ac5797c"/>
    </style:style>
    <style:style style:name="P277" style:family="paragraph" style:parent-style-name="Standalone_20_Property" style:list-style-name="L1">
      <style:text-properties officeooo:paragraph-rsid="4abf0fe8"/>
    </style:style>
    <style:style style:name="P278" style:family="paragraph" style:parent-style-name="Standalone_20_Property" style:list-style-name="L1">
      <style:text-properties officeooo:paragraph-rsid="4ae1c3c2"/>
    </style:style>
    <style:style style:name="P279" style:family="paragraph" style:parent-style-name="Standalone_20_Property">
      <style:text-properties officeooo:paragraph-rsid="4ae1c3c2"/>
    </style:style>
    <style:style style:name="P280" style:family="paragraph" style:parent-style-name="Standard">
      <style:text-properties officeooo:paragraph-rsid="4ae3d05b"/>
    </style:style>
    <style:style style:name="P281" style:family="paragraph" style:parent-style-name="Text_20_body" style:master-page-name="Standard">
      <style:paragraph-properties fo:text-align="end" style:justify-single-word="false" style:page-number="auto"/>
      <style:text-properties officeooo:rsid="46e075e5" officeooo:paragraph-rsid="46e075e5"/>
    </style:style>
    <style:style style:name="P282" style:family="paragraph" style:parent-style-name="Text_20_body" style:list-style-name="L2">
      <style:text-properties officeooo:paragraph-rsid="4a911b58"/>
    </style:style>
    <style:style style:name="P283" style:family="paragraph" style:parent-style-name="Text_20_body" style:list-style-name="L2">
      <style:text-properties officeooo:paragraph-rsid="4aca0174"/>
    </style:style>
    <style:style style:name="P284" style:family="paragraph" style:parent-style-name="Text_20_body" style:list-style-name="L2">
      <style:text-properties officeooo:paragraph-rsid="4a3f02ed"/>
    </style:style>
    <style:style style:name="P285" style:family="paragraph" style:parent-style-name="Text_20_body" style:list-style-name="L2">
      <style:text-properties style:use-window-font-color="true" style:font-name="Georgia"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86" style:family="paragraph" style:parent-style-name="Text_20_body" style:list-style-name="L3"/>
    <style:style style:name="P287" style:family="paragraph" style:parent-style-name="Text_20_body" style:list-style-name="L4">
      <style:text-properties officeooo:paragraph-rsid="4a6dd1fe"/>
    </style:style>
    <style:style style:name="P288" style:family="paragraph" style:parent-style-name="Text_20_body" style:list-style-name="L5"/>
    <style:style style:name="P289" style:family="paragraph" style:parent-style-name="Text_20_body">
      <style:text-properties officeooo:paragraph-rsid="4ae89906"/>
    </style:style>
    <style:style style:name="P290" style:family="paragraph" style:parent-style-name="Text_20_body">
      <style:text-properties officeooo:rsid="4aeac559" officeooo:paragraph-rsid="4aeac559"/>
    </style:style>
    <style:style style:name="P291" style:family="paragraph" style:parent-style-name="Text_20_body">
      <style:paragraph-properties fo:margin-left="0cm" fo:margin-right="0cm" fo:orphans="2" fo:widows="2" fo:text-indent="0cm" style:auto-text-indent="false"/>
      <style:text-properties officeooo:paragraph-rsid="4ae5d8d9"/>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7dcc6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7e77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7dd4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7eb03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7eea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7f61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84b5e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84d0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850f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851d0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85aa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889a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896c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8990d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8955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89adc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89c64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8ae9a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8afdb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8c82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8cc2e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8ce91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8d408b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8d73f3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8df62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8e26e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802e8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90629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923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93242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942e2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9495c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8375c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94b3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94e7c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83b30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9532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956d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94ed1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96b05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786fe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4794ff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49a773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9a881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9a323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49afa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9cbc9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9ce4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9e09b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9e2b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9def2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9e353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9e788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9e898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9ed7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a221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a309c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3ed355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a4c80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a6d41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a6da6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7d454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a9f47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aafcf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ab59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ab678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aba98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abd29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abe1c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ac113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ac57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aca01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ad3d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ad5e2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ad788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ad80c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aea0b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aeac5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5" style:family="text">
      <style:text-properties style:use-window-font-color="true" style:font-name="Georgia" fo:font-size="10pt" fo:letter-spacing="0.004cm" fo:language="cs" fo:country="CZ" fo:font-style="normal" style:text-underline-style="none" fo:font-weight="normal" officeooo:rsid="4ac5797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6"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 style:family="text">
      <style:text-properties style:use-window-font-color="true" style:font-name="Georgia" fo:font-size="10pt" fo:letter-spacing="0.004cm" fo:language="cs" fo:country="CZ" fo:font-style="italic" officeooo:rsid="49afa7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0"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 style:family="text">
      <style:text-properties style:use-window-font-color="true" style:font-name="Georgia"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2"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3" style:family="text">
      <style:text-properties style:use-window-font-color="tru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4"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5" style:family="text">
      <style:text-properties style:use-window-font-color="true" style:font-name="Georgia"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6" style:family="text">
      <style:text-properties style:use-window-font-color="true" style:font-name="Georgia"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7"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8" style:family="text">
      <style:text-properties style:use-window-font-color="true" style:font-name="Georgia" fo:font-size="10pt" fo:letter-spacing="0.004cm" fo:language="cs" fo:country="CZ" fo:font-style="italic" officeooo:rsid="4a8e25f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9" style:family="text">
      <style:text-properties style:use-window-font-color="true" style:font-name="Georgia"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0" style:family="text">
      <style:text-properties style:use-window-font-color="true" style:font-name="Georgia"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1" style:family="text">
      <style:text-properties style:use-window-font-color="tru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2" style:family="text">
      <style:text-properties style:use-window-font-color="true" style:font-name="Georgia"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3"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4" style:family="text">
      <style:text-properties style:use-window-font-color="true" style:font-name="Georgia" fo:font-size="10pt" fo:letter-spacing="0.004cm" fo:language="cs" fo:country="CZ" fo:font-style="italic" officeooo:rsid="4a6bfa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5"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6" style:family="text">
      <style:text-properties style:use-window-font-color="true" style:font-name="Georgia" fo:font-size="10pt" fo:letter-spacing="0.004cm" fo:language="cs" fo:country="CZ" fo:font-style="italic" officeooo:rsid="4abd29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7" style:family="text">
      <style:text-properties style:use-window-font-color="true" style:font-name="Georgia" fo:font-size="10pt" fo:letter-spacing="0.004cm" fo:language="cs" fo:country="CZ" fo:font-style="italic" officeooo:rsid="4ac5797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8" style:family="text">
      <style:text-properties style:use-window-font-color="true" style:font-name="Georgia" fo:font-size="10pt" fo:letter-spacing="0.004cm" fo:language="cs" fo:country="CZ" fo:font-style="italic" officeooo:rsid="4aca01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79" style:family="text">
      <style:text-properties style:use-window-font-color="tru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80" style:family="text">
      <style:text-properties style:use-window-font-color="true" style:font-name="Georgia"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81" style:family="text">
      <style:text-properties style:use-window-font-color="true" style:font-name="Georgia" fo:font-size="10pt" fo:letter-spacing="0.004cm" fo:language="cs" fo:country="CZ" officeooo:rsid="49afa7b5" style:letter-kerning="true" style:font-name-asian="Times New Roman" style:font-size-asian="10pt" style:language-asian="zxx" style:country-asian="none" style:font-name-complex="Times New Roman" style:font-size-complex="12pt" style:language-complex="ar" style:country-complex="SA"/>
    </style:style>
    <style:style style:name="T182" style:family="text">
      <style:text-properties style:use-window-font-color="true" style:font-name="Georgia" fo:font-size="10pt" fo:letter-spacing="0.004cm" fo:language="cs" fo:country="CZ" officeooo:rsid="49b186d1" style:letter-kerning="true" style:font-name-asian="Times New Roman" style:font-size-asian="10pt" style:language-asian="zxx" style:country-asian="none" style:font-name-complex="Times New Roman" style:font-size-complex="12pt" style:language-complex="ar" style:country-complex="SA"/>
    </style:style>
    <style:style style:name="T183" style:family="text">
      <style:text-properties style:use-window-font-color="true" style:font-name="Georgia" fo:font-size="10pt" fo:letter-spacing="0.004cm" fo:language="en" fo:country="US"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 fo:font-size="10pt" fo:letter-spacing="0.004cm" fo:language="en" fo:country="US" fo:font-style="normal" officeooo:rsid="489216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 fo:font-size="10pt" fo:letter-spacing="0.004cm" fo:language="en" fo:country="US"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2"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87" style:family="text">
      <style:text-properties style:use-window-font-color="true" style:font-name="Georgia2"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88" style:family="text">
      <style:text-properties style:use-window-font-color="true" style:font-name="Georgia2" fo:font-size="13.5pt" fo:letter-spacing="0.004cm" fo:language="cs" fo:country="CZ" fo:font-style="normal" fo:font-weight="bold" officeooo:rsid="491028d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89" style:family="text">
      <style:text-properties style:use-window-font-color="true" style:font-name="Georgia2" fo:font-size="13.5pt" fo:letter-spacing="0.004cm" fo:language="cs" fo:country="CZ" fo:font-style="normal" fo:font-weight="bold" officeooo:rsid="494b3a3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90" style:family="text">
      <style:text-properties style:use-window-font-color="true" style:font-name="Georgia2" fo:font-size="12pt" fo:letter-spacing="0.004cm" fo:language="cs" fo:country="CZ" fo:font-style="italic" style:text-underline-style="none" fo:font-weight="bold" officeooo:rsid="49dcee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91" style:family="text">
      <style:text-properties style:use-window-font-color="true" style:font-name="Georgia2" fo:font-size="12pt" fo:letter-spacing="0.004cm" fo:language="cs" fo:country="CZ" style:text-underline-style="none" fo:font-weight="bold" officeooo:rsid="4ac5797c" style:letter-kerning="true"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T192" style:family="text">
      <style:text-properties style:use-window-font-color="true" style:text-line-through-style="none" style:text-line-through-type="none" style:font-name="Georgia"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text-line-through-style="none" style:text-line-through-type="non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text-line-through-style="none" style:text-line-through-type="none" style:font-name="Georgia"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text-line-through-style="none" style:text-line-through-type="none" style:font-name="Georgia"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text-line-through-style="none" style:text-line-through-type="non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text-line-through-style="none" style:text-line-through-type="non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text-line-through-style="none" style:text-line-through-type="non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text-line-through-style="none" style:text-line-through-type="non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text-line-through-style="none" style:text-line-through-type="none" style:font-name="Georgia"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text-line-through-style="none" style:text-line-through-type="none" style:font-name="Georgia"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text-line-through-style="none" style:text-line-through-type="none" style:font-name="Georgia" fo:font-size="10pt" fo:letter-spacing="0.004cm" fo:language="cs" fo:country="CZ" fo:font-style="normal" officeooo:rsid="4ab6c6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text-line-through-style="none" style:text-line-through-type="non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text-line-through-style="none" style:text-line-through-type="none" style:font-name="Georgia" fo:font-size="10pt" fo:letter-spacing="0.004cm" fo:language="cs" fo:country="CZ" fo:font-style="normal" officeooo:rsid="4abbd2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text-line-through-style="none" style:text-line-through-type="non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5"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6" style:family="text">
      <style:text-properties style:use-window-font-color="true" style:text-line-through-style="none" style:text-line-through-type="non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7"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8"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19"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0"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1" style:family="text">
      <style:text-properties style:use-window-font-color="true" style:text-line-through-style="none" style:text-line-through-type="non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2" style:family="text">
      <style:text-properties style:use-window-font-color="true" style:font-name="Georgia1" fo:font-size="10pt" fo:letter-spacing="0.004cm" fo:language="cs" fo:country="CZ" fo:font-style="italic"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1" fo:font-size="10pt" fo:letter-spacing="0.004cm" fo:language="cs" fo:country="CZ" fo:font-style="italic" officeooo:rsid="4aaf2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officeooo:rsid="475f006f"/>
    </style:style>
    <style:style style:name="T225" style:family="text">
      <style:text-properties officeooo:rsid="4775fff6"/>
    </style:style>
    <style:style style:name="T226" style:family="text">
      <style:text-properties fo:color="#14beaa" officeooo:rsid="4775fff6"/>
    </style:style>
    <style:style style:name="T227" style:family="text">
      <style:text-properties officeooo:rsid="47dd4764"/>
    </style:style>
    <style:style style:name="T228" style:family="text">
      <style:text-properties officeooo:rsid="47e394b0"/>
    </style:style>
    <style:style style:name="T229" style:family="text">
      <style:text-properties officeooo:rsid="47e4e140"/>
    </style:style>
    <style:style style:name="T230" style:family="text">
      <style:text-properties officeooo:rsid="47e6507f"/>
    </style:style>
    <style:style style:name="T231" style:family="text">
      <style:text-properties officeooo:rsid="47e779e6"/>
    </style:style>
    <style:style style:name="T232" style:family="text">
      <style:text-properties officeooo:rsid="47d987a1"/>
    </style:style>
    <style:style style:name="T233" style:family="text">
      <style:text-properties officeooo:rsid="47f1e207"/>
    </style:style>
    <style:style style:name="T234" style:family="text">
      <style:text-properties officeooo:rsid="47f318c4"/>
    </style:style>
    <style:style style:name="T235" style:family="text">
      <style:text-properties officeooo:rsid="47f3d4e4"/>
    </style:style>
    <style:style style:name="T236" style:family="text">
      <style:text-properties officeooo:rsid="47f4ba6b"/>
    </style:style>
    <style:style style:name="T237" style:family="text">
      <style:text-properties officeooo:rsid="47f610c4"/>
    </style:style>
    <style:style style:name="T238" style:family="text">
      <style:text-properties officeooo:rsid="47faa6e1"/>
    </style:style>
    <style:style style:name="T239" style:family="text">
      <style:text-properties officeooo:rsid="47fda51c"/>
    </style:style>
    <style:style style:name="T240" style:family="text">
      <style:text-properties officeooo:rsid="47ff6de7"/>
    </style:style>
    <style:style style:name="T241" style:family="text">
      <style:text-properties officeooo:rsid="48011c97"/>
    </style:style>
    <style:style style:name="T242" style:family="text">
      <style:text-properties officeooo:rsid="48039271"/>
    </style:style>
    <style:style style:name="T243" style:family="text">
      <style:text-properties officeooo:rsid="48056660"/>
    </style:style>
    <style:style style:name="T244" style:family="text">
      <style:text-properties officeooo:rsid="480e63af"/>
    </style:style>
    <style:style style:name="T245" style:family="text">
      <style:text-properties officeooo:rsid="4811f097"/>
    </style:style>
    <style:style style:name="T246" style:family="text">
      <style:text-properties officeooo:rsid="48135682"/>
    </style:style>
    <style:style style:name="T247" style:family="text">
      <style:text-properties officeooo:rsid="48152127"/>
    </style:style>
    <style:style style:name="T248" style:family="text">
      <style:text-properties officeooo:rsid="48186246"/>
    </style:style>
    <style:style style:name="T249" style:family="text">
      <style:text-properties officeooo:rsid="481f3497"/>
    </style:style>
    <style:style style:name="T250" style:family="text">
      <style:text-properties officeooo:rsid="48231c75"/>
    </style:style>
    <style:style style:name="T251" style:family="text">
      <style:text-properties officeooo:rsid="4824aba6"/>
    </style:style>
    <style:style style:name="T252" style:family="text">
      <style:text-properties officeooo:rsid="4827a9bb"/>
    </style:style>
    <style:style style:name="T253" style:family="text">
      <style:text-properties officeooo:rsid="4829a400"/>
    </style:style>
    <style:style style:name="T254" style:family="text">
      <style:text-properties officeooo:rsid="482b6cac"/>
    </style:style>
    <style:style style:name="T255" style:family="text">
      <style:text-properties officeooo:rsid="482b85f7"/>
    </style:style>
    <style:style style:name="T256" style:family="text">
      <style:text-properties officeooo:rsid="4830d473"/>
    </style:style>
    <style:style style:name="T257" style:family="text">
      <style:text-properties officeooo:rsid="483349c4"/>
    </style:style>
    <style:style style:name="T258" style:family="text">
      <style:text-properties officeooo:rsid="48395414"/>
    </style:style>
    <style:style style:name="T259" style:family="text">
      <style:text-properties officeooo:rsid="483b3048"/>
    </style:style>
    <style:style style:name="T260" style:family="text">
      <style:text-properties officeooo:rsid="4848b85a"/>
    </style:style>
    <style:style style:name="T261" style:family="text">
      <style:text-properties officeooo:rsid="48591cd0"/>
    </style:style>
    <style:style style:name="T262" style:family="text">
      <style:text-properties officeooo:rsid="485a2f2a"/>
    </style:style>
    <style:style style:name="T263" style:family="text">
      <style:text-properties officeooo:rsid="485aa4be"/>
    </style:style>
    <style:style style:name="T264" style:family="text">
      <style:text-properties officeooo:rsid="485afaee"/>
    </style:style>
    <style:style style:name="T265" style:family="text">
      <style:text-properties officeooo:rsid="485bf368"/>
    </style:style>
    <style:style style:name="T266" style:family="text">
      <style:text-properties officeooo:rsid="485df883"/>
    </style:style>
    <style:style style:name="T267" style:family="text">
      <style:text-properties officeooo:rsid="48603528"/>
    </style:style>
    <style:style style:name="T268" style:family="text">
      <style:text-properties officeooo:rsid="4863db6f"/>
    </style:style>
    <style:style style:name="T269" style:family="text">
      <style:text-properties officeooo:rsid="48652559"/>
    </style:style>
    <style:style style:name="T270" style:family="text">
      <style:text-properties officeooo:rsid="48678f86"/>
    </style:style>
    <style:style style:name="T271" style:family="text">
      <style:text-properties officeooo:rsid="486ba4eb"/>
    </style:style>
    <style:style style:name="T272" style:family="text">
      <style:text-properties officeooo:rsid="486c65c8"/>
    </style:style>
    <style:style style:name="T273" style:family="text">
      <style:text-properties officeooo:rsid="486d406c"/>
    </style:style>
    <style:style style:name="T274" style:family="text">
      <style:text-properties officeooo:rsid="486f2dc8"/>
    </style:style>
    <style:style style:name="T275" style:family="text">
      <style:text-properties officeooo:rsid="4870fc18"/>
    </style:style>
    <style:style style:name="T276" style:family="text">
      <style:text-properties officeooo:rsid="4872c8d9"/>
    </style:style>
    <style:style style:name="T277" style:family="text">
      <style:text-properties officeooo:rsid="487474d6"/>
    </style:style>
    <style:style style:name="T278" style:family="text">
      <style:text-properties officeooo:rsid="48749959"/>
    </style:style>
    <style:style style:name="T279" style:family="text">
      <style:text-properties officeooo:rsid="487677db"/>
    </style:style>
    <style:style style:name="T280" style:family="text">
      <style:text-properties officeooo:rsid="487f1fa7"/>
    </style:style>
    <style:style style:name="T281" style:family="text">
      <style:text-properties officeooo:rsid="4883dfb6"/>
    </style:style>
    <style:style style:name="T282" style:family="text">
      <style:text-properties officeooo:rsid="488b54f1"/>
    </style:style>
    <style:style style:name="T283" style:family="text">
      <style:text-properties officeooo:rsid="48955478"/>
    </style:style>
    <style:style style:name="T284" style:family="text">
      <style:text-properties officeooo:rsid="489aa229"/>
    </style:style>
    <style:style style:name="T285" style:family="text">
      <style:text-properties officeooo:rsid="489e4001"/>
    </style:style>
    <style:style style:name="T286" style:family="text">
      <style:text-properties officeooo:rsid="48a286ba"/>
    </style:style>
    <style:style style:name="T287" style:family="text">
      <style:text-properties officeooo:rsid="48a47fa6"/>
    </style:style>
    <style:style style:name="T288" style:family="text">
      <style:text-properties officeooo:rsid="48a671d5"/>
    </style:style>
    <style:style style:name="T289" style:family="text">
      <style:text-properties officeooo:rsid="48a9f873"/>
    </style:style>
    <style:style style:name="T290" style:family="text">
      <style:text-properties officeooo:rsid="48ab7928"/>
    </style:style>
    <style:style style:name="T291" style:family="text">
      <style:text-properties officeooo:rsid="48ab9a11"/>
    </style:style>
    <style:style style:name="T292" style:family="text">
      <style:text-properties officeooo:rsid="48ad8f28"/>
    </style:style>
    <style:style style:name="T293" style:family="text">
      <style:text-properties officeooo:rsid="48ae9a60"/>
    </style:style>
    <style:style style:name="T294" style:family="text">
      <style:text-properties officeooo:rsid="48b1fcc4"/>
    </style:style>
    <style:style style:name="T295" style:family="text">
      <style:text-properties officeooo:rsid="48b89dc4"/>
    </style:style>
    <style:style style:name="T296" style:family="text">
      <style:text-properties officeooo:rsid="48ba08bd"/>
    </style:style>
    <style:style style:name="T297" style:family="text">
      <style:text-properties officeooo:rsid="48bab09d"/>
    </style:style>
    <style:style style:name="T298" style:family="text">
      <style:text-properties officeooo:rsid="48bc7f21"/>
    </style:style>
    <style:style style:name="T299" style:family="text">
      <style:text-properties officeooo:rsid="48c14cb5"/>
    </style:style>
    <style:style style:name="T300" style:family="text">
      <style:text-properties officeooo:rsid="48c3dd76"/>
    </style:style>
    <style:style style:name="T301" style:family="text">
      <style:text-properties officeooo:rsid="48c82dcd"/>
    </style:style>
    <style:style style:name="T302" style:family="text">
      <style:text-properties officeooo:rsid="48cc2e8e"/>
    </style:style>
    <style:style style:name="T303" style:family="text">
      <style:text-properties officeooo:rsid="48d19562"/>
    </style:style>
    <style:style style:name="T304" style:family="text">
      <style:text-properties officeooo:rsid="48d330e8"/>
    </style:style>
    <style:style style:name="T305" style:family="text">
      <style:text-properties officeooo:rsid="48d408bd"/>
    </style:style>
    <style:style style:name="T306" style:family="text">
      <style:text-properties officeooo:rsid="48d4e0ae"/>
    </style:style>
    <style:style style:name="T307" style:family="text">
      <style:text-properties officeooo:rsid="48da19d4"/>
    </style:style>
    <style:style style:name="T308" style:family="text">
      <style:text-properties officeooo:rsid="48df6257"/>
    </style:style>
    <style:style style:name="T309" style:family="text">
      <style:text-properties officeooo:rsid="48e525f5"/>
    </style:style>
    <style:style style:name="T310" style:family="text">
      <style:text-properties officeooo:rsid="48e6f15d"/>
    </style:style>
    <style:style style:name="T311" style:family="text">
      <style:text-properties officeooo:rsid="48ecb995"/>
    </style:style>
    <style:style style:name="T312" style:family="text">
      <style:text-properties officeooo:rsid="48eeab0a"/>
    </style:style>
    <style:style style:name="T313" style:family="text">
      <style:text-properties officeooo:rsid="48f084aa"/>
    </style:style>
    <style:style style:name="T314" style:family="text">
      <style:text-properties officeooo:rsid="48f2ca53"/>
    </style:style>
    <style:style style:name="T315" style:family="text">
      <style:text-properties officeooo:rsid="48f45845"/>
    </style:style>
    <style:style style:name="T316" style:family="text">
      <style:text-properties fo:font-style="italic" style:font-style-asian="italic" style:font-style-complex="italic"/>
    </style:style>
    <style:style style:name="T317" style:family="text">
      <style:text-properties fo:font-style="italic" officeooo:rsid="48f45845" style:font-style-asian="italic" style:font-style-complex="italic"/>
    </style:style>
    <style:style style:name="T318" style:family="text">
      <style:text-properties fo:font-style="italic" officeooo:rsid="49c2a05d" style:font-style-asian="italic" style:font-style-complex="italic"/>
    </style:style>
    <style:style style:name="T319" style:family="text">
      <style:text-properties fo:font-style="italic" officeooo:rsid="4a356b10" style:font-style-asian="italic" style:font-style-complex="italic"/>
    </style:style>
    <style:style style:name="T320" style:family="text">
      <style:text-properties fo:font-style="italic" officeooo:rsid="4a54f435" style:font-style-asian="italic" style:font-style-complex="italic"/>
    </style:style>
    <style:style style:name="T321" style:family="text">
      <style:text-properties fo:font-style="italic" officeooo:rsid="4a6055fd" style:font-style-asian="italic" style:font-style-complex="italic"/>
    </style:style>
    <style:style style:name="T322" style:family="text">
      <style:text-properties fo:font-style="italic" officeooo:rsid="4aa33f2c" style:font-style-asian="italic" style:font-style-complex="italic"/>
    </style:style>
    <style:style style:name="T323" style:family="text">
      <style:text-properties officeooo:rsid="48f76f47"/>
    </style:style>
    <style:style style:name="T324" style:family="text">
      <style:text-properties officeooo:rsid="48f952da"/>
    </style:style>
    <style:style style:name="T325" style:family="text">
      <style:text-properties officeooo:rsid="48fac5e7"/>
    </style:style>
    <style:style style:name="T326" style:family="text">
      <style:text-properties officeooo:rsid="48fcfcc0"/>
    </style:style>
    <style:style style:name="T327" style:family="text">
      <style:text-properties officeooo:rsid="48fe13f6"/>
    </style:style>
    <style:style style:name="T328" style:family="text">
      <style:text-properties officeooo:rsid="4900f335"/>
    </style:style>
    <style:style style:name="T329" style:family="text">
      <style:text-properties officeooo:rsid="4902a78c"/>
    </style:style>
    <style:style style:name="T330" style:family="text">
      <style:text-properties officeooo:rsid="49062992"/>
    </style:style>
    <style:style style:name="T331" style:family="text">
      <style:text-properties officeooo:rsid="490a7dec"/>
    </style:style>
    <style:style style:name="T332" style:family="text">
      <style:text-properties officeooo:rsid="491028d2"/>
    </style:style>
    <style:style style:name="T333" style:family="text">
      <style:text-properties officeooo:rsid="49295b16"/>
    </style:style>
    <style:style style:name="T334" style:family="text">
      <style:text-properties officeooo:rsid="492bec46"/>
    </style:style>
    <style:style style:name="T335" style:family="text">
      <style:text-properties officeooo:rsid="492e95dc"/>
    </style:style>
    <style:style style:name="T336" style:family="text">
      <style:text-properties officeooo:rsid="49312eba"/>
    </style:style>
    <style:style style:name="T337" style:family="text">
      <style:text-properties officeooo:rsid="48082185"/>
    </style:style>
    <style:style style:name="T338" style:family="text">
      <style:text-properties officeooo:rsid="49358484"/>
    </style:style>
    <style:style style:name="T339" style:family="text">
      <style:text-properties officeooo:rsid="493b635d"/>
    </style:style>
    <style:style style:name="T340" style:family="text">
      <style:text-properties officeooo:rsid="493c425d"/>
    </style:style>
    <style:style style:name="T341" style:family="text">
      <style:text-properties officeooo:rsid="493e143f"/>
    </style:style>
    <style:style style:name="T342" style:family="text">
      <style:text-properties officeooo:rsid="4941c049"/>
    </style:style>
    <style:style style:name="T343" style:family="text">
      <style:text-properties officeooo:rsid="4942e2d9"/>
    </style:style>
    <style:style style:name="T344" style:family="text">
      <style:text-properties officeooo:rsid="49434675"/>
    </style:style>
    <style:style style:name="T345" style:family="text">
      <style:text-properties officeooo:rsid="494684be"/>
    </style:style>
    <style:style style:name="T346" style:family="text">
      <style:text-properties officeooo:rsid="4947bedd"/>
    </style:style>
    <style:style style:name="T347" style:family="text">
      <style:text-properties officeooo:rsid="4947d3cd"/>
    </style:style>
    <style:style style:name="T348" style:family="text">
      <style:text-properties officeooo:rsid="49495c6b"/>
    </style:style>
    <style:style style:name="T349" style:family="text">
      <style:text-properties officeooo:rsid="494b3a33"/>
    </style:style>
    <style:style style:name="T350" style:family="text">
      <style:text-properties officeooo:rsid="48375cfa"/>
    </style:style>
    <style:style style:name="T351" style:family="text">
      <style:text-properties officeooo:rsid="494e7c66"/>
    </style:style>
    <style:style style:name="T352" style:family="text">
      <style:text-properties officeooo:rsid="494ed19a"/>
    </style:style>
    <style:style style:name="T353" style:family="text">
      <style:text-properties officeooo:rsid="495071f6"/>
    </style:style>
    <style:style style:name="T354" style:family="text">
      <style:text-properties officeooo:rsid="49517994"/>
    </style:style>
    <style:style style:name="T355" style:family="text">
      <style:text-properties style:text-line-through-style="solid" style:text-line-through-type="single" officeooo:rsid="49517994"/>
    </style:style>
    <style:style style:name="T356" style:family="text">
      <style:text-properties style:text-line-through-style="solid" style:text-line-through-type="single" officeooo:rsid="47f610c4"/>
    </style:style>
    <style:style style:name="T357" style:family="text">
      <style:text-properties officeooo:rsid="49532f8b"/>
    </style:style>
    <style:style style:name="T358" style:family="text">
      <style:text-properties officeooo:rsid="495a4cb7"/>
    </style:style>
    <style:style style:name="T359" style:family="text">
      <style:text-properties officeooo:rsid="495b6364"/>
    </style:style>
    <style:style style:name="T360" style:family="text">
      <style:text-properties officeooo:rsid="495d56c0"/>
    </style:style>
    <style:style style:name="T361" style:family="text">
      <style:text-properties officeooo:rsid="495e17a7"/>
    </style:style>
    <style:style style:name="T362" style:family="text">
      <style:text-properties officeooo:rsid="4960409e"/>
    </style:style>
    <style:style style:name="T363" style:family="text">
      <style:text-properties officeooo:rsid="496354eb"/>
    </style:style>
    <style:style style:name="T364" style:family="text">
      <style:text-properties officeooo:rsid="49643c4f"/>
    </style:style>
    <style:style style:name="T365" style:family="text">
      <style:text-properties officeooo:rsid="4964fab4"/>
    </style:style>
    <style:style style:name="T366" style:family="text">
      <style:text-properties officeooo:rsid="4966394a"/>
    </style:style>
    <style:style style:name="T367" style:family="text">
      <style:text-properties officeooo:rsid="496674af"/>
    </style:style>
    <style:style style:name="T368" style:family="text">
      <style:text-properties officeooo:rsid="496c2c01"/>
    </style:style>
    <style:style style:name="T369" style:family="text">
      <style:text-properties officeooo:rsid="496ddb52"/>
    </style:style>
    <style:style style:name="T370" style:family="text">
      <style:text-properties officeooo:rsid="4970e0a2"/>
    </style:style>
    <style:style style:name="T371" style:family="text">
      <style:text-properties officeooo:rsid="4782a103"/>
    </style:style>
    <style:style style:name="T372" style:family="text">
      <style:text-properties officeooo:rsid="4786fe01"/>
    </style:style>
    <style:style style:name="T373" style:family="text">
      <style:text-properties officeooo:rsid="478aa364"/>
    </style:style>
    <style:style style:name="T374" style:family="text">
      <style:text-properties officeooo:rsid="47938b2a"/>
    </style:style>
    <style:style style:name="T375" style:family="text">
      <style:text-properties officeooo:rsid="497d4aa8"/>
    </style:style>
    <style:style style:name="T376" style:family="text">
      <style:text-properties officeooo:rsid="497ef319"/>
    </style:style>
    <style:style style:name="T377" style:family="text">
      <style:text-properties officeooo:rsid="497fd869"/>
    </style:style>
    <style:style style:name="T378" style:family="text">
      <style:text-properties officeooo:rsid="4980fd81"/>
    </style:style>
    <style:style style:name="T379" style:family="text">
      <style:text-properties officeooo:rsid="4982118b"/>
    </style:style>
    <style:style style:name="T380" style:family="text">
      <style:text-properties officeooo:rsid="498366bc"/>
    </style:style>
    <style:style style:name="T381" style:family="text">
      <style:text-properties officeooo:rsid="4983b693"/>
    </style:style>
    <style:style style:name="T382" style:family="text">
      <style:text-properties officeooo:rsid="4985a7fd"/>
    </style:style>
    <style:style style:name="T383" style:family="text">
      <style:text-properties officeooo:rsid="49892b4f"/>
    </style:style>
    <style:style style:name="T384" style:family="text">
      <style:text-properties officeooo:rsid="498989cc"/>
    </style:style>
    <style:style style:name="T385" style:family="text">
      <style:text-properties officeooo:rsid="498c0bca"/>
    </style:style>
    <style:style style:name="T386" style:family="text">
      <style:text-properties officeooo:rsid="498e8f72"/>
    </style:style>
    <style:style style:name="T387" style:family="text">
      <style:text-properties officeooo:rsid="498eed59"/>
    </style:style>
    <style:style style:name="T388" style:family="text">
      <style:text-properties officeooo:rsid="49902b06"/>
    </style:style>
    <style:style style:name="T389" style:family="text">
      <style:text-properties officeooo:rsid="499197b1"/>
    </style:style>
    <style:style style:name="T390" style:family="text">
      <style:text-properties officeooo:rsid="4992f675"/>
    </style:style>
    <style:style style:name="T391" style:family="text">
      <style:text-properties officeooo:rsid="4993a664"/>
    </style:style>
    <style:style style:name="T392" style:family="text">
      <style:text-properties officeooo:rsid="49989b4f"/>
    </style:style>
    <style:style style:name="T393" style:family="text">
      <style:text-properties officeooo:rsid="499962c6"/>
    </style:style>
    <style:style style:name="T394" style:family="text">
      <style:text-properties officeooo:rsid="499cccb1"/>
    </style:style>
    <style:style style:name="T395" style:family="text">
      <style:text-properties officeooo:rsid="499ec357"/>
    </style:style>
    <style:style style:name="T396" style:family="text">
      <style:text-properties officeooo:rsid="49a2d377"/>
    </style:style>
    <style:style style:name="T397" style:family="text">
      <style:text-properties officeooo:rsid="49a323c9"/>
    </style:style>
    <style:style style:name="T398" style:family="text">
      <style:text-properties officeooo:rsid="49a44245"/>
    </style:style>
    <style:style style:name="T399" style:family="text">
      <style:text-properties officeooo:rsid="49a95101"/>
    </style:style>
    <style:style style:name="T400" style:family="text">
      <style:text-properties officeooo:rsid="49aa01cf"/>
    </style:style>
    <style:style style:name="T401" style:family="text">
      <style:text-properties officeooo:rsid="49aacc9d"/>
    </style:style>
    <style:style style:name="T402" style:family="text">
      <style:text-properties officeooo:rsid="49abbc35"/>
    </style:style>
    <style:style style:name="T403" style:family="text">
      <style:text-properties officeooo:rsid="49ae496e"/>
    </style:style>
    <style:style style:name="T404" style:family="text">
      <style:text-properties officeooo:rsid="49afa7b5"/>
    </style:style>
    <style:style style:name="T405" style:family="text">
      <style:text-properties officeooo:rsid="49b4d1d7"/>
    </style:style>
    <style:style style:name="T406" style:family="text">
      <style:text-properties officeooo:rsid="49b555b6"/>
    </style:style>
    <style:style style:name="T407" style:family="text">
      <style:text-properties officeooo:rsid="49b57e49"/>
    </style:style>
    <style:style style:name="T408" style:family="text">
      <style:text-properties officeooo:rsid="49b8f186"/>
    </style:style>
    <style:style style:name="T409" style:family="text">
      <style:text-properties officeooo:rsid="49ba7fb6"/>
    </style:style>
    <style:style style:name="T410" style:family="text">
      <style:text-properties officeooo:rsid="49bd5f19"/>
    </style:style>
    <style:style style:name="T411" style:family="text">
      <style:text-properties officeooo:rsid="49bfe780"/>
    </style:style>
    <style:style style:name="T412" style:family="text">
      <style:text-properties officeooo:rsid="49c0ee76"/>
    </style:style>
    <style:style style:name="T413" style:family="text">
      <style:text-properties officeooo:rsid="49c2a05d"/>
    </style:style>
    <style:style style:name="T414" style:family="text">
      <style:text-properties officeooo:rsid="49c35996"/>
    </style:style>
    <style:style style:name="T415" style:family="text">
      <style:text-properties officeooo:rsid="49c4e08a"/>
    </style:style>
    <style:style style:name="T416" style:family="text">
      <style:text-properties officeooo:rsid="49c61d66"/>
    </style:style>
    <style:style style:name="T417" style:family="text">
      <style:text-properties officeooo:rsid="49cbc90d"/>
    </style:style>
    <style:style style:name="T418" style:family="text">
      <style:text-properties officeooo:rsid="49ce4e52"/>
    </style:style>
    <style:style style:name="T419" style:family="text">
      <style:text-properties officeooo:rsid="49d07d00"/>
    </style:style>
    <style:style style:name="T420" style:family="text">
      <style:text-properties officeooo:rsid="49d401c7"/>
    </style:style>
    <style:style style:name="T421" style:family="text">
      <style:text-properties officeooo:rsid="49d6a847"/>
    </style:style>
    <style:style style:name="T422" style:family="text">
      <style:text-properties officeooo:rsid="49d88ccd"/>
    </style:style>
    <style:style style:name="T423" style:family="text">
      <style:text-properties officeooo:rsid="49db3bbe"/>
    </style:style>
    <style:style style:name="T424" style:family="text">
      <style:text-properties officeooo:rsid="49dcee1a"/>
    </style:style>
    <style:style style:name="T425" style:family="text">
      <style:text-properties officeooo:rsid="49def293"/>
    </style:style>
    <style:style style:name="T426" style:family="text">
      <style:text-properties officeooo:rsid="49e2b1c2"/>
    </style:style>
    <style:style style:name="T427" style:family="text">
      <style:text-properties officeooo:rsid="49e5b837"/>
    </style:style>
    <style:style style:name="T428" style:family="text">
      <style:text-properties officeooo:rsid="49e78892"/>
    </style:style>
    <style:style style:name="T429" style:family="text">
      <style:text-properties officeooo:rsid="49f034df"/>
    </style:style>
    <style:style style:name="T430" style:family="text">
      <style:text-properties officeooo:rsid="49f196d8"/>
    </style:style>
    <style:style style:name="T431" style:family="text">
      <style:text-properties officeooo:rsid="49f64183"/>
    </style:style>
    <style:style style:name="T432" style:family="text">
      <style:text-properties officeooo:rsid="4a04d6fb"/>
    </style:style>
    <style:style style:name="T433" style:family="text">
      <style:text-properties officeooo:rsid="4a04efee"/>
    </style:style>
    <style:style style:name="T434" style:family="text">
      <style:text-properties officeooo:rsid="4a084c3f"/>
    </style:style>
    <style:style style:name="T435" style:family="text">
      <style:text-properties officeooo:rsid="4a09b52a"/>
    </style:style>
    <style:style style:name="T436" style:family="text">
      <style:text-properties officeooo:rsid="4a16ee9b"/>
    </style:style>
    <style:style style:name="T437" style:family="text">
      <style:text-properties officeooo:rsid="4a1880a9"/>
    </style:style>
    <style:style style:name="T438" style:family="text">
      <style:text-properties officeooo:rsid="4a1a42c5"/>
    </style:style>
    <style:style style:name="T439" style:family="text">
      <style:text-properties officeooo:rsid="4a1b531a"/>
    </style:style>
    <style:style style:name="T440" style:family="text">
      <style:text-properties officeooo:rsid="4a24a7d0"/>
    </style:style>
    <style:style style:name="T441" style:family="text">
      <style:text-properties officeooo:rsid="4a256e24"/>
    </style:style>
    <style:style style:name="T442" style:family="text">
      <style:text-properties fo:language="cs" fo:country="CZ"/>
    </style:style>
    <style:style style:name="T443" style:family="text">
      <style:text-properties fo:language="cs" fo:country="CZ" style:language-asian="zxx" style:country-asian="none" style:language-complex="ar" style:country-complex="SA"/>
    </style:style>
    <style:style style:name="T444" style:family="text">
      <style:text-properties fo:language="cs" fo:country="CZ" fo:font-style="italic" style:language-asian="zxx" style:country-asian="none" style:font-style-asian="italic" style:language-complex="ar" style:country-complex="SA" style:font-style-complex="italic"/>
    </style:style>
    <style:style style:name="T445" style:family="text">
      <style:text-properties officeooo:rsid="4a2c6a57"/>
    </style:style>
    <style:style style:name="T446" style:family="text">
      <style:text-properties style:text-line-through-style="none" style:text-line-through-type="none" officeooo:rsid="49f9015f"/>
    </style:style>
    <style:style style:name="T447" style:family="text">
      <style:text-properties style:text-line-through-style="none" style:text-line-through-type="none" officeooo:rsid="4a4167eb"/>
    </style:style>
    <style:style style:name="T448" style:family="text">
      <style:text-properties style:text-line-through-style="none" style:text-line-through-type="none" fo:font-style="italic" officeooo:rsid="4a4167eb" style:font-style-asian="italic" style:font-style-complex="italic"/>
    </style:style>
    <style:style style:name="T449" style:family="text">
      <style:text-properties style:text-line-through-style="none" style:text-line-through-type="none" officeooo:rsid="4a356b10"/>
    </style:style>
    <style:style style:name="T450" style:family="text">
      <style:text-properties officeooo:rsid="4a356b10"/>
    </style:style>
    <style:style style:name="T451" style:family="text">
      <style:text-properties fo:font-style="normal" style:font-style-asian="normal" style:font-style-complex="normal"/>
    </style:style>
    <style:style style:name="T452" style:family="text">
      <style:text-properties fo:font-style="normal" officeooo:rsid="4a425bbf" style:font-style-asian="normal" style:font-style-complex="normal"/>
    </style:style>
    <style:style style:name="T453" style:family="text">
      <style:text-properties fo:font-style="normal" officeooo:rsid="4a5a8f22" style:font-style-asian="normal" style:font-style-complex="normal"/>
    </style:style>
    <style:style style:name="T454" style:family="text">
      <style:text-properties fo:font-style="normal" officeooo:rsid="4a5c26eb" style:font-style-asian="normal" style:font-style-complex="normal"/>
    </style:style>
    <style:style style:name="T455" style:family="text">
      <style:text-properties fo:font-style="normal" officeooo:rsid="4a43b3f3" style:font-style-asian="normal" style:font-style-complex="normal"/>
    </style:style>
    <style:style style:name="T456" style:family="text">
      <style:text-properties officeooo:rsid="4a425bbf"/>
    </style:style>
    <style:style style:name="T457" style:family="text">
      <style:text-properties officeooo:rsid="4a43b3f3"/>
    </style:style>
    <style:style style:name="T458" style:family="text">
      <style:text-properties fo:color="#c3b346" officeooo:rsid="4a43b3f3"/>
    </style:style>
    <style:style style:name="T459" style:family="text">
      <style:text-properties fo:color="#c3b346" officeooo:rsid="4a94d65b"/>
    </style:style>
    <style:style style:name="T460" style:family="text">
      <style:text-properties fo:color="#c3b346" style:font-name="Georgia"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61" style:family="text">
      <style:text-properties fo:color="#c3b346" officeooo:rsid="4aca5049"/>
    </style:style>
    <style:style style:name="T462" style:family="text">
      <style:text-properties officeooo:rsid="4a54f435"/>
    </style:style>
    <style:style style:name="T463" style:family="text">
      <style:text-properties officeooo:rsid="4a5c26eb"/>
    </style:style>
    <style:style style:name="T464" style:family="text">
      <style:text-properties officeooo:rsid="4a6055fd"/>
    </style:style>
    <style:style style:name="T465" style:family="text">
      <style:text-properties officeooo:rsid="4a69d947"/>
    </style:style>
    <style:style style:name="T466" style:family="text">
      <style:text-properties officeooo:rsid="4a8e25f2"/>
    </style:style>
    <style:style style:name="T467"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8" style:family="text">
      <style:text-properties officeooo:rsid="4a94d65b"/>
    </style:style>
    <style:style style:name="T469" style:family="text">
      <style:text-properties officeooo:rsid="4aa33f2c"/>
    </style:style>
    <style:style style:name="T470" style:family="text">
      <style:text-properties officeooo:rsid="4aa363a6"/>
    </style:style>
    <style:style style:name="T471" style:family="text">
      <style:text-properties fo:font-variant="normal" fo:text-transform="none" style:use-window-font-color="true" fo:letter-spacing="normal" fo:font-style="italic" fo:font-weight="bold" officeooo:rsid="4a54f435" style:font-style-asian="italic" style:font-weight-asian="bold" style:font-style-complex="italic" style:font-weight-complex="bold"/>
    </style:style>
    <style:style style:name="T472"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73"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4167eb"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74" style:family="text">
      <style:text-properties fo:font-variant="normal" fo:text-transform="none" style:use-window-font-color="true" style:font-name="Georgia" fo:font-size="10pt" fo:letter-spacing="normal" fo:language="cs" fo:country="CZ" fo:font-style="italic" fo:font-weight="bold" officeooo:rsid="4a356b10"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75" style:family="text">
      <style:text-properties fo:font-variant="normal" fo:text-transform="none" style:use-window-font-color="true" style:font-name="Georgia" fo:font-size="10pt" fo:letter-spacing="normal" fo:language="cs" fo:country="CZ" fo:font-style="italic" fo:font-weight="bold" officeooo:rsid="3e41a191"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76" style:family="text">
      <style:text-properties fo:font-variant="normal" fo:text-transform="none" fo:color="#333333" style:font-name="CharisSILW" fo:font-size="7.5pt" fo:letter-spacing="normal" fo:font-style="normal" fo:font-weight="normal"/>
    </style:style>
    <style:style style:name="T477" style:family="text">
      <style:text-properties fo:font-variant="normal" fo:text-transform="none" fo:color="#333333" fo:letter-spacing="normal"/>
    </style:style>
    <style:style style:name="T478" style:family="text">
      <style:text-properties officeooo:rsid="4ac2509a"/>
    </style:style>
    <style:style style:name="T479" style:family="text">
      <style:text-properties officeooo:rsid="4aca5049"/>
    </style:style>
    <style:style style:name="T480" style:family="text">
      <style:text-properties officeooo:rsid="4acbc62c"/>
    </style:style>
    <style:style style:name="T481" style:family="text">
      <style:text-properties officeooo:rsid="4ae7e134"/>
    </style:style>
    <style:style style:name="T482" style:family="text">
      <style:text-properties officeooo:rsid="4aea0ba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1">lu</text:p>
      <text:p text:style-name="P7"/>
      <text:p text:style-name="P6"/>
      <text:p text:style-name="P6"/>
      <text:p text:style-name="P198">Dračák</text:p>
      <text:p text:style-name="P194"/>
      <text:p text:style-name="P194"/>
      <text:p text:style-name="P199">podle staré školy</text:p>
      <text:p text:style-name="P195"/>
      <text:p text:style-name="P200">BESTIÁŘ</text:p>
      <text:p text:style-name="P195"/>
      <text:p text:style-name="P196"/>
      <text:p text:style-name="P195"/>
      <text:p text:style-name="P195"/>
      <text:p text:style-name="P195"/>
      <text:p text:style-name="P195"/>
      <text:p text:style-name="P195"/>
      <text:p text:style-name="P197"><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04"><text:a xlink:type="simple" xlink:href="#__RefHeading___Toc462_36631795" text:style-name="Internet_20_link" text:visited-style-name="Internet_20_link">TODO:</text:a><text:tab/>5</text:p>
          <text:p text:style-name="P203"><text:a xlink:type="simple" xlink:href="#__RefHeading___Toc464_36631795" text:style-name="Internet_20_link" text:visited-style-name="Internet_20_link">Bestiář</text:a><text:tab/>10</text:p>
          <text:p text:style-name="P205"><text:a xlink:type="simple" xlink:href="#__RefHeading___Toc1814_3850923094" text:style-name="Internet_20_link" text:visited-style-name="Internet_20_link">Kříženci, obří varianty</text:a><text:tab/>10</text:p>
          <text:p text:style-name="P205"><text:a xlink:type="simple" xlink:href="#__RefHeading___Toc466_36631795" text:style-name="Internet_20_link" text:visited-style-name="Internet_20_link">Duše</text:a><text:tab/>10</text:p>
          <text:p text:style-name="P204"><text:a xlink:type="simple" xlink:href="#__RefHeading___Toc1816_3850923094" text:style-name="Internet_20_link" text:visited-style-name="Internet_20_link">Seznam nestvůr</text:a><text:tab/>11</text:p>
          <text:p text:style-name="P205"><text:a xlink:type="simple" xlink:href="#__RefHeading___Toc2708_3430540378" text:style-name="Internet_20_link" text:visited-style-name="Internet_20_link">Bazilišek</text:a><text:tab/>11</text:p>
          <text:p text:style-name="P205"><text:a xlink:type="simple" xlink:href="#__RefHeading___Toc2710_3430540378" text:style-name="Internet_20_link" text:visited-style-name="Internet_20_link">Bludička</text:a><text:tab/>11</text:p>
          <text:p text:style-name="P205"><text:a xlink:type="simple" xlink:href="#__RefHeading___Toc1820_3850923094" text:style-name="Internet_20_link" text:visited-style-name="Internet_20_link">Č</text:a><text:a xlink:type="simple" xlink:href="#__RefHeading___Toc1820_3850923094" text:style-name="Internet_20_link" text:visited-style-name="Internet_20_link">erv obří</text:a><text:tab/>12</text:p>
          <text:p text:style-name="P205"><text:a xlink:type="simple" xlink:href="#__RefHeading___Toc1822_3850923094" text:style-name="Internet_20_link" text:visited-style-name="Internet_20_link">D</text:a><text:a xlink:type="simple" xlink:href="#__RefHeading___Toc1822_3850923094" text:style-name="Internet_20_link" text:visited-style-name="Internet_20_link">émoni</text:a><text:tab/>13</text:p>
          <text:p text:style-name="P205"><text:a xlink:type="simple" xlink:href="#__RefHeading___Toc1826_3850923094" text:style-name="Internet_20_link" text:visited-style-name="Internet_20_link">Cizí postavy</text:a><text:tab/>14</text:p>
          <text:p text:style-name="P205"><text:a xlink:type="simple" xlink:href="#__RefHeading___Toc1828_3850923094" text:style-name="Internet_20_link" text:visited-style-name="Internet_20_link">Draci</text:a><text:tab/>14</text:p>
          <text:p text:style-name="P205"><text:a xlink:type="simple" xlink:href="#__RefHeading___Toc1832_3850923094" text:style-name="Internet_20_link" text:visited-style-name="Internet_20_link">Gorgona</text:a><text:tab/>16</text:p>
          <text:p text:style-name="P205"><text:a xlink:type="simple" xlink:href="#__RefHeading___Toc1834_3850923094" text:style-name="Internet_20_link" text:visited-style-name="Internet_20_link">Gryf</text:a><text:tab/>16</text:p>
          <text:p text:style-name="P205"><text:a xlink:type="simple" xlink:href="#__RefHeading___Toc1836_3850923094" text:style-name="Internet_20_link" text:visited-style-name="Internet_20_link">Hadi</text:a><text:tab/>17</text:p>
          <text:p text:style-name="P206"><text:a xlink:type="simple" xlink:href="#__RefHeading___Toc2848_3430540378" text:style-name="Internet_20_link" text:visited-style-name="Internet_20_link">Hroznýš</text:a><text:tab/>17</text:p>
          <text:p text:style-name="P206"><text:a xlink:type="simple" xlink:href="#__RefHeading___Toc2850_3430540378" text:style-name="Internet_20_link" text:visited-style-name="Internet_20_link">Chřestýš</text:a><text:tab/>17</text:p>
          <text:p text:style-name="P206"><text:a xlink:type="simple" xlink:href="#__RefHeading___Toc2852_3430540378" text:style-name="Internet_20_link" text:visited-style-name="Internet_20_link">Kobra plivající</text:a><text:tab/>17</text:p>
          <text:p text:style-name="P206"><text:a xlink:type="simple" xlink:href="#__RefHeading___Toc2854_3430540378" text:style-name="Internet_20_link" text:visited-style-name="Internet_20_link">Mamba černá</text:a><text:tab/>18</text:p>
          <text:p text:style-name="P206"><text:a xlink:type="simple" xlink:href="#__RefHeading___Toc2856_3430540378" text:style-name="Internet_20_link" text:visited-style-name="Internet_20_link">Zmije</text:a><text:tab/>18</text:p>
          <text:p text:style-name="P205"><text:a xlink:type="simple" xlink:href="#__RefHeading___Toc1838_3850923094" text:style-name="Internet_20_link" text:visited-style-name="Internet_20_link">Harpyje</text:a><text:tab/>18</text:p>
          <text:p text:style-name="P205"><text:a xlink:type="simple" xlink:href="#__RefHeading___Toc1840_3850923094" text:style-name="Internet_20_link" text:visited-style-name="Internet_20_link">Hmyz</text:a><text:tab/>19</text:p>
          <text:p text:style-name="P206"><text:a xlink:type="simple" xlink:href="#__RefHeading___Toc2858_3430540378" text:style-name="Internet_20_link" text:visited-style-name="Internet_20_link">Brouk nosatec</text:a><text:tab/>19</text:p>
          <text:p text:style-name="P206"><text:a xlink:type="simple" xlink:href="#__RefHeading___Toc2860_3430540378" text:style-name="Internet_20_link" text:visited-style-name="Internet_20_link">Brouk ohnivec</text:a><text:tab/>19</text:p>
          <text:p text:style-name="P206"><text:a xlink:type="simple" xlink:href="#__RefHeading___Toc2862_3430540378" text:style-name="Internet_20_link" text:visited-style-name="Internet_20_link">Brouk ostnatec</text:a><text:tab/>19</text:p>
          <text:p text:style-name="P206"><text:a xlink:type="simple" xlink:href="#__RefHeading___Toc2864_3430540378" text:style-name="Internet_20_link" text:visited-style-name="Internet_20_link">Moucha zlodějka</text:a><text:tab/>19</text:p>
          <text:p text:style-name="P206"><text:a xlink:type="simple" xlink:href="#__RefHeading___Toc2866_3430540378" text:style-name="Internet_20_link" text:visited-style-name="Internet_20_link">Ploštice zelená</text:a><text:tab/>20</text:p>
          <text:p text:style-name="P206"><text:a xlink:type="simple" xlink:href="#__RefHeading___Toc2868_3430540378" text:style-name="Internet_20_link" text:visited-style-name="Internet_20_link">Roháč obří</text:a><text:tab/>20</text:p>
          <text:p text:style-name="P206"><text:a xlink:type="simple" xlink:href="#__RefHeading___Toc2870_3430540378" text:style-name="Internet_20_link" text:visited-style-name="Internet_20_link">Štír obří</text:a><text:tab/>20</text:p>
          <text:p text:style-name="P206"><text:a xlink:type="simple" xlink:href="#__RefHeading___Toc2872_3430540378" text:style-name="Internet_20_link" text:visited-style-name="Internet_20_link">Termit obří</text:a><text:tab/>20</text:p>
          <text:p text:style-name="P206"><text:a xlink:type="simple" xlink:href="#__RefHeading___Toc2874_3430540378" text:style-name="Internet_20_link" text:visited-style-name="Internet_20_link">Vážka jeskynní</text:a><text:tab/>20</text:p>
          <text:p text:style-name="P205"><text:a xlink:type="simple" xlink:href="#__RefHeading___Toc1842_3850923094" text:style-name="Internet_20_link" text:visited-style-name="Internet_20_link">Hnus plíživý</text:a><text:tab/>21</text:p>
          <text:p text:style-name="P205"><text:a xlink:type="simple" xlink:href="#__RefHeading___Toc1844_3850923094" text:style-name="Internet_20_link" text:visited-style-name="Internet_20_link">Jednorožec</text:a><text:tab/>21</text:p>
          <text:p text:style-name="P205"><text:a xlink:type="simple" xlink:href="#__RefHeading___Toc1848_3850923094" text:style-name="Internet_20_link" text:visited-style-name="Internet_20_link">Kostěj nesmrtelný</text:a><text:tab/>22</text:p>
          <text:p text:style-name="P205"><text:soft-page-break/><text:a xlink:type="simple" xlink:href="#__RefHeading___Toc1850_3850923094" text:style-name="Internet_20_link" text:visited-style-name="Internet_20_link">Keř dravý</text:a><text:tab/>22</text:p>
          <text:p text:style-name="P205"><text:a xlink:type="simple" xlink:href="#__RefHeading___Toc1852_3850923094" text:style-name="Internet_20_link" text:visited-style-name="Internet_20_link">Huňáč modrý</text:a><text:tab/>22</text:p>
          <text:p text:style-name="P205"><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22</text:p>
          <text:p text:style-name="P205"><text:a xlink:type="simple" xlink:href="#__RefHeading___Toc2712_3430540378" text:style-name="Internet_20_link" text:visited-style-name="Internet_20_link">Hydra</text:a><text:tab/>23</text:p>
          <text:p text:style-name="P205"><text:a xlink:type="simple" xlink:href="#__RefHeading___Toc3608_3430540378" text:style-name="Internet_20_link" text:visited-style-name="Internet_20_link">Lesní tvorové</text:a><text:tab/>23</text:p>
          <text:p text:style-name="P206"><text:a xlink:type="simple" xlink:href="#__RefHeading___Toc3610_3430540378" text:style-name="Internet_20_link" text:visited-style-name="Internet_20_link">Dryáda</text:a><text:tab/>23</text:p>
          <text:p text:style-name="P206"><text:a xlink:type="simple" xlink:href="#__RefHeading___Toc3612_3430540378" text:style-name="Internet_20_link" text:visited-style-name="Internet_20_link">Oživlý strom</text:a><text:tab/>24</text:p>
          <text:p text:style-name="P205"><text:a xlink:type="simple" xlink:href="#__RefHeading___Toc1858_3850923094" text:style-name="Internet_20_link" text:visited-style-name="Internet_20_link">Lykantropové</text:a><text:tab/>24</text:p>
          <text:p text:style-name="P206"><text:a xlink:type="simple" xlink:href="#__RefHeading___Toc2876_3430540378" text:style-name="Internet_20_link" text:visited-style-name="Internet_20_link">Kancodlak</text:a><text:tab/>26</text:p>
          <text:p text:style-name="P206"><text:a xlink:type="simple" xlink:href="#__RefHeading___Toc2878_3430540378" text:style-name="Internet_20_link" text:visited-style-name="Internet_20_link">Krysodlak</text:a><text:tab/>26</text:p>
          <text:p text:style-name="P206"><text:a xlink:type="simple" xlink:href="#__RefHeading___Toc2880_3430540378" text:style-name="Internet_20_link" text:visited-style-name="Internet_20_link">Medvědodlak</text:a><text:tab/>26</text:p>
          <text:p text:style-name="P206"><text:a xlink:type="simple" xlink:href="#__RefHeading___Toc2882_3430540378" text:style-name="Internet_20_link" text:visited-style-name="Internet_20_link">Tygrodlak</text:a><text:tab/>27</text:p>
          <text:p text:style-name="P206"><text:a xlink:type="simple" xlink:href="#__RefHeading___Toc2884_3430540378" text:style-name="Internet_20_link" text:visited-style-name="Internet_20_link">Vlkodlak</text:a><text:tab/>27</text:p>
          <text:p text:style-name="P205"><text:a xlink:type="simple" xlink:href="#__RefHeading___Toc1862_3850923094" text:style-name="Internet_20_link" text:visited-style-name="Internet_20_link">Mořští tvorové</text:a><text:tab/>27</text:p>
          <text:p text:style-name="P206"><text:a xlink:type="simple" xlink:href="#__RefHeading___Toc2886_3430540378" text:style-name="Internet_20_link" text:visited-style-name="Internet_20_link">Kraken</text:a><text:tab/>27</text:p>
          <text:p text:style-name="P206"><text:a xlink:type="simple" xlink:href="#__RefHeading___Toc2888_3430540378" text:style-name="Internet_20_link" text:visited-style-name="Internet_20_link">Obří mořský had</text:a><text:tab/>27</text:p>
          <text:p text:style-name="P206"><text:a xlink:type="simple" xlink:href="#__RefHeading___Toc2890_3430540378" text:style-name="Internet_20_link" text:visited-style-name="Internet_20_link">Obří mořský koník</text:a><text:tab/>28</text:p>
          <text:p text:style-name="P206"><text:a xlink:type="simple" xlink:href="#__RefHeading___Toc2892_3430540378" text:style-name="Internet_20_link" text:visited-style-name="Internet_20_link">Obří krab</text:a><text:tab/>28</text:p>
          <text:p text:style-name="P206"><text:a xlink:type="simple" xlink:href="#__RefHeading___Toc3614_3430540378" text:style-name="Internet_20_link" text:visited-style-name="Internet_20_link">Panna mořská</text:a><text:tab/>28</text:p>
          <text:p text:style-name="P206"><text:a xlink:type="simple" xlink:href="#__RefHeading___Toc2894_3430540378" text:style-name="Internet_20_link" text:visited-style-name="Internet_20_link">Žralok</text:a><text:tab/>28</text:p>
          <text:p text:style-name="P205"><text:a xlink:type="simple" xlink:href="#__RefHeading___Toc2714_3430540378" text:style-name="Internet_20_link" text:visited-style-name="Internet_20_link">Nemrtví</text:a><text:tab/>28</text:p>
          <text:p text:style-name="P206"><text:a xlink:type="simple" xlink:href="#__RefHeading___Toc3616_3430540378" text:style-name="Internet_20_link" text:visited-style-name="Internet_20_link">kostlivec</text:a><text:tab/>29</text:p>
          <text:p text:style-name="P206"><text:a xlink:type="simple" xlink:href="#__RefHeading___Toc3618_3430540378" text:style-name="Internet_20_link" text:visited-style-name="Internet_20_link">zombie</text:a><text:tab/>29</text:p>
          <text:p text:style-name="P206"><text:a xlink:type="simple" xlink:href="#__RefHeading___Toc3620_3430540378" text:style-name="Internet_20_link" text:visited-style-name="Internet_20_link">ghůl</text:a><text:tab/>29</text:p>
          <text:p text:style-name="P206"><text:a xlink:type="simple" xlink:href="#__RefHeading___Toc3622_3430540378" text:style-name="Internet_20_link" text:visited-style-name="Internet_20_link">duch</text:a><text:tab/>29</text:p>
          <text:p text:style-name="P206"><text:a xlink:type="simple" xlink:href="#__RefHeading___Toc3624_3430540378" text:style-name="Internet_20_link" text:visited-style-name="Internet_20_link">přízrak</text:a><text:tab/>30</text:p>
          <text:p text:style-name="P206"><text:a xlink:type="simple" xlink:href="#__RefHeading___Toc3626_3430540378" text:style-name="Internet_20_link" text:visited-style-name="Internet_20_link">fext</text:a><text:tab/>30</text:p>
          <text:p text:style-name="P206"><text:a xlink:type="simple" xlink:href="#__RefHeading___Toc3628_3430540378" text:style-name="Internet_20_link" text:visited-style-name="Internet_20_link">mumie</text:a><text:tab/>30</text:p>
          <text:p text:style-name="P206"><text:a xlink:type="simple" xlink:href="#__RefHeading___Toc3630_3430540378" text:style-name="Internet_20_link" text:visited-style-name="Internet_20_link">spektra</text:a><text:tab/>30</text:p>
          <text:p text:style-name="P206"><text:a xlink:type="simple" xlink:href="#__RefHeading___Toc3632_3430540378" text:style-name="Internet_20_link" text:visited-style-name="Internet_20_link">upír</text:a><text:tab/>31</text:p>
          <text:p text:style-name="P205"><text:a xlink:type="simple" xlink:href="#__RefHeading___Toc2716_3430540378" text:style-name="Internet_20_link" text:visited-style-name="Internet_20_link">Netvor bahenní</text:a><text:tab/>31</text:p>
          <text:p text:style-name="P205"><text:a xlink:type="simple" xlink:href="#__RefHeading___Toc1864_3850923094" text:style-name="Internet_20_link" text:visited-style-name="Internet_20_link">Nevidění</text:a><text:tab/>32</text:p>
          <text:p text:style-name="P205"><text:a xlink:type="simple" xlink:href="#__RefHeading___Toc2718_3430540378" text:style-name="Internet_20_link" text:visited-style-name="Internet_20_link">Nezmar</text:a><text:tab/>33</text:p>
          <text:p text:style-name="P205"><text:a xlink:type="simple" xlink:href="#__RefHeading___Toc2720_3430540378" text:style-name="Internet_20_link" text:visited-style-name="Internet_20_link">Nymfa</text:a><text:tab/>34</text:p>
          <text:p text:style-name="P205"><text:a xlink:type="simple" xlink:href="#__RefHeading___Toc1866_3850923094" text:style-name="Internet_20_link" text:visited-style-name="Internet_20_link">Obr</text:a><text:tab/>34</text:p>
          <text:p text:style-name="P205"><text:a xlink:type="simple" xlink:href="#__RefHeading___Toc1868_3850923094" text:style-name="Internet_20_link" text:visited-style-name="Internet_20_link">Ogloj-chorchoj</text:a><text:tab/>34</text:p>
          <text:p text:style-name="P205"><text:a xlink:type="simple" xlink:href="#__RefHeading___Toc2722_3430540378" text:style-name="Internet_20_link" text:visited-style-name="Internet_20_link">Oči plíživé</text:a><text:tab/>35</text:p>
          <text:p text:style-name="P205"><text:a xlink:type="simple" xlink:href="#__RefHeading___Toc1872_3850923094" text:style-name="Internet_20_link" text:visited-style-name="Internet_20_link">Pavouci</text:a><text:tab/>35</text:p>
          <text:p text:style-name="P206"><text:a xlink:type="simple" xlink:href="#__RefHeading___Toc2896_3430540378" text:style-name="Internet_20_link" text:visited-style-name="Internet_20_link">Křižák obří</text:a><text:tab/>35</text:p>
          <text:p text:style-name="P206"><text:a xlink:type="simple" xlink:href="#__RefHeading___Toc2898_3430540378" text:style-name="Internet_20_link" text:visited-style-name="Internet_20_link">Pavouk zelený</text:a><text:tab/>35</text:p>
          <text:p text:style-name="P205"><text:soft-page-break/><text:a xlink:type="simple" xlink:href="#__RefHeading___Toc2728_3430540378" text:style-name="Internet_20_link" text:visited-style-name="Internet_20_link">Pavoučnatka</text:a><text:tab/>36</text:p>
          <text:p text:style-name="P205"><text:a xlink:type="simple" xlink:href="#__RefHeading___Toc1874_3850923094" text:style-name="Internet_20_link" text:visited-style-name="Internet_20_link">Pegas</text:a><text:tab/>36</text:p>
          <text:p text:style-name="P205"><text:a xlink:type="simple" xlink:href="#__RefHeading___Toc1876_3850923094" text:style-name="Internet_20_link" text:visited-style-name="Internet_20_link">Permoník</text:a><text:tab/>36</text:p>
          <text:p text:style-name="P205"><text:a xlink:type="simple" xlink:href="#__RefHeading___Toc1878_3850923094" text:style-name="Internet_20_link" text:visited-style-name="Internet_20_link">Poletucha</text:a><text:tab/>37</text:p>
          <text:p text:style-name="P205"><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37</text:p>
          <text:p text:style-name="P205"><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37</text:p>
          <text:p text:style-name="P206"><text:a xlink:type="simple" xlink:href="#__RefHeading___Toc2900_3430540378" text:style-name="Internet_20_link" text:visited-style-name="Internet_20_link">Orel stříbrný</text:a><text:tab/>38</text:p>
          <text:p text:style-name="P206"><text:a xlink:type="simple" xlink:href="#__RefHeading___Toc2902_3430540378" text:style-name="Internet_20_link" text:visited-style-name="Internet_20_link">Orel královský</text:a><text:tab/>38</text:p>
          <text:p text:style-name="P206"><text:a xlink:type="simple" xlink:href="#__RefHeading___Toc2904_3430540378" text:style-name="Internet_20_link" text:visited-style-name="Internet_20_link">Pták noh</text:a><text:tab/>38</text:p>
          <text:p text:style-name="P205"><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38</text:p>
          <text:p text:style-name="P206"><text:a xlink:type="simple" xlink:href="#__RefHeading___Toc2906_3430540378" text:style-name="Internet_20_link" text:visited-style-name="Internet_20_link">Goblin</text:a><text:tab/>38</text:p>
          <text:p text:style-name="P206"><text:a xlink:type="simple" xlink:href="#__RefHeading___Toc2908_3430540378" text:style-name="Internet_20_link" text:visited-style-name="Internet_20_link">Sarkon</text:a><text:tab/>38</text:p>
          <text:p text:style-name="P206"><text:a xlink:type="simple" xlink:href="#__RefHeading___Toc2910_3430540378" text:style-name="Internet_20_link" text:visited-style-name="Internet_20_link">Skřet</text:a><text:tab/>39</text:p>
          <text:p text:style-name="P205"><text:a xlink:type="simple" xlink:href="#__RefHeading___Toc2732_3430540378" text:style-name="Internet_20_link" text:visited-style-name="Internet_20_link">Skvrna barevná</text:a><text:tab/>39</text:p>
          <text:p text:style-name="P205"><text:a xlink:type="simple" xlink:href="#__RefHeading___Toc2734_3430540378" text:style-name="Internet_20_link" text:visited-style-name="Internet_20_link">Slizovec</text:a><text:tab/>39</text:p>
          <text:p text:style-name="P205"><text:a xlink:type="simple" xlink:href="#__RefHeading___Toc3514_3430540378" text:style-name="Internet_20_link" text:visited-style-name="Internet_20_link">Socha oživlá</text:a><text:tab/>40</text:p>
          <text:p text:style-name="P206"><text:a xlink:type="simple" xlink:href="#__RefHeading___Toc3634_3430540378" text:style-name="Internet_20_link" text:visited-style-name="Internet_20_link">Kamenná socha</text:a><text:tab/>40</text:p>
          <text:p text:style-name="P206"><text:a xlink:type="simple" xlink:href="#__RefHeading___Toc3636_3430540378" text:style-name="Internet_20_link" text:visited-style-name="Internet_20_link">Křišťálová socha</text:a><text:tab/>40</text:p>
          <text:p text:style-name="P206"><text:a xlink:type="simple" xlink:href="#__RefHeading___Toc3638_3430540378" text:style-name="Internet_20_link" text:visited-style-name="Internet_20_link">Železná socha</text:a><text:tab/>40</text:p>
          <text:p text:style-name="P205"><text:a xlink:type="simple" xlink:href="#__RefHeading___Toc2736_3430540378" text:style-name="Internet_20_link" text:visited-style-name="Internet_20_link">Vampýr</text:a><text:tab/>40</text:p>
          <text:p text:style-name="P205"><text:a xlink:type="simple" xlink:href="#__RefHeading___Toc1886_3850923094" text:style-name="Internet_20_link" text:visited-style-name="Internet_20_link">Vodník</text:a><text:tab/>41</text:p>
          <text:p text:style-name="P205"><text:a xlink:type="simple" xlink:href="#__RefHeading___Toc2740_3430540378" text:style-name="Internet_20_link" text:visited-style-name="Internet_20_link">Všežrout odporný</text:a><text:tab/>41</text:p>
          <text:p text:style-name="P205"><text:a xlink:type="simple" xlink:href="#__RefHeading___Toc2742_3430540378" text:style-name="Internet_20_link" text:visited-style-name="Internet_20_link">Vzluha</text:a><text:tab/>41</text:p>
          <text:p text:style-name="P205"><text:a xlink:type="simple" xlink:href="#__RefHeading___Toc1888_3850923094" text:style-name="Internet_20_link" text:visited-style-name="Internet_20_link">Zlobr</text:a><text:tab/>42</text:p>
          <text:p text:style-name="P205"><text:a xlink:type="simple" xlink:href="#__RefHeading___Toc1890_3850923094" text:style-name="Internet_20_link" text:visited-style-name="Internet_20_link">Zvířata</text:a><text:tab/>43</text:p>
          <text:p text:style-name="P206"><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43</text:p>
          <text:p text:style-name="P206"><text:a xlink:type="simple" xlink:href="#__RefHeading___Toc2912_3430540378" text:style-name="Internet_20_link" text:visited-style-name="Internet_20_link">Bizon</text:a><text:tab/>43</text:p>
          <text:p text:style-name="P206"><text:a xlink:type="simple" xlink:href="#__RefHeading___Toc2914_3430540378" text:style-name="Internet_20_link" text:visited-style-name="Internet_20_link">Hejno krys</text:a><text:tab/>43</text:p>
          <text:p text:style-name="P206"><text:a xlink:type="simple" xlink:href="#__RefHeading___Toc2916_3430540378" text:style-name="Internet_20_link" text:visited-style-name="Internet_20_link">Obří krysa</text:a><text:tab/>44</text:p>
          <text:p text:style-name="P206"><text:a xlink:type="simple" xlink:href="#__RefHeading___Toc2918_3430540378" text:style-name="Internet_20_link" text:visited-style-name="Internet_20_link">Hejno netopýrů</text:a><text:tab/>44</text:p>
          <text:p text:style-name="P206"><text:a xlink:type="simple" xlink:href="#__RefHeading___Toc2920_3430540378" text:style-name="Internet_20_link" text:visited-style-name="Internet_20_link">Kanec</text:a><text:tab/>44</text:p>
          <text:p text:style-name="P206"><text:a xlink:type="simple" xlink:href="#__RefHeading___Toc2922_3430540378" text:style-name="Internet_20_link" text:visited-style-name="Internet_20_link">Kůň</text:a><text:tab/>44</text:p>
          <text:p text:style-name="P206"><text:a xlink:type="simple" xlink:href="#__RefHeading___Toc2924_3430540378" text:style-name="Internet_20_link" text:visited-style-name="Internet_20_link">Lasička obří</text:a><text:tab/>44</text:p>
          <text:p text:style-name="P206"><text:a xlink:type="simple" xlink:href="#__RefHeading___Toc2926_3430540378" text:style-name="Internet_20_link" text:visited-style-name="Internet_20_link">Lev</text:a><text:tab/>45</text:p>
          <text:p text:style-name="P206"><text:a xlink:type="simple" xlink:href="#__RefHeading___Toc2928_3430540378" text:style-name="Internet_20_link" text:visited-style-name="Internet_20_link">Medvěd</text:a><text:tab/>45</text:p>
          <text:p text:style-name="P206"><text:a xlink:type="simple" xlink:href="#__RefHeading___Toc2932_3430540378" text:style-name="Internet_20_link" text:visited-style-name="Internet_20_link">Muflon</text:a><text:tab/>45</text:p>
          <text:p text:style-name="P206"><text:a xlink:type="simple" xlink:href="#__RefHeading___Toc2934_3430540378" text:style-name="Internet_20_link" text:visited-style-name="Internet_20_link">Nosorožec</text:a><text:tab/>45</text:p>
          <text:p text:style-name="P206"><text:a xlink:type="simple" xlink:href="#__RefHeading___Toc2936_3430540378" text:style-name="Internet_20_link" text:visited-style-name="Internet_20_link">Obří kůň</text:a><text:tab/>45</text:p>
          <text:p text:style-name="P206"><text:a xlink:type="simple" xlink:href="#__RefHeading___Toc2938_3430540378" text:style-name="Internet_20_link" text:visited-style-name="Internet_20_link">Obří netopýr</text:a><text:tab/>45</text:p>
          <text:p text:style-name="P206"><text:a xlink:type="simple" xlink:href="#__RefHeading___Toc2940_3430540378" text:style-name="Internet_20_link" text:visited-style-name="Internet_20_link">Panter</text:a><text:tab/>45</text:p>
          <text:p text:style-name="P206"><text:soft-page-break/><text:a xlink:type="simple" xlink:href="#__RefHeading___Toc2942_3430540378" text:style-name="Internet_20_link" text:visited-style-name="Internet_20_link">Puma</text:a><text:tab/>45</text:p>
          <text:p text:style-name="P206"><text:a xlink:type="simple" xlink:href="#__RefHeading___Toc2944_3430540378" text:style-name="Internet_20_link" text:visited-style-name="Internet_20_link">Rys</text:a><text:tab/>45</text:p>
          <text:p text:style-name="P206"><text:a xlink:type="simple" xlink:href="#__RefHeading___Toc2946_3430540378" text:style-name="Internet_20_link" text:visited-style-name="Internet_20_link">Slon</text:a><text:tab/>45</text:p>
          <text:p text:style-name="P206"><text:a xlink:type="simple" xlink:href="#__RefHeading___Toc2948_3430540378" text:style-name="Internet_20_link" text:visited-style-name="Internet_20_link">Tygr královský</text:a><text:tab/>45</text:p>
          <text:p text:style-name="P206"><text:a xlink:type="simple" xlink:href="#__RefHeading___Toc2950_3430540378" text:style-name="Internet_20_link" text:visited-style-name="Internet_20_link">Tygr divoký</text:a><text:tab/>45</text:p>
          <text:p text:style-name="P206"><text:a xlink:type="simple" xlink:href="#__RefHeading___Toc2954_3430540378" text:style-name="Internet_20_link" text:visited-style-name="Internet_20_link">Varan obří</text:a><text:tab/>45</text:p>
          <text:p text:style-name="P206"><text:a xlink:type="simple" xlink:href="#__RefHeading___Toc2956_3430540378" text:style-name="Internet_20_link" text:visited-style-name="Internet_20_link">Vlk</text:a><text:tab/>46</text:p>
          <text:p text:style-name="P206"><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46</text:p>
        </text:index-body>
      </text:table-of-content>
      <text:p text:style-name="P201"/>
      <text:p text:style-name="P4"/>
      <text:p text:style-name="P4"/>
      <text:p text:style-name="P4"/>
      <text:p text:style-name="P4"/>
      <text:p text:style-name="P4"/>
      <text:p text:style-name="P4"/>
      <text:p text:style-name="P4"/>
      <text:p text:style-name="P4"/>
      <text:p text:style-name="P4"/>
      <text:p text:style-name="P3">Verze 0.<text:span text:style-name="T1">0</text:span></text:p>
      <text:h text:style-name="P229" text:outline-level="2"><text:bookmark-start text:name="__RefHeading___Toc462_36631795"/>TODO:<text:bookmark-end text:name="__RefHeading___Toc462_36631795"/></text:h>
      <text:p text:style-name="P178">Zv<text:span text:style-name="T442">ážit Hlen zelený (Marky ho chtěl)</text:span></text:p>
      <text:p text:style-name="P182">TODO: Heslo hadi možná rozšířit na plazi (všichni jsou studenokrevní a kladou vejce)</text:p>
      <text:h text:style-name="P228" text:outline-level="1">Vedení hry</text:h>
      <text:h text:style-name="Heading_20_2" text:outline-level="2">Nestvůry <text:span text:style-name="T445">a protivníci</text:span></text:h>
      <text:h text:style-name="P259" text:outline-level="3">Kříženci, obří varianty</text:h>
      <text:p text:style-name="P180">/<text:span text:style-name="T445">* Je vůbec potřeba tohle říkat? Není lepší nechat to na PJovi/konkrétním světě? */</text:span></text:p>
      <text:p text:style-name="P180">- <text:span text:style-name="T250">obří brouci, pavouci, hadi, červi, krysy a podobně</text:span></text:p>
      <text:p text:style-name="P180">- <text:s/><text:span text:style-name="T250">kentauři, harpyje</text:span></text:p>
      <text:p text:style-name="P180">- <text:span text:style-name="T304">obři</text:span></text:p>
      <text:p text:style-name="P180"><text:span text:style-name="T249">Jsou to výsledky magických experimentů, </text:span><text:span text:style-name="T18">povětšinou</text:span><text:span text:style-name="T249"> vyšlechtěné jako stráže nebo nestvůry v armádách temných mágů. Časem zdivočely.</text:span></text:p>
      <text:h text:style-name="P260" text:outline-level="3"><text:bookmark-start text:name="__RefHeading___Toc466_36631795"/>Duše<text:bookmark-end text:name="__RefHeading___Toc466_36631795"/></text:h>
      <text:p text:style-name="P179">TODO: Ještě víc to zkrátit a říct jen, co znamená proškrtnutá kolonka Duše.</text:p>
      <text:p text:style-name="P180">Duše před<text:span text:style-name="T225">stavuje nesmrtelnou, nehmotnou </text:span><text:span text:style-name="T3">č</text:span><text:span text:style-name="T9">ást</text:span><text:span text:style-name="T225">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226">duševní</text:span><text:span text:style-name="T225"> zranění.<text:line-break/><text:tab/></text:span><text:span text:style-name="T3">Duše souvisí s kouzly a magií – tvorové, kteří nemají duši, nemohou kouzlit ani používat kouzelné předměty. Mohou ale použí</text:span><text:soft-page-break/><text:span text:style-name="T3">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P230" text:outline-level="2">Výrobky ze vzácných surovin</text:h>
      <text:h text:style-name="Heading_20_4" text:outline-level="4"><text:span text:style-name="Emphasis">Lektvar hypnózy</text:span></text:h>
      <text:p text:style-name="P191"><text:span text:style-name="Emphasis"><text:span text:style-name="T469">Lektvar</text:span></text:span></text:p>
      <text:p text:style-name="P191"><text:span text:style-name="Emphasis"><text:span text:style-name="T322">Prodej:</text:span></text:span><text:span text:style-name="Emphasis"><text:span text:style-name="T469"> 12 zl</text:span></text:span></text:p>
      <text:p text:style-name="P191"><text:span text:style-name="Emphasis">Působení:</text:span> několik minut<text:line-break/><text:line-break/>Ten, kdo <text:span text:style-name="Emphasis">lektvar hypnózy</text:span> vypije, na několik minut upadne do hlubokého transu a bude plnit všechny příkazy, <text:span text:style-name="T465">ať je vysloví kdokoliv,</text:span> jako kdyby byl pod vlivem kouzla <text:span text:style-name="Emphasis">hypnóza</text:span>.</text:p>
      <text:h text:style-name="Heading_20_4" text:outline-level="4">Rychletuhnoucí sliz</text:h>
      <text:p text:style-name="P185">Prodej: 12 zl</text:p>
      <text:p text:style-name="P192"><text:span text:style-name="T128">Bělavý s</text:span><text:span text:style-name="T470">liz ve skleněné </text:span><text:span text:style-name="T129">l</text:span><text:span text:style-name="T130">áhvi</text:span><text:span text:style-name="T470">. Při kontaktu s čímkoliv pevným okamžitě zatuhne a je pak pevný jako beton.</text:span></text:p>
      <text:h text:style-name="Heading_20_4" text:outline-level="4">Zbroj z kůže baziliška</text:h>
      <text:p text:style-name="Text_20_body"><text:span text:style-name="T316">Prodej:</text:span> 15 zl</text:p>
      <text:p text:style-name="P190"><text:soft-page-break/><text:span text:style-name="T479">Tato lehká zbroj má kvalitu 1, proti </text:span><text:span text:style-name="T458">žíravi</text:span><text:span text:style-name="T461">ně</text:span><text:span text:style-name="T479"> 2.</text:span></text:p>
      <text:h text:style-name="P276" text:outline-level="4"><text:span text:style-name="Emphasis"><text:span text:style-name="T191">Žíravý dech baziliška</text:span></text:span></text:h>
      <text:p text:style-name="Text_20_body"><text:span text:style-name="Emphasis">Prodej: 6 zl</text:span></text:p>
      <text:p text:style-name="P189"><text:span text:style-name="Emphasis"><text:span text:style-name="T180">Útok:</text:span></text:span><text:span text:style-name="Emphasis"><text:span text:style-name="T154"> Finesa + k6 proti Finese, zranění 4kz </text:span></text:span><text:span text:style-name="Emphasis"><text:span text:style-name="T460">žíravinou<text:line-break/></text:span></text:span><text:span text:style-name="Emphasis"><text:span text:style-name="T180">Rozsah:</text:span></text:span><text:span text:style-name="Emphasis"><text:span text:style-name="T154"> vše v </text:span></text:span><text:span text:style-name="Emphasis"><text:span text:style-name="T180">kontaktní vzdálenosti</text:span></text:span><text:span text:style-name="Emphasis"><text:span text:style-name="T154"> od flakónu</text:span></text:span></text:p>
      <text:p text:style-name="P189"><text:span text:style-name="Emphasis"><text:span text:style-name="T155">Flakón s plynem z plic baziliška.</text:span></text:span></text:p>
      <text:h text:style-name="Heading_20_1" text:outline-level="1"><text:bookmark-start text:name="__RefHeading___Toc464_36631795"/>B<text:span text:style-name="T224">estiář</text:span><text:bookmark-end text:name="__RefHeading___Toc464_36631795"/></text:h>
      <text:p text:style-name="P187"><text:span text:style-name="T446">F</text:span><text:span text:style-name="T449">yzička 8, Finesa 6, Duše </text:span><text:span text:style-name="T202">9</text:span><text:span text:style-name="T449">, </text:span><text:span text:style-name="T447">18 životů</text:span></text:p>
      <text:p text:style-name="P210"><text:span text:style-name="T215">Zbroj:</text:span><text:span text:style-name="T197"> </text:span></text:p>
      <text:p text:style-name="P210"><text:span text:style-name="T215">Rychlost:</text:span><text:span text:style-name="T197"> </text:span></text:p>
      <text:p text:style-name="P210"><text:span text:style-name="T218">Smysly:</text:span><text:span text:style-name="T204"> </text:span></text:p>
      <text:p text:style-name="P279"><text:span text:style-name="T472">⚔<text:tab/></text:span><text:span text:style-name="T214">Z</text:span><text:span text:style-name="T217">uby</text:span><text:span text:style-name="T448">:</text:span><text:span text:style-name="T447"> </text:span></text:p>
      <text:p text:style-name="P213"><text:span text:style-name="T316">Vzhled:</text:span> </text:p>
      <text:p text:style-name="P217"><text:span text:style-name="T175">Pohyb:</text:span><text:span text:style-name="T134"> </text:span></text:p>
      <text:p text:style-name="P213"><text:span text:style-name="T316">Prostředí:</text:span> </text:p>
      <text:p text:style-name="P279"><text:span text:style-name="T164">👣 </text:span><text:span text:style-name="T219">S</text:span><text:span text:style-name="T220">topy:</text:span></text:p>
      <text:p text:style-name="P202">Boj: </text:p>
      <text:p text:style-name="P212"><text:span text:style-name="T173">S</text:span><text:span text:style-name="T156">labiny:</text:span><text:span text:style-name="T2"> </text:span></text:p>
      <text:p text:style-name="P227">Suroviny</text:p>
      <text:list xml:id="list975150952" text:style-name="L1">
        <text:list-item>
          <text:p text:style-name="P278"><text:span text:style-name="T113"/></text:p>
        </text:list-item>
      </text:list>
      <text:h text:style-name="Heading_20_2" text:outline-level="2"><text:bookmark-start text:name="__RefHeading___Toc2708_3430540378"/>Bazilišek<text:bookmark-end text:name="__RefHeading___Toc2708_3430540378"/></text:h>
      <text:p text:style-name="P186"><text:span text:style-name="T446">F</text:span><text:span text:style-name="T449">yzička 8, Finesa 6, Duše </text:span><text:span text:style-name="T202">9</text:span><text:span text:style-name="T449">, </text:span><text:span text:style-name="T447">18 životů</text:span></text:p>
      <text:p text:style-name="Property_20_level_20_0"><text:span text:style-name="T215">Zbroj:</text:span><text:span text:style-name="T197"> 1 (silná kůže)</text:span></text:p>
      <text:p text:style-name="Property_20_level_20_0"><text:span text:style-name="T215">Rychlost:</text:span><text:span text:style-name="T197"> jako člověk</text:span></text:p>
      <text:p text:style-name="Property_20_level_20_0"><text:span text:style-name="T218">Smysly:</text:span><text:span text:style-name="T204"> </text:span><text:span text:style-name="T205">slabý zrak (detekuje hlavně pohyb), slabý sluch, výborný čich </text:span><text:span text:style-name="T206">a infravidění</text:span></text:p>
      <text:p text:style-name="P209"><text:soft-page-break/><text:span text:style-name="T474">⚔<text:tab/></text:span><text:span text:style-name="T161">P</text:span><text:span text:style-name="T166">ohled</text:span><text:span text:style-name="T319">:</text:span><text:span text:style-name="T450"> </text:span><text:span text:style-name="T85">9</text:span><text:span text:style-name="T450"> + k6 proti Duši (nezraňuje)</text:span></text:p>
      <text:p text:style-name="Property_20_level_20_1"><text:span text:style-name="T316">Rozsah:</text:span><text:span text:style-name="T443"> 1 cíl ve </text:span><text:span text:style-name="T444">střední vzdálenosti</text:span></text:p>
      <text:p text:style-name="Property_20_level_20_1"><text:span text:style-name="T316">Účinek:</text:span> paralýza na několik minut (za první úspěch zpomalení, za druhý nevýhoda, za třetí kompletní znehybnění)</text:p>
      <text:p text:style-name="P209"><text:span text:style-name="T475">⚔<text:tab/></text:span><text:span text:style-name="T167">Ž</text:span><text:span text:style-name="T169">íravý</text:span><text:span text:style-name="T316"> dech:</text:span> 6 + k6 proti Finese, <text:span text:style-name="T468">zranění 4kz </text:span><text:span text:style-name="T459">žíravinou</text:span></text:p>
      <text:p text:style-name="Property_20_level_20_1"><text:span text:style-name="T316">Rozsah:</text:span> všichni v <text:span text:style-name="T316">kontaktní vzdálenosti</text:span> před baziliškem</text:p>
      <text:p text:style-name="P209"><text:span text:style-name="T473">⚔<text:tab/></text:span><text:span text:style-name="T214">Z</text:span><text:span text:style-name="T217">uby</text:span><text:span text:style-name="T448">:</text:span><text:span text:style-name="T447"> 8 + k6, zranění 2</text:span></text:p>
      <text:p text:style-name="P207"><text:span text:style-name="T167">Ú</text:span><text:span text:style-name="T168">činek</text:span><text:span text:style-name="T316">:</text:span> <text:span text:style-name="T466">otrava jedem </text:span>(6 dávek)</text:p>
      <text:p text:style-name="P208"><text:span text:style-name="T162">D</text:span><text:span text:style-name="T158">ruh:</text:span><text:span text:style-name="T86"> </text:span><text:span text:style-name="T87">živočišný</text:span></text:p>
      <text:p text:style-name="P208"><text:span text:style-name="T162">A</text:span><text:span text:style-name="T160">plikace:</text:span><text:span text:style-name="T88"> zraněním</text:span></text:p>
      <text:p text:style-name="P208"><text:span text:style-name="T162">L</text:span><text:span text:style-name="T158">atence:</text:span><text:span text:style-name="T86"> 5 m</text:span><text:span text:style-name="T94">inut</text:span></text:p>
      <text:p text:style-name="P208"><text:span text:style-name="T162">S</text:span><text:span text:style-name="T158">íla</text:span><text:span text:style-name="T159"> jedu</text:span><text:span text:style-name="T158">:</text:span><text:span text:style-name="T86"> </text:span><text:span text:style-name="T90">16</text:span><text:span text:style-name="T87"> </text:span><text:span text:style-name="T91">+ k6 </text:span><text:span text:style-name="T467">jedem</text:span><text:span text:style-name="T91"> </text:span><text:span text:style-name="T108">proti Fyzičce</text:span></text:p>
      <text:p text:style-name="P208"><text:span text:style-name="T162">P</text:span><text:span text:style-name="T163">říznaky:</text:span><text:span text:style-name="T79"> </text:span><text:span text:style-name="T87">mátožnost, žaludeční nevolnost, bolesti břicha, zvracení, zčernání, zahnívání a silné pálení v okolí rány. </text:span><text:span text:style-name="T92">N</text:span><text:span text:style-name="T93">ěkolik minut po zranění z rány začne být cítit hnilobný zápach.</text:span></text:p>
      <text:p text:style-name="Standalone_20_Property"><text:span text:style-name="T316">Vzhled:</text:span> <text:span text:style-name="T196">B</text:span><text:span text:style-name="T194">azilišek je </text:span><text:span text:style-name="T195">přes</text:span><text:span text:style-name="T194"> 6 metrů d</text:span><text:span text:style-name="T195">louhý had</text:span><text:span text:style-name="T194">. </text:span><text:span text:style-name="T196">N</text:span><text:span text:style-name="T194">a hlavě má kostěný hřeben připomínající korunu. </text:span><text:span text:style-name="T192">Podobně jako kobra dokáže vztyčit přední část těla, vzhledem ke </text:span><text:span text:style-name="T193">své</text:span><text:span text:style-name="T192"> velikosti se </text:span><text:span text:style-name="T193">pak</text:span><text:span text:style-name="T192"> m</text:span><text:span text:style-name="T193">ůže</text:span><text:span text:style-name="T192"> dívat krollovi do očí.</text:span></text:p>
      <text:p text:style-name="P218"><text:span text:style-name="T175">Pohyb:</text:span><text:span text:style-name="T134"> </text:span><text:span text:style-name="T135">Bazilišek se plazí jako had. </text:span><text:span text:style-name="T136">Dokáže také šplhat po sloupech, stromech a podobně.</text:span></text:p>
      <text:p text:style-name="P219"><text:span text:style-name="T316">Prostředí:</text:span> <text:span text:style-name="T82">Žije obvykle </text:span><text:span text:style-name="T83">v dírách v zemi či v jeskyních, </text:span><text:span text:style-name="T82">nepohrdne ale ani sklepem či podzemními chodbami. </text:span><text:span text:style-name="T84">Dříve nebo později pozabíjí </text:span><text:span text:style-name="T101">a sežere</text:span><text:span text:style-name="T84"> všechno živé v okolí a vydá se hledat nové l</text:span><text:span text:style-name="T124">oviště</text:span><text:span text:style-name="T84">.</text:span></text:p>
      <text:p text:style-name="Standalone_20_Property"><text:span text:style-name="T444">👣 </text:span><text:span text:style-name="T219">S</text:span><text:span text:style-name="T220">topy: </text:span><text:span text:style-name="T209">Bazilišek zanechává stopu jako obří had. </text:span><text:span text:style-name="T89">V okolí jeho doupěte jsou zchřadlé rostliny v důsledku jeho ž</text:span><text:span text:style-name="T120">íravého</text:span><text:span text:style-name="T89"> dechu.</text:span></text:p>
      <text:p text:style-name="Standalone_20_Property"><text:soft-page-break/><text:span text:style-name="T316">Boj:</text:span> <text:span text:style-name="T452">Na dálku bazilišek používá svůj pohled.</text:span><text:span text:style-name="T456"> V jednom kole může pohlédnout do očí jen jedné postavě a n</text:span><text:span text:style-name="T199">a každého tvora může svůj pohled použít jen jednou.</text:span><text:span text:style-name="T456"> Při boji s </text:span><text:span text:style-name="T99">p</text:span><text:span text:style-name="T114">řesilou</text:span><text:span text:style-name="T456"> používá </text:span><text:span text:style-name="T452">jedovatý dech</text:span><text:span text:style-name="T456"> a zuby a pokusí se stáhnout do svého doupěte nebo jiné vhodné díry, aby </text:span><text:span text:style-name="T99">k </text:span><text:span text:style-name="T115">němu</text:span><text:span text:style-name="T456"> útočníci mohli </text:span><text:span text:style-name="T99">j</text:span><text:span text:style-name="T119">en</text:span><text:span text:style-name="T456"> z jednoho směru.</text:span></text:p>
      <text:list xml:id="list160423931730588" text:continue-numbering="true" text:style-name="L1">
        <text:list-item>
          <text:p text:style-name="P277"><text:span text:style-name="T176">Pohled:</text:span><text:span text:style-name="T139"> </text:span><text:span text:style-name="T85">Říká se, že bazilišek dokáže zabíjet pohledem. Není to pravda, jeho pohled pouze paralyzuje a oběť následně zabije jeho ž</text:span><text:span text:style-name="T121">íravý</text:span><text:span text:style-name="T85"> dech </text:span><text:span text:style-name="T125">nebo jed</text:span><text:span text:style-name="T85">. Aby mohl </text:span><text:span text:style-name="T116">svůj pohled</text:span><text:span text:style-name="T85"> použít, musí oběti vidět do očí. Když se podívá do zrcadla, může paralyzovat sám sebe </text:span><text:span text:style-name="T126">(</text:span><text:span text:style-name="T85">hází sám proti sobě</text:span><text:span text:style-name="T126">)</text:span><text:span text:style-name="T85">. Podruhé ale tu samou chybu neudělá.</text:span></text:p>
        </text:list-item>
        <text:list-item>
          <text:p text:style-name="P277"><text:span text:style-name="T176">Žíravý dech:</text:span><text:span text:style-name="T139"> </text:span><text:span text:style-name="T81">B</text:span><text:span text:style-name="T85">aziliškův</text:span><text:span text:style-name="T81"> dech je ž</text:span><text:span text:style-name="T122">íravý</text:span><text:span text:style-name="T81"> plyn. </text:span><text:span text:style-name="T117">R</text:span><text:span text:style-name="T81">ostliny v něm zhnědnou a zchřadnou, kůže živých tvorů zvrásní a popraská.</text:span></text:p>
        </text:list-item>
        <text:list-item>
          <text:p text:style-name="P277"><text:span text:style-name="T176">Jedové zuby:</text:span><text:span text:style-name="T139"> </text:span><text:span text:style-name="T95">Jed je podobný jako u kobr</text:span><text:span text:style-name="T118">y</text:span><text:span text:style-name="T95">, je ale o něco silnější a působí rychleji.</text:span></text:p>
        </text:list-item>
      </text:list>
      <text:p text:style-name="P212"><text:span text:style-name="T173">S</text:span><text:span text:style-name="T156">labiny:</text:span><text:span text:style-name="T2"> </text:span><text:span text:style-name="T98">Bylina zvaná </text:span><text:span text:style-name="T82">Routa baziliška odpuz</text:span><text:span text:style-name="T98">uje</text:span><text:span text:style-name="T82">. </text:span><text:span text:style-name="T98">Pokud ji tedy postavy mají u sebe, bazilišek je nenapadne, a to ani když je hladový. Pokud napadnou jeho, bránit se samozřejmě bude.</text:span></text:p>
      <text:p text:style-name="Example_20_Header">Suroviny</text:p>
      <text:list xml:id="list1776180309" text:style-name="L2">
        <text:list-item>
          <text:p text:style-name="P285">Baziliškovy jedové zuby obsahují celkem 6 dávek <text:span text:style-name="T480">jedu (prodej 10 zl za dávku).</text:span></text:p>
        </text:list-item>
        <text:list-item>
          <text:p text:style-name="P282"><text:span text:style-name="T98">Z jeho plic je možno odsát jede</text:span><text:span text:style-name="T123">n </text:span><text:span text:style-name="T143">flakón </text:span><text:span text:style-name="T177">žíravého dechu baziliška</text:span><text:span text:style-name="T98"> (i když dech použil).</text:span></text:p>
        </text:list-item>
        <text:list-item>
          <text:p text:style-name="P283"><text:span text:style-name="T455">Kůže z baziliška </text:span><text:span text:style-name="T457">(prodej 10 zl) je velmi </text:span><text:span text:style-name="T100">pevná </text:span><text:span text:style-name="T144">a odolná proti žíravinám</text:span><text:span text:style-name="T100">. </text:span><text:span text:style-name="T144">Zbrojíř z ní může vyrobit </text:span><text:span text:style-name="T178">zbroj z kůže baziliška</text:span><text:span text:style-name="T144">.</text:span></text:p>
        </text:list-item>
        <text:list-item>
          <text:p text:style-name="P284"><text:soft-page-break/><text:span text:style-name="T97">P</text:span><text:span text:style-name="T96">opelem z baziliška m</text:span><text:span text:style-name="T97">ůže</text:span><text:span text:style-name="T96"> alchymista transmutovat stříbro v hodnotě 10 zl ve zlato (které má pak cenu 100 zl) </text:span><text:span text:style-name="T97">nebo z něj vytěžit </text:span><text:span text:style-name="T98">50 magů</text:span><text:span text:style-name="T96">.</text:span></text:p>
        </text:list-item>
      </text:list>
      <text:h text:style-name="Heading_20_2" text:outline-level="2"><text:bookmark-start text:name="__RefHeading___Toc2710_3430540378"/>Bludička<text:bookmark-end text:name="__RefHeading___Toc2710_3430540378"/></text:h>
      <text:p text:style-name="P193">Fyzička 1, Finesa 3, Duše 6, 5 životů</text:p>
      <text:p text:style-name="P184"><text:span text:style-name="T215">Rychlost:</text:span><text:span text:style-name="T197"> jako c</text:span><text:span text:style-name="T198">hůze<text:line-break/></text:span><text:span text:style-name="T218">Smysly:</text:span><text:span text:style-name="T204"> </text:span><text:span text:style-name="T208">dobrý čich,</text:span><text:span text:style-name="T204"> </text:span><text:span text:style-name="T207">infravidění</text:span></text:p>
      <text:p text:style-name="P211"><text:span text:style-name="T471">⚔<text:tab/></text:span><text:span text:style-name="T320">Uvedení do tran</text:span><text:span text:style-name="T165">s</text:span><text:span text:style-name="T320">u:</text:span><text:span text:style-name="T462"> 6 + k6 proti Duši</text:span></text:p>
      <text:p text:style-name="P214"><text:span text:style-name="T316">Vzhled:</text:span> <text:span text:style-name="T142">L</text:span><text:span text:style-name="T478">étající koule pulsující tlumeným světlem (ve skutečnosti je to živočich s měchýřem naplněným plynem).</text:span></text:p>
      <text:p text:style-name="P220"><text:span text:style-name="T175">Pohyb:</text:span><text:span text:style-name="T134"> </text:span><text:span text:style-name="T138">Vznáší </text:span><text:span text:style-name="T141">se</text:span><text:span text:style-name="T138"> ve vzduchu.</text:span></text:p>
      <text:p text:style-name="P214"><text:span text:style-name="T316">Prostředí:</text:span> <text:span text:style-name="T462">Bludičky žijí v bažinách či mokřadech. </text:span><text:span text:style-name="T102">Živí se plyny, které se uvolňují při rozkladu masa.</text:span></text:p>
      <text:p text:style-name="P221"><text:span text:style-name="T164">👣 </text:span><text:span text:style-name="T219">S</text:span><text:span text:style-name="T220">topy:</text:span><text:span text:style-name="T211"> </text:span><text:span text:style-name="T212">Bludička nezanechává stopy.</text:span></text:p>
      <text:p text:style-name="Standalone_20_Property"><text:span text:style-name="T316">Boj:</text:span> <text:span text:style-name="T138">Bludička sama</text:span><text:span text:style-name="T102"> </text:span><text:span text:style-name="T103">o sobě ne</text:span><text:span text:style-name="T107">m</text:span><text:span text:style-name="T138">ůže</text:span><text:span text:style-name="T107"> nikoho zranit.</text:span><text:span text:style-name="T102"> </text:span><text:span text:style-name="T138">D</text:span><text:span text:style-name="T103">okáž</text:span><text:span text:style-name="T138">e</text:span><text:span text:style-name="T102"> ale oběť uvést do transu a zavést ji d</text:span><text:span text:style-name="T104">o záhuby</text:span><text:span text:style-name="T102"> – obyčejně do hluboké bažiny nebo třeba </text:span><text:span text:style-name="T104">ke</text:span><text:span text:style-name="T102"> chřtánu </text:span><text:span text:style-name="T164">bahenního netvora</text:span><text:span text:style-name="T102">, </text:span><text:span text:style-name="T164">dravého keře</text:span><text:span text:style-name="T102"> nebo jiné nestvůry.</text:span></text:p>
      <text:list xml:id="list160425411428140" text:continue-list="list160423931730588" text:style-name="L1">
        <text:list-item>
          <text:p text:style-name="P226"><text:soft-page-break/><text:span text:style-name="T176">Uvedení do transu:</text:span><text:span text:style-name="T139"> </text:span><text:span text:style-name="T107">Každou postavu se může bludička pokusit uvést do transu jen jednou a pokud zrovna někoho vede, nemůže uvést do transu nikoho dalšího.</text:span></text:p>
        </text:list-item>
      </text:list>
      <text:p text:style-name="P222"><text:span text:style-name="T222">S</text:span><text:span text:style-name="T223">etkání s bludičkou: </text:span><text:span text:style-name="T453">Bludička nejčastěji loví v husté mlze nebo v noci. Uvést do transu může pouze bdělou oběť, pokud tedy všechny postavy spí, jsou před ní v bezpečí. </text:span><text:span text:style-name="T105">Případná</text:span><text:span text:style-name="T453"> hlídka si hází proti uvedení do transu a když neuspěje, probudí se až po pás v bažině, zamotaná do šlahounů dravého keře nebo ve spárech bahenního netvora. Zbytek družiny v tu chvíli </text:span><text:span text:style-name="T105">o</text:span><text:span text:style-name="T106">bvykle</text:span><text:span text:style-name="T453"> probudí její křik.</text:span></text:p>
      <text:p text:style-name="P222"><text:span text:style-name="T453"><text:tab/></text:span><text:span text:style-name="T316">Poznámka:</text:span><text:span text:style-name="T451"> </text:span><text:span text:style-name="T454">V žádném případě nenech bludičky uvést do tran</text:span><text:span text:style-name="T107">s</text:span><text:span text:style-name="T454">u celou družinu, dej vždycky hráčům možnost zareagovat. Jen máloco je horší, než když hráčům umřou postavy, aniž by se mohli jakkoliv bránit.</text:span></text:p>
      <text:p text:style-name="Example_20_Header">Suroviny</text:p>
      <text:list xml:id="list3449354817" text:style-name="L3">
        <text:list-item>
          <text:p text:style-name="P286"><text:span text:style-name="T463">Když se postavám podaří bludičku chytit nepoškozenou, alchymista z ní může vytěžit 10 magů nebo vyrobit </text:span><text:span text:style-name="T321">lektvar hypnózy</text:span><text:span text:style-name="T464">. Pokud je ale měchýř proražený, plyn z něj unikne a alchymista má smůlu.</text:span></text:p>
        </text:list-item>
      </text:list>
      <text:h text:style-name="Heading_20_2" text:outline-level="2"><text:bookmark-start text:name="__RefHeading___Toc1820_3850923094"/>Červ obří<text:bookmark-end text:name="__RefHeading___Toc1820_3850923094"/></text:h>
      <text:p text:style-name="P183"><text:span text:style-name="T446">F</text:span><text:span text:style-name="T449">yzička </text:span><text:span text:style-name="T202">3</text:span><text:span text:style-name="T449">, Finesa </text:span><text:span text:style-name="T202">4</text:span><text:span text:style-name="T449">, Duše -, </text:span><text:span text:style-name="T447">1</text:span><text:span text:style-name="T203">2</text:span><text:span text:style-name="T447"> životů</text:span></text:p>
      <text:p text:style-name="P188"><text:span text:style-name="T215">Rychlost:</text:span><text:span text:style-name="T197"> jako c</text:span><text:span text:style-name="T200">hůze<text:line-break/></text:span><text:span text:style-name="T218">Smysly:</text:span><text:span text:style-name="T204"> </text:span><text:span text:style-name="T210">hmat (celým tělem), čich</text:span></text:p>
      <text:p text:style-name="P225"><text:span text:style-name="T472">⚔<text:tab/></text:span><text:span text:style-name="T216">Znehybnění slizem:</text:span><text:span text:style-name="T201"> 4 + k6 proti Finese (za první úspěch </text:span><text:span text:style-name="T216">zpomalení</text:span><text:span text:style-name="T201">, za druhý znehybnění končetiny, za třetí kompletní znehybnění)</text:span></text:p>
      <text:p text:style-name="P225"><text:soft-page-break/><text:span text:style-name="T472">⚔<text:tab/></text:span><text:span text:style-name="T216">P</text:span><text:span text:style-name="T221">ožírání</text:span><text:span text:style-name="T216">:</text:span><text:span text:style-name="T201"> </text:span><text:span text:style-name="T213">3</text:span><text:span text:style-name="T201"> + k6, </text:span><text:span text:style-name="T213">zranění 3</text:span></text:p>
      <text:p text:style-name="P216"><text:span text:style-name="T174">Vzhled:</text:span><text:span text:style-name="T109"> N</text:span><text:span text:style-name="T137">ěkolik metrů dlouhý, </text:span><text:span text:style-name="T109">částečně průsvitný </text:span><text:span text:style-name="T137">bělavý červ</text:span><text:span text:style-name="T109">. </text:span><text:span text:style-name="T140">Na jednom konci má ústní otvor, druhým vyměšuje.</text:span></text:p>
      <text:p text:style-name="P216"><text:span text:style-name="T175">Pohyb:</text:span><text:span text:style-name="T134"> Při pohybu se mu vlní celé tělo jako píďalce. </text:span><text:span text:style-name="T109">Na těle má přísavky, díky kterém dokáže šplhat i po hladké kolmé zdi, n</text:span><text:span text:style-name="T110">a stropě se ale neudrží</text:span><text:span text:style-name="T109">.</text:span></text:p>
      <text:p text:style-name="P215"><text:span text:style-name="T174">Prostředí:</text:span><text:span text:style-name="T109"> Ž</text:span><text:span text:style-name="T111">ije ve vlhkých dírách, šachtách nebo studních. </text:span><text:span text:style-name="T109">Je to</text:span><text:span text:style-name="T112"> masožravec, dokáže pohltit obrovské množství potravy naráz a žít z ní potom celé měsíce. </text:span><text:span text:style-name="T109">V</text:span><text:span text:style-name="T112"> jeho doupěti je možné najít nestrávené zbytky obětí – zbraně, šperky a podobně.</text:span></text:p>
      <text:p text:style-name="P223"><text:span text:style-name="T164">👣 </text:span><text:span text:style-name="T219">S</text:span><text:span text:style-name="T220">topy: </text:span><text:span text:style-name="T133">V </text:span><text:span text:style-name="T134">měkké půdě </text:span><text:span text:style-name="T148">po něm</text:span><text:span text:style-name="T134"> zůstává brázda s dvojicí stop po desítkách malých přísavek. </text:span><text:span text:style-name="T133">Na předmětech, kterých se dotkne, u</text:span><text:span text:style-name="T149">lpívají</text:span><text:span text:style-name="T133"> kusy zatuhlého slizu. Vypadají jako matné bílé sklo a jsou pevné jako beton.</text:span></text:p>
      <text:p text:style-name="P224"><text:span text:style-name="T316">Boj:</text:span><text:span text:style-name="T113"> </text:span><text:span text:style-name="T131">Když je </text:span><text:span text:style-name="T145">obří červ</text:span><text:span text:style-name="T131"> hladový, útočí bez pudu sebezáchovy. </text:span><text:span text:style-name="T145">J</text:span><text:span text:style-name="T113">e pomalý, dá se mu snadno utéct </text:span><text:span text:style-name="T146">a</text:span><text:span text:style-name="T113"> </text:span><text:span text:style-name="T146">když</text:span><text:span text:style-name="T131"> se mu oběť ztratí z dosahu, hned na ni zapomene.</text:span><text:span text:style-name="T113"> Pokud se k němu ale někdo přiblíží, překvapivě rychle se vymrští </text:span><text:span text:style-name="T145">a</text:span><text:span text:style-name="T113"> pokusí se </text:span><text:span text:style-name="T145">jej</text:span><text:span text:style-name="T113"> znehybnit slizem, který vylučuje celým povrchem těla. </text:span><text:span text:style-name="T145">Takto může bez postihu současně zaútočit na všechny protivníky v </text:span><text:span text:style-name="T179">kontaktní vzdálenosti</text:span><text:span text:style-name="T145">.</text:span><text:span text:style-name="T113"> </text:span><text:span text:style-name="T145">Jakmile sliz </text:span><text:span text:style-name="T132">přijde do kontaktu s něčím pevným,</text:span><text:span text:style-name="T114"> okamžitě zatuhne a je </text:span><text:span text:style-name="T132">pak</text:span><text:span text:style-name="T114"> pevný jako beton. </text:span><text:span text:style-name="T145">Úspěchy z jednotlivých pokusů o znehybnění slizem se sčítají.</text:span></text:p>
      <text:p text:style-name="Example_20_Header">Suroviny</text:p>
      <text:list xml:id="list2753532787" text:style-name="L4">
        <text:list-item>
          <text:p text:style-name="P287"><text:span text:style-name="T113">Alchymista může ze sekretu obřího červa </text:span><text:span text:style-name="T127">vytěžit 8 magů nebo</text:span><text:span text:style-name="T113"> n</text:span><text:span text:style-name="T147">aplnit</text:span><text:span text:style-name="T113"> </text:span><text:span text:style-name="T130">láhev</text:span><text:span text:style-name="T113"> </text:span><text:span text:style-name="T171">r</text:span><text:span text:style-name="T170">ychletuhnoucí</text:span><text:span text:style-name="T172">ho</text:span><text:span text:style-name="T170"> sliz</text:span><text:span text:style-name="T172">u</text:span><text:span text:style-name="T113">.</text:span></text:p>
        </text:list-item>
      </text:list>
      <text:h text:style-name="Heading_20_2" text:outline-level="2"><text:bookmark-start text:name="__RefHeading___Toc1822_3850923094"/><text:soft-page-break/>Démoni hmotní<text:bookmark-end text:name="__RefHeading___Toc1822_3850923094"/></text:h>
      <text:p text:style-name="P289"><text:span text:style-name="T481">Démoni jsou bytosti </text:span><text:span text:style-name="T150">původem mimo fyzický svět. </text:span><text:span text:style-name="T151">Do našeho světa se nemohou dostat sami, musí je vždy někdo přivolat.<text:line-break/><text:tab/>Hmotní démoni, </text:span><text:span text:style-name="T152">na rozdíl od těch nehmotných,</text:span><text:span text:style-name="T151"> si po přivolání vytvoří fyzické tělo - obvykle stejné, jaké mají ve svém domovském světě, ale nezřídka dokáží svou podobu měnit.</text:span><text:span text:style-name="T153"><text:line-break/><text:tab/>K přivolání a následnému ovládání hmotného démona je třeba znát jeho pravé jméno – démon se musí pokusit splnit každý příkaz, který je uvedený jeho pravým jménem.</text:span></text:p>
      <text:p text:style-name="Text_20_body">• Jsou přivolaní z jiných světů.<text:line-break/>• Mají <text:span text:style-name="Emphasis">pravá jména</text:span>, pomocí nich se přivolávají a ovládají.<text:line-break/>• Někdo je vždycky musí přivolat, nemohou se sem dostat sami.<text:line-break/>• Snaží se vždy zabít toho, kdo je ovládnul. Když se jim to povede, nebo když dotyčný zemře z jiných důvodů, démon je volný a může si dělat, co chce.<text:line-break/>• Když je někdo zabije, jejich tělo zmizí. Pokud byl démon jen přivolán, tak zmizí natrvalo (tedy dokud ho nepřivolá někdo další). Pokud je pomocí rituálu přivázaný k našemu světu, tak si vytvoří nové tělo. Démon je vždy vázaný k nějakému předmětu (nebo tvoru)*, úplně se ho zbavit je možné jen zničením tohoto předmětu (nebo zabitím tohoto tvora).<text:line-break/>• Potřebují jíst a pít, ale nemohou zemřít hladem ani žízní - několik století uvězněný démon bude opravdu hodně hladový a ačkoliv je to jinak inteligentní tvor, roztrhá a sežere cokoliv živé, co se mu dostane do spárů.</text:p>
      <text:p text:style-name="P290">Zahánění démonů</text:p>
      <text:p text:style-name="Text_20_body"><text:soft-page-break/>• Hmotné démony stačí zabít. Pokud jsou ale vázáni k našemu světu, tak je ještě třeba zničit to, k čemu jsou připoutáni, jinak se po čase objeví znovu.<text:line-break/><text:line-break/><text:span text:style-name="Emphasis">edit:</text:span> Pak je ještě možnost provést znovu přivolávací rituál a pronést přitom jméno démona pozpátku. Démon nemusí být přítomen.</text:p>
      <text:h text:style-name="Heading_20_3" text:outline-level="3">Achrat</text:h>
      <text:p text:style-name="P280">(diblík)</text:p>
      <text:h text:style-name="Heading_20_3" text:outline-level="3">Mogror</text:h>
      <text:p text:style-name="P280">(dlouhlavý pes)</text:p>
      <text:h text:style-name="Heading_20_3" text:outline-level="3">Urgragor</text:h>
      <text:p text:style-name="P280">(démonický strážce)</text:p>
      <text:h text:style-name="Heading_20_2" text:outline-level="2">Démoni nehmotní</text:h>
      <text:p text:style-name="P291"><text:span text:style-name="T477">• </text:span><text:span text:style-name="T476">Nehmotné démony je možné vymítat*, nebo zabít posednutou osobu, případně zničit předmět, ve kterém je démon zakletý. V některých případech může vyhnaný démon posednout někoho dalšího poblíž, nezřídka samotného vymítače (TODO: jak se zbavit takového démona? Asi tak, že vymítanou osobu umístím do ochranného kruhu, skrz který démon nemůže projít).</text:span> </text:p>
      <text:p text:style-name="Text_20_body">TODO</text:p>
      <text:p text:style-name="P171">Démon zla</text:p>
      <text:p text:style-name="P83">/<text:span text:style-name="T439">* původně </text:span>Démon Rudé oko <text:span text:style-name="T439">*/</text:span></text:p>
      <text:p text:style-name="P83">- prokletí předmětu, zhorší majiteli přesvědčení. Asi nebrat (nebo možná jo, ale tak, že ho jednorázově donutí udělat nějaký zvěrstvo).</text:p>
      <text:p text:style-name="P84"><text:soft-page-break/>Démon alkoholu</text:p>
      <text:p text:style-name="P162">Démon touhy po zlatě</text:p>
      <text:p text:style-name="P172">Démon lakoty</text:p>
      <text:p text:style-name="P130">Démon chechtavého šílenství</text:p>
      <text:p text:style-name="P85">Démon touhy po krvi</text:p>
      <text:p text:style-name="P85">/* Démon krvelačnosti */</text:p>
      <text:p text:style-name="P129">Démon únavy</text:p>
      <text:p text:style-name="P129">- asi nebrat, nezajímavej</text:p>
      <text:p text:style-name="P86">Démon obžerství</text:p>
      <text:p text:style-name="P131">Démon marnosti života</text:p>
      <text:p text:style-name="P131">- to zní zajímavě, postava se bude snažit spáchat sebevraždu. Ovšem co když se jí to podaří? Takže to asi není až tak dobrej nápad.</text:p>
      <text:p text:style-name="P87">Démon nenávisti</text:p>
      <text:p text:style-name="P163">Démon touhy po moci</text:p>
      <text:p text:style-name="P88">/<text:span text:style-name="T438">* původně </text:span>Démon temnoty <text:span text:style-name="T438">*/</text:span><text:line-break/>- dá postavě nějaký cíl a pomáhá jí ho dosáhnout (moc nad náhodou).<text:line-break/>- jméno démona je divný, ale jinak to zní použitelně</text:p>
      <text:p text:style-name="P89">Larva<text:line-break/>- asi nebrat</text:p>
      <text:p text:style-name="P90">I když – larva je asi fajn coby démon, jehož cílem je přivolávat do světa další démony. Možná spíš „dveřník“ (gatekeeper), „přivolávač“, nebo tak něco?</text:p>
      <text:h text:style-name="P232" text:outline-level="2"><text:bookmark-start text:name="__RefHeading___Toc1826_3850923094"/><text:soft-page-break/>Cizí postavy<text:bookmark-end text:name="__RefHeading___Toc1826_3850923094"/></text:h>
      <text:p text:style-name="P148">TODO</text:p>
      <text:p text:style-name="P148">- asi to sloučit s „obyvatelema“</text:p>
      <text:p text:style-name="P148">- vojáci a stráže nemusí mít povolání, <text:span text:style-name="T312">prostě jim</text:span> dej vlastnosti podle toho, jak jsou dobří <text:span text:style-name="T311">(hlavní vlastnost 3-5)</text:span>.</text:p>
      <text:h text:style-name="Heading_20_2" text:outline-level="2"><text:bookmark-start text:name="__RefHeading___Toc1828_3850923094"/>Dra<text:span text:style-name="T239">ci</text:span><text:bookmark-end text:name="__RefHeading___Toc1828_3850923094"/></text:h>
      <text:p text:style-name="P8">Mají tendenci hromadit poklady.</text:p>
      <text:p text:style-name="P9">Imunita proti svému dechu.</text:p>
      <text:p text:style-name="P10">Spící drak.</text:p>
      <text:p text:style-name="P19"><text:span text:style-name="T232">Bílý – mráz, schopnost: mrazivá </text:span><text:span text:style-name="T12">v</text:span><text:span text:style-name="T13">ánice, </text:span><text:span text:style-name="T15">prostředí: zasněžené hory, ledové pláně<text:line-break/>- </text:span><text:span text:style-name="T49">může protivníka zmrazit do kostky ledu</text:span></text:p>
      <text:p text:style-name="P128">Černý – <text:span text:style-name="T227">žíravina, schopnost: tma, možná černý kouř, prostředí: bažiny</text:span></text:p>
      <text:p text:style-name="P19"><text:span text:style-name="T232">Zelený – jed, schopnost: mlha, prostředí: </text:span><text:span text:style-name="T14">l</text:span><text:span text:style-name="T15">esy</text:span></text:p>
      <text:p text:style-name="P24"><text:span text:style-name="T231">Rudý – oheň, schopnost: </text:span><text:span text:style-name="T13">v</text:span><text:span text:style-name="T17">láda nad ohněm</text:span><text:span text:style-name="T231">, prostředí: sopka</text:span></text:p>
      <text:p text:style-name="P22">Modrý – voda? <text:span text:style-name="T233">led? Horká pára? Možná vůbec nepoužívají dech</text:span>, schopnost: vyvolání bouře nebo vodního proudu, prostředí: jezera, oceány. <text:span text:style-name="T234">Žijí často pod vodou</text:span></text:p>
      <text:p text:style-name="P91"><text:span text:style-name="T356">Žlutý</text:span><text:span text:style-name="T237"> – </text:span><text:span text:style-name="T17">žhavý vzduch jako z pece</text:span><text:span text:style-name="T237">, schopnost: dusivé horko, prostředí: rozpálená poušť /* sloučit s rudým */</text:span></text:p>
      <text:p text:style-name="P127">Zlatý - ?</text:p>
      <text:p text:style-name="P15"><text:soft-page-break/>IDEA: Staty podle velikosti, ne podle barvy. Barva určuje jen druh dechu a imunitu. <text:span text:style-name="T230">Ideálně i schopnosti podle barvy.</text:span></text:p>
      <text:p text:style-name="P16">Starší draci by taky měli mít víc schopností.</text:p>
      <text:p text:style-name="P20">Každý drak by měl mít unikátní sadu schopností.</text:p>
      <text:p text:style-name="P23">Použití dechu: drak se musí jedno kolo pořádně nadechnout (neútočí)</text:p>
      <text:p text:style-name="P15">Dráče</text:p>
      <text:p text:style-name="P15">- <text:span text:style-name="T228">ještě nemá dech</text:span></text:p>
      <text:p text:style-name="P15">Mladý drak</text:p>
      <text:p text:style-name="P15">- <text:span text:style-name="T228">má už dech, ale ne další schopnosti</text:span></text:p>
      <text:p text:style-name="P15">Dospělý drak</text:p>
      <text:p text:style-name="P15">Starý drak</text:p>
      <text:p text:style-name="P17">Schopnosti draků:</text:p>
      <text:p text:style-name="P17">- zmámení</text:p>
      <text:p text:style-name="P17">- rozkaz</text:p>
      <text:p text:style-name="P17">- <text:span text:style-name="T230">děsivý řev</text:span></text:p>
      <text:p text:style-name="P17">- <text:span text:style-name="T235">spánek</text:span></text:p>
      <text:p text:style-name="P17">- <text:span text:style-name="T236">paralýza</text:span></text:p>
      <text:p text:style-name="P17">- <text:span text:style-name="T230">bojová telekineze (rozhýbe všechny předměty kolem)</text:span></text:p>
      <text:p text:style-name="P18"><text:span text:style-name="T229">- </text:span><text:span text:style-name="T16">metamorfóza (do člověka, do elfa a podobně) – to se celkem hodí k zeleným drakům</text:span></text:p>
      <text:p text:style-name="P21"><text:soft-page-break/>Jsou draci inteligentní? Mluví? Mají vlastní cíle a záměry?<text:line-break/>- to bych asi nechal na PJovi.<text:line-break/>- Divocí draci budou působit živelněji, mluvící draci pohádkověji, draci s vlastními cíli a záměry se hodí do příběhů po politice a machinacích, nebo třeba jako mocní protivníci vládnoucí vlastním říším.</text:p>
      <text:h text:style-name="Heading_20_2" text:outline-level="2"><text:bookmark-start text:name="__RefHeading___Toc1832_3850923094"/>Gorgona<text:bookmark-end text:name="__RefHeading___Toc1832_3850923094"/></text:h>
      <text:p text:style-name="P77">Magický tvor</text:p>
      <text:p text:style-name="P77">Zranitelnost pouze kouzlem nebo kouzelnou zbraní?</text:p>
      <text:p text:style-name="P77">Ohavné zvíře s rohy, pařáty, tesáky a křídly.</text:p>
      <text:p text:style-name="P77">Umí lítat?</text:p>
      <text:p text:style-name="P77">Po smrti se promění v kámen?</text:p>
      <text:h text:style-name="Heading_20_2" text:outline-level="2"><text:bookmark-start text:name="__RefHeading___Toc1834_3850923094"/>Gryf<text:bookmark-end text:name="__RefHeading___Toc1834_3850923094"/></text:h>
      <text:p text:style-name="P92">Tělo lva, hlava orla, orlí křídla.</text:p>
      <text:p text:style-name="P92">- <text:span text:style-name="T333">spíš přední půlka těla orlí, zadní lví.</text:span></text:p>
      <text:p text:style-name="P92">- <text:span text:style-name="T333">má 4 nohy: přední pár jsou orlí spáry, zadní pár jsou lví tlapy.</text:span></text:p>
      <text:p text:style-name="P92">- <text:span text:style-name="T334">velký je jako kůň a jde ochočit a jezdit na něm</text:span></text:p>
      <text:h text:style-name="Heading_20_2" text:outline-level="2"><text:bookmark-start text:name="__RefHeading___Toc1836_3850923094"/>Hadi<text:bookmark-end text:name="__RefHeading___Toc1836_3850923094"/></text:h>
      <text:p text:style-name="Text_20_body">- <text:span text:style-name="T46">j</text:span><text:span text:style-name="T47">sou imunní proti vlastnímu jedu</text:span></text:p>
      <text:p text:style-name="P31"><text:soft-page-break/>TODO: Obří varianty (asi od jakéhokoliv hada). Je to pak magický tvor? <text:span text:style-name="T245">Asi ne.</text:span></text:p>
      <text:p text:style-name="P31">- <text:span text:style-name="T245">jak bojuje škrtič, jak bojuje jedovatý had.</text:span></text:p>
      <text:p text:style-name="P31">- <text:span text:style-name="T246">plivání jedu (zmije?)</text:span></text:p>
      <text:h text:style-name="Heading_20_3" text:outline-level="3"><text:bookmark-start text:name="__RefHeading___Toc2848_3430540378"/>Hroznýš<text:bookmark-end text:name="__RefHeading___Toc2848_3430540378"/></text:h>
      <text:p text:style-name="P26">10 metrů?</text:p>
      <text:p text:style-name="Text_20_body">- <text:span text:style-name="T242">škrtič</text:span></text:p>
      <text:p text:style-name="P27">Trojhranná hlava a silné tělo.</text:p>
      <text:p text:style-name="P27">Škrcení nebo úder nosem.</text:p>
      <text:h text:style-name="Heading_20_3" text:outline-level="3"><text:bookmark-start text:name="__RefHeading___Toc2850_3430540378"/>Chřestýš<text:bookmark-end text:name="__RefHeading___Toc2850_3430540378"/></text:h>
      <text:p text:style-name="P25">3 metry</text:p>
      <text:p text:style-name="Text_20_body">- <text:span text:style-name="T243">jed</text:span></text:p>
      <text:p text:style-name="P93">Hnědé a bílé skvrny v károvém vzoru. Na konci ocasu má chřestidlo, kterým varuje případné útočníky.</text:p>
      <text:h text:style-name="Heading_20_3" text:outline-level="3"><text:bookmark-start text:name="__RefHeading___Toc2852_3430540378"/>Kobra plivající<text:bookmark-end text:name="__RefHeading___Toc2852_3430540378"/></text:h>
      <text:p text:style-name="Text_20_body">- <text:span text:style-name="T336">plivání jedu, jed se vstřebává kůží, oslepuje</text:span></text:p>
      <text:p text:style-name="Text_20_body">- <text:span text:style-name="T338">umí otrávit i kousnutím</text:span></text:p>
      <text:p text:style-name="P94"><text:span text:style-name="T337">- před útokem vztyčí přední část těla a roztáhne kápi za hlavou, takže vypadá mnohem větší. Charakteristická kresba brýlí na kápi (o</text:span><text:span text:style-name="T50">věřit</text:span><text:span text:style-name="T337">).</text:span></text:p>
      <text:h text:style-name="Heading_20_3" text:outline-level="3"><text:bookmark-start text:name="__RefHeading___Toc2854_3430540378"/><text:soft-page-break/>Mamba černá<text:bookmark-end text:name="__RefHeading___Toc2854_3430540378"/></text:h>
      <text:p text:style-name="P29">2-5 metrů</text:p>
      <text:p text:style-name="P28">- <text:span text:style-name="T243">jed (velmi silný)</text:span></text:p>
      <text:p text:style-name="P118">Žije v teplém pásmu (buš, prales)</text:p>
      <text:h text:style-name="Heading_20_3" text:outline-level="3"><text:bookmark-start text:name="__RefHeading___Toc2856_3430540378"/>Zmije<text:bookmark-end text:name="__RefHeading___Toc2856_3430540378"/></text:h>
      <text:p text:style-name="P30">1-2 metry</text:p>
      <text:p text:style-name="P30">- jed</text:p>
      <text:p text:style-name="P30">Žlutá barva s jamkami na hlavě.</text:p>
      <text:p text:style-name="P30">- <text:span text:style-name="T244">infravidění? (orientuje se podle zdrojů tepla)</text:span></text:p>
      <text:h text:style-name="P233" text:outline-level="2"><text:bookmark-start text:name="__RefHeading___Toc1838_3850923094"/>Harpyje<text:bookmark-end text:name="__RefHeading___Toc1838_3850923094"/></text:h>
      <text:p text:style-name="P74">Napůl orel, napůl žena.</text:p>
      <text:p text:style-name="P75">Zpěv – poblouznění. Test na Duši? <text:span text:style-name="T238">V DrD mohla harpyje poblouzněného požírat, to je asi zbytečný. Může bejt ale oblbnutej, když se na něj harpyje vrhnou (nevýhoda).</text:span></text:p>
      <text:p text:style-name="P76">Říká se, že vidět harpyji přináší smůlu.</text:p>
      <text:p text:style-name="P76">Hnízdí na vysokých skalách, v jeskyních, v ruinách hradů a tvrzí a zpěvem <text:span text:style-name="T247">tam</text:span> lákají kořist.</text:p>
      <text:p text:style-name="P73">(mohou se rozmnožovat? Asi ano...) <text:span text:style-name="T248">Aha, existují i samci s tělem starců (ti nezpívají).</text:span></text:p>
      <text:h text:style-name="Heading_20_2" text:outline-level="2"><text:bookmark-start text:name="__RefHeading___Toc1840_3850923094"/><text:soft-page-break/>Hmyz<text:bookmark-end text:name="__RefHeading___Toc1840_3850923094"/></text:h>
      <text:p text:style-name="P67">- Obří varianty <text:span text:style-name="T251">(o malých asi nemá smysl mluvit)</text:span></text:p>
      <text:p text:style-name="P69">Hmyz má 6 nohou a tykadla.</text:p>
      <text:h text:style-name="Heading_20_3" text:outline-level="3"><text:bookmark-start text:name="__RefHeading___Toc2858_3430540378"/>Brouk nosatec<text:bookmark-end text:name="__RefHeading___Toc2858_3430540378"/></text:h>
      <text:p text:style-name="Text_20_body">- <text:span text:style-name="T251">metr dlouhý hnědý brouk s půlmetrovým bodcem v přední části těla. Rád útočí s rozběhem (výhoda).</text:span></text:p>
      <text:p text:style-name="Text_20_body">- <text:span text:style-name="T252">umí lítat, ale dělá to jen zřídka.</text:span></text:p>
      <text:h text:style-name="Heading_20_3" text:outline-level="3"><text:bookmark-start text:name="__RefHeading___Toc2860_3430540378"/>Brouk ohnivec<text:bookmark-end text:name="__RefHeading___Toc2860_3430540378"/></text:h>
      <text:p text:style-name="Text_20_body">/<text:span text:style-name="T342">* Fire beatle */</text:span></text:p>
      <text:p text:style-name="Text_20_body">- <text:span text:style-name="T343">rudě žhnoucí skvrny na krovkách (dají se </text:span><text:span text:style-name="T51">z nich</text:span><text:span text:style-name="T343"> vyrobit rudě žhnoucí lampy).</text:span></text:p>
      <text:p text:style-name="Text_20_body">- <text:span text:style-name="T344">lze vytěžit magenergii</text:span></text:p>
      <text:h text:style-name="Heading_20_3" text:outline-level="3"><text:bookmark-start text:name="__RefHeading___Toc2862_3430540378"/>Brouk ostnatec<text:bookmark-end text:name="__RefHeading___Toc2862_3430540378"/></text:h>
      <text:p text:style-name="P32">1.5 metru, <text:span text:style-name="T253">písčitá barva,</text:span> ploché tělo se spoustou ostnů a výrůstků.</text:p>
      <text:p text:style-name="P32">- <text:span text:style-name="T254">létá jen v případě krajní nouze</text:span></text:p>
      <text:h text:style-name="Heading_20_3" text:outline-level="3"><text:bookmark-start text:name="__RefHeading___Toc2864_3430540378"/>Moucha zlodějka<text:bookmark-end text:name="__RefHeading___Toc2864_3430540378"/></text:h>
      <text:p text:style-name="Text_20_body">- <text:span text:style-name="T255">chci ji vůbec uvádět?</text:span></text:p>
      <text:p text:style-name="P33">Krade lesklé přemděty.</text:p>
      <text:h text:style-name="Heading_20_3" text:outline-level="3"><text:bookmark-start text:name="__RefHeading___Toc2866_3430540378"/><text:soft-page-break/>Ploštice zelená<text:bookmark-end text:name="__RefHeading___Toc2866_3430540378"/></text:h>
      <text:p text:style-name="P34">Jedovatá kusadla – částečné ochromení.</text:p>
      <text:h text:style-name="Heading_20_3" text:outline-level="3"><text:bookmark-start text:name="__RefHeading___Toc2868_3430540378"/>Roháč obří<text:bookmark-end text:name="__RefHeading___Toc2868_3430540378"/></text:h>
      <text:p text:style-name="P35">1.5 metru, lesklý černý pancíř, obrovská kusadla</text:p>
      <text:p text:style-name="P35">- <text:span text:style-name="T256">snaží se zakousnout do nohy</text:span></text:p>
      <text:p text:style-name="P36">Žije v mokřinách a vlhkých jeskyních.</text:p>
      <text:p text:style-name="P36">- samičky jsou menší a mají mnohem menší kusadla</text:p>
      <text:h text:style-name="Heading_20_3" text:outline-level="3"><text:bookmark-start text:name="__RefHeading___Toc2870_3430540378"/>Štír obří<text:bookmark-end text:name="__RefHeading___Toc2870_3430540378"/></text:h>
      <text:p text:style-name="Text_20_body">- <text:span text:style-name="T330">1 metr</text:span></text:p>
      <text:p text:style-name="Text_20_body">- <text:span text:style-name="T330">nesmírně rychlý</text:span></text:p>
      <text:p text:style-name="Text_20_body">- <text:span text:style-name="T330">velmi rychlý jed (</text:span><text:span text:style-name="T48">3</text:span><text:span text:style-name="T330"> kola?), bodec na konci ocasu</text:span></text:p>
      <text:h text:style-name="P261" text:outline-level="3"><text:bookmark-start text:name="__RefHeading___Toc2872_3430540378"/>Termit obří<text:bookmark-end text:name="__RefHeading___Toc2872_3430540378"/></text:h>
      <text:p text:style-name="P95">- <text:span text:style-name="T339">královna, bojovníci, dělníci, larvy</text:span></text:p>
      <text:p text:style-name="P95">- <text:span text:style-name="T341">královna telepaticky ovládá všechny své poddané. Dá se s ní mluvit telepaticky.</text:span></text:p>
      <text:p text:style-name="P95">- <text:span text:style-name="T340">chitinový pancíř (jde z něj vyrobit zbroj – co dělá?)</text:span></text:p>
      <text:h text:style-name="Heading_20_3" text:outline-level="3"><text:bookmark-start text:name="__RefHeading___Toc2874_3430540378"/>Vážka jeskynní<text:bookmark-end text:name="__RefHeading___Toc2874_3430540378"/></text:h>
      <text:p text:style-name="P37">metr dlouhá</text:p>
      <text:p text:style-name="P39">- dravec</text:p>
      <text:p text:style-name="P38"><text:soft-page-break/>Žije v podzemních prostorách, většinou u podzemních jezer. Loví v noci.</text:p>
      <text:p text:style-name="P38">- <text:span text:style-name="T257">útočí modrými blesky</text:span></text:p>
      <text:p text:style-name="P38">- <text:span text:style-name="T257">infravidění</text:span></text:p>
      <text:p text:style-name="P38">- nesnáší světlo, takže když ji vyruší například někdo s lucernou, zuřivě na něj zaútočí.</text:p>
      <text:h text:style-name="P234" text:outline-level="2"><text:bookmark-start text:name="__RefHeading___Toc1842_3850923094"/>Hnus plíž<text:span text:style-name="T347">i</text:span>vý<text:bookmark-end text:name="__RefHeading___Toc1842_3850923094"/></text:h>
      <text:p text:style-name="P96">- <text:span text:style-name="T345">namodralá obří améba</text:span></text:p>
      <text:p text:style-name="P96">- <text:span text:style-name="T346">umí se protáhnout úzkými škvírami</text:span></text:p>
      <text:p text:style-name="P96">- <text:span text:style-name="T346">leptá živé tkáně</text:span></text:p>
      <text:p text:style-name="P96">- <text:span text:style-name="T348">lze ho rozseknout na </text:span><text:span text:style-name="T52">dva</text:span><text:span text:style-name="T348"> menších plíživé hnusy (možná se sám rozdělí, když je moc velkej)</text:span></text:p>
      <text:h text:style-name="P235" text:outline-level="2"><text:bookmark-start text:name="__RefHeading___Toc1844_3850923094"/>Jednorožec<text:bookmark-end text:name="__RefHeading___Toc1844_3850923094"/></text:h>
      <text:p text:style-name="P102">- <text:span text:style-name="T353">umí mluvit (?)</text:span></text:p>
      <text:p text:style-name="P102">- <text:span text:style-name="T355">pomocí rohu sesílá kouzelnická kouzla</text:span><text:span text:style-name="T354"> (to fakt ne)</text:span></text:p>
      <text:p text:style-name="P103">- <text:span text:style-name="T357">zabít jednorožce přináší smůlu (to se mi líbí). Mechanicky všechny hody házet 2x a vybrat horší výsledek. Jak se toho zbavit? Zkriplit si postavu natrvalo není fun.<text:line-break/>- smůla pomine, pouze když dotyčný svého činu upřímně lituje a vynahradí to nějakým zásadním dobrým skutkem. Když ovšem dotyčný po takovém odčinění zabije jednorožce znovu, smůl</text:span><text:span text:style-name="T57">y </text:span><text:span text:style-name="T58">se už nikdy nezbaví</text:span><text:span text:style-name="T357">.</text:span></text:p>
      <text:p text:style-name="P104"><text:soft-page-break/>TODO: Co se vyrábí z rohu (mám to v Trossu)</text:p>
      <text:p text:style-name="P104">- <text:span text:style-name="T361">symbol čistoty a neposkvrněnosti. Pouhá jeho přítomnost uzdravuje les.</text:span></text:p>
      <text:h text:style-name="Heading_20_2" text:outline-level="2"><text:bookmark-start text:name="__RefHeading___Toc1848_3850923094"/>Kostěj nesmrtelný<text:bookmark-end text:name="__RefHeading___Toc1848_3850923094"/></text:h>
      <text:p text:style-name="P107">TODO: pogooglit a inspirovat se tím</text:p>
      <text:p text:style-name="P107">- v DrD vysoká humanoidní postava s kostěným hřebenem na hlavě, s tělem tvrdým jako kost a s výrůstky na hrudi, které vypadají jako žebra<text:line-break/>- umí kouzlit<text:line-break/>- ovládá nemrtvé (mohl by je umět přímo tvořit)</text:p>
      <text:h text:style-name="Heading_20_2" text:outline-level="2"><text:bookmark-start text:name="__RefHeading___Toc1850_3850923094"/>Keř dravý<text:bookmark-end text:name="__RefHeading___Toc1850_3850923094"/></text:h>
      <text:p text:style-name="Text_20_body">- <text:span text:style-name="T365">masožravý tvor</text:span></text:p>
      <text:p text:style-name="Text_20_body">- <text:span text:style-name="T366">jeho větve jsou maskovaná šlahounovitá chapadla. Lze je ničit jednotlivě</text:span></text:p>
      <text:p text:style-name="Text_20_body">- <text:span text:style-name="T367">tělo má pod zemí, tam se skrývají velká zubatá ústa</text:span></text:p>
      <text:h text:style-name="P236" text:outline-level="2"><text:bookmark-start text:name="__RefHeading___Toc1852_3850923094"/>Huňáč modrý<text:bookmark-end text:name="__RefHeading___Toc1852_3850923094"/></text:h>
      <text:p text:style-name="P97">Modře světélkující oči. Připomíná černou kočku, <text:span text:style-name="T258">ve skutečnosti je jeho srst tmavě modrá</text:span>.</text:p>
      <text:p text:style-name="P97">- <text:span text:style-name="T259">loví jako šelma (zuby, drápy)</text:span></text:p>
      <text:p text:style-name="P97">- <text:span text:style-name="T259">brání se modrými blesky (jedno kolo naježení)</text:span></text:p>
      <text:h text:style-name="P237" text:outline-level="2"><text:bookmark-start text:name="__RefHeading___Toc1854_3850923094"/><text:soft-page-break/>Huňáč <text:span text:style-name="T189">zelený</text:span><text:bookmark-end text:name="__RefHeading___Toc1854_3850923094"/></text:h>
      <text:p text:style-name="P98"><text:span text:style-name="T53">Z</text:span><text:span text:style-name="T54">eleně</text:span><text:span text:style-name="T349"> světélkující oči. Připomíná kočku, má zelenou srst (tmavou srst se zeleným leskem?</text:span></text:p>
      <text:p text:style-name="P98">- <text:span text:style-name="T351">umí se měnit do jiných zvířat (stále má černou srst se zeleným leskem)</text:span></text:p>
      <text:p text:style-name="P97">- <text:span text:style-name="T259">loví jako šelma (zuby, drápy)</text:span></text:p>
      <text:p text:style-name="P98"><text:span text:style-name="T350">- brání se </text:span><text:span text:style-name="T56">z</text:span><text:span text:style-name="T55">elenými</text:span><text:span text:style-name="T350"> blesky (jedno kolo naježení)</text:span></text:p>
      <text:h text:style-name="Heading_20_2" text:outline-level="2"><text:bookmark-start text:name="__RefHeading___Toc2712_3430540378"/>Hydra<text:bookmark-end text:name="__RefHeading___Toc2712_3430540378"/></text:h>
      <text:p text:style-name="P173">TODO</text:p>
      <text:h text:style-name="P238" text:outline-level="2"><text:bookmark-start text:name="__RefHeading___Toc3608_3430540378"/>Lesní tvorové<text:bookmark-end text:name="__RefHeading___Toc3608_3430540378"/></text:h>
      <text:p text:style-name="P168">zmínit bludičku, keř dravý, jednorožce, <text:span text:style-name="T441">hady, určité druhy zvířat (např. tygry, medvědy)</text:span></text:p>
      <text:h text:style-name="Heading_20_3" text:outline-level="3"><text:bookmark-start text:name="__RefHeading___Toc3610_3430540378"/>Dryáda<text:bookmark-end text:name="__RefHeading___Toc3610_3430540378"/></text:h>
      <text:p text:style-name="P169">/<text:span text:style-name="T437">* původně Víla lesní */</text:span></text:p>
      <text:p text:style-name="P169">/<text:span text:style-name="T435">* možná spíš Dryády? Jo, asi jo. Víla je pohádková bytost, já bych to ale spíš směřoval Sapkovským stylem, tj. že magičtí tvorové jsou nebezpeční. Dryády, které chrání les pomocí oživlých stromů, k tomu sedí mnohem víc než lesní víly. */</text:span></text:p>
      <text:p text:style-name="P155">Podobá se elfské dívce. <text:span text:style-name="T421">Má ráda měsíční noci. Jezdí na jelenech, losech, sobech a jiných lesních zvířatech – vždy bez sedla.</text:span></text:p>
      <text:p text:style-name="P156"><text:soft-page-break/>Víly se starají o svůj les a urputně ho brání před kácením a drancováním.<text:line-break/>- <text:span text:style-name="T434">dokáží oživit stromy</text:span></text:p>
      <text:p text:style-name="P157">Vílí tanec – kouzelný rituál. <text:span text:style-name="T422">Kdo se k němu přichomýtne, propadne vílímu kouzlu a bude s nimi tancovat až do rána.</text:span></text:p>
      <text:p text:style-name="P158">Víly umí procházet dřevem (vejdou do jednoho stromu a objeví se u kteréhokoliv jiného v lese).</text:p>
      <text:p text:style-name="P159">Palác <text:span text:style-name="T423">(spíš obydlí v korunách stromů)</text:span>, královna víl.</text:p>
      <text:p text:style-name="P154">Dlouhé luky (nebo spíš krátké, víly jsou prťavé)</text:p>
      <text:h text:style-name="Heading_20_3" text:outline-level="3"><text:bookmark-start text:name="__RefHeading___Toc3612_3430540378"/><text:span text:style-name="T440">O</text:span>živlý <text:span text:style-name="T440">strom</text:span><text:bookmark-end text:name="__RefHeading___Toc3612_3430540378"/></text:h>
      <text:p text:style-name="P169">- <text:span text:style-name="T433">hvozd může ožívat sám o sobě</text:span></text:p>
      <text:p text:style-name="P174">- strom může někdo cíleně oživit (druidi? Lesní víly – to by šlo)</text:p>
      <text:h text:style-name="Heading_20_2" text:outline-level="2"><text:bookmark-start text:name="__RefHeading___Toc1858_3850923094"/>Lykantropové<text:bookmark-end text:name="__RefHeading___Toc1858_3850923094"/></text:h>
      <text:p text:style-name="Text_20_body">- <text:span text:style-name="T261">ovládají zvířata a umí na sebe brát jejich podobu</text:span></text:p>
      <text:p text:style-name="Text_20_body">- <text:span text:style-name="T264">jsou dlouhověcí</text:span></text:p>
      <text:p text:style-name="Text_20_body">- <text:span text:style-name="T262">ve zvířecí formě se řídí spíš svými instinkty než rozumem a jsou mnohem agresivnější</text:span></text:p>
      <text:p text:style-name="Text_20_body">- <text:span text:style-name="T266">proměna trvá jen jedno kolo, nejde ale ve zbroji (obyčejné oblečení se při tom roztrhá).</text:span></text:p>
      <text:p text:style-name="Text_20_body">- <text:span text:style-name="T282">lykantropové vznikli kdysi z lidí, tj. humanoidní podoba lykantropa je vždycky člověk (byl to pokus udělat z tehdy divokých lidí monstra použitelná ve válkách Řádu proti Chaosu).</text:span></text:p>
      <text:p text:style-name="P12"><text:soft-page-break/>I<text:span text:style-name="T283">DEA: Lykantropy původně stvořili druidi.</text:span></text:p>
      <text:p text:style-name="Text_20_body">- <text:span text:style-name="T269">imunita proti jedům a nemocem s výjimkou vlčího moru.</text:span></text:p>
      <text:p text:style-name="Text_20_body">- <text:span text:style-name="T265">zranění obyčejnou zbraní rychle regenerují, zranění stříbrem nebo ohněm se jim naopak léčí velmi dlouho. Zbraně potřené vlčím morem také lykantropovi znemožňují regeneraci (navíc k účinku jedu).<text:line-break/>- lykantropové regenerují 2 životy za kolo</text:span></text:p>
      <text:p text:style-name="P51">- <text:span text:style-name="T268">v lidské podobě má lykantrop kromě regenerace a schopnosti ovládat zvířata stejné vlastnosti jako obyčejný člověk (vlastnosti v rozsahu 1-5, může mít povolání atd.).</text:span></text:p>
      <text:p text:style-name="P50">- <text:span text:style-name="T270">z mrtvého lykantropa lze vytěžit magenergii (nějaká část těla (srdce?) by mohla bejt vzácná surovina používaná na lektvar metamorfózy do příslušného druhu zvířete).</text:span></text:p>
      <text:h text:style-name="Heading_20_4" text:outline-level="4">Lidská vs zvířecí nátura lykantropů</text:h>
      <text:p text:style-name="P47"><text:span text:style-name="T26">Většina</text:span><text:span text:style-name="T279"> lykantropů se klaní spíš ke své zvířecí stránce a preferují </text:span><text:span text:style-name="T26">život</text:span><text:span text:style-name="T279"> v divočině mezi zvířaty „svého“ druhu. Část jich ale přijala svou lidskou část a žijí mezi lidmi (elfy...), případně si </text:span><text:span text:style-name="T26">z</text:span><text:span text:style-name="T27">aberou nějaký </text:span><text:span text:style-name="T279">hrad, tvrz či podzemí, kterému pak vládnou.<text:line-break/><text:tab/>„Divoké“ lykantropy jde obvykle potkat jen tam, odkud původně pochází – tygrodlak například nebude žít ve smrkovém lese. Civilizované je možné potkat kdekoliv, </text:span><text:span text:style-name="T26">t</text:span><text:span text:style-name="T31">ygrodlak se například může vydávat za kupce ze zámoří</text:span><text:span text:style-name="T279">.</text:span></text:p>
      <text:p text:style-name="P48">Potenciální konflikt:<text:line-break/>- pověrčivost (lidé věří, že lykantropové jsou vraždící bestie, a že je třeba je vyhubit). Má to dobrý důvod – lidé nakažení lykantropií takoví skutečně jsou.<text:line-break/>- někdo nakažený lykantropií (záměrně nebo taky ne – mohl třeba napadnout lykantropa, přežil to a vrátil se zpět do civilizace).</text:p>
      <text:h text:style-name="Heading_20_4" text:outline-level="4"><text:soft-page-break/>Taktika <text:span text:style-name="T284">boje</text:span></text:h>
      <text:p text:style-name="P52"><text:span text:style-name="T35">T</text:span><text:span text:style-name="T30">ěžce zraněný lykantrop obvykle uteče z boje, doregeneruje si zranění a vrátí se zpět.</text:span></text:p>
      <text:p text:style-name="P53"><text:span text:style-name="T30">V</text:span><text:span text:style-name="T2">e zvířecí podobě bojuje jako šelma (viz zvířata), v lidské jako člověk.</text:span></text:p>
      <text:h text:style-name="Heading_20_4" text:outline-level="4"><text:span text:style-name="T30">L</text:span><text:span text:style-name="T2">ykantropie</text:span></text:h>
      <text:p text:style-name="P51">Nakažení lykantropií<text:line-break/>- při kousnutí<text:line-break/>- projeví se za úplňku, náměsíčná proměna ve zvíře, často agresivní. <text:span text:style-name="T267">Ráno se vrátí, nic si nepamatuje a cítí se rozlámaná.</text:span></text:p>
      <text:p text:style-name="P51">- <text:span text:style-name="T263">člověk se může </text:span><text:span text:style-name="T28">n</text:span><text:span text:style-name="T29">akazit lykantropií ale nemůže se stát lykantropem</text:span><text:span text:style-name="T263"> (co barb</text:span><text:span text:style-name="T28">a</text:span><text:span text:style-name="T263">r, elf, trpaslík? Určitě taky)</text:span></text:p>
      <text:p text:style-name="P13">Osoba nakažená lykantropií není lykantrop!</text:p>
      <text:p text:style-name="P49"><text:span text:style-name="T30">TODO: Léčení lykantropie </text:span><text:span text:style-name="T32">(it shouldn‘</text:span><text:span text:style-name="T183">t be easy</text:span><text:span text:style-name="T184">)</text:span><text:span text:style-name="T183">. </text:span><text:span text:style-name="T185">Mohlo by to vy</text:span><text:span text:style-name="T33">žadovat nějakou vzácnou surovinu (například prach z rohu jednorožce) </text:span><text:span text:style-name="T34">nebo možná nějakej druidskej rituál</text:span><text:span text:style-name="T33">.</text:span></text:p>
      <text:h text:style-name="P262" text:outline-level="3"><text:bookmark-start text:name="__RefHeading___Toc2876_3430540378"/>Kancodlak<text:bookmark-end text:name="__RefHeading___Toc2876_3430540378"/></text:h>
      <text:p text:style-name="P106">Žije obvykle v lese mezi ostatními kanci (může je ovládat). Mění se v obrovského kance.</text:p>
      <text:p text:style-name="P106">- <text:span text:style-name="T362">rád se všemi soupeří, nejlépe ve fyzickém zápase</text:span></text:p>
      <text:h text:style-name="Heading_20_3" text:outline-level="3"><text:bookmark-start text:name="__RefHeading___Toc2878_3430540378"/>Krysodlak<text:bookmark-end text:name="__RefHeading___Toc2878_3430540378"/></text:h>
      <text:p text:style-name="P41">Krysodlaci žijí ve starých katakombách, pobořených a zarostl<text:span text:style-name="T271">ý</text:span>ch zámcích, ve stokách velkých měst. <text:span text:style-name="T272">Mají rádi tmu, vlhko a chladno.</text:span></text:p>
      <text:p text:style-name="P44"><text:soft-page-break/>V lidské podobě jsou obvykle malí, s poněkud kocouří vizáží.</text:p>
      <text:p text:style-name="P41">- <text:span text:style-name="T273">infravidění</text:span></text:p>
      <text:p text:style-name="P41">- <text:span text:style-name="T274">rádi žijí v luxusu? (Huh? To nějak nejde dohromady s těma stokama)</text:span></text:p>
      <text:p text:style-name="P41">- <text:span text:style-name="T275">ovládá obyčejné krysy (viz krysí hejno) a obvykle vede smečku obřích krys.</text:span></text:p>
      <text:h text:style-name="Heading_20_3" text:outline-level="3"><text:bookmark-start text:name="__RefHeading___Toc2880_3430540378"/>Medvědodlak<text:bookmark-end text:name="__RefHeading___Toc2880_3430540378"/></text:h>
      <text:p text:style-name="P42">Nejraději žijí osaměle v lesích.</text:p>
      <text:p text:style-name="P43">Bývají obrovští, zavalití a chlupatí.</text:p>
      <text:p text:style-name="P43">- <text:span text:style-name="T280">ovládá medvědy.</text:span></text:p>
      <text:h text:style-name="Heading_20_3" text:outline-level="3"><text:bookmark-start text:name="__RefHeading___Toc2882_3430540378"/>Tygrodlak<text:bookmark-end text:name="__RefHeading___Toc2882_3430540378"/></text:h>
      <text:p text:style-name="P45">Tygrodlaci, u kterých převažuje lidská stránka, rádi žijí v luxusu. Často se stávají vládci vlastního panství.</text:p>
      <text:p text:style-name="P46">V lidské podobě jsou mají obvykle svalnatou, atletickou postavu s krásnou tváří, obvykle s ryšavými vlasy a vousy.</text:p>
      <text:h text:style-name="Heading_20_3" text:outline-level="3"><text:bookmark-start text:name="__RefHeading___Toc2884_3430540378"/>Vlkodlak<text:bookmark-end text:name="__RefHeading___Toc2884_3430540378"/></text:h>
      <text:p text:style-name="Text_20_body">- <text:span text:style-name="T276">žijí obyčejně tam, co vlci, tedy v lesích či na volných pláních.</text:span></text:p>
      <text:p text:style-name="Text_20_body">- <text:span text:style-name="T277">vlkodlak obyčejně vede smečku vlků, případně lítých vlků.</text:span></text:p>
      <text:p text:style-name="Text_20_body">- <text:span text:style-name="T281">vlkodlaci sami často tvoří smečku</text:span></text:p>
      <text:p text:style-name="P175">V lidské podobě bývají vysocí, šlachovití se sveřepými rysy.</text:p>
      <text:h text:style-name="P239" text:outline-level="2"><text:soft-page-break/>Medůza</text:h>
      <text:p text:style-name="P181"><text:span text:style-name="T431">/* </text:span><text:span text:style-name="T79">Nehledě na to, jestli bude zkameňovat bazilišek nebo jiná potvora, by měla v pravidlech existovat možnost zkamenění zrušit (a asi bude účinkovat i na zkamenělé trolly) */</text:span></text:p>
      <text:h text:style-name="P240" text:outline-level="2"><text:bookmark-start text:name="__RefHeading___Toc1862_3850923094"/>Mořští tvorové<text:bookmark-end text:name="__RefHeading___Toc1862_3850923094"/></text:h>
      <text:h text:style-name="P263" text:outline-level="3"><text:bookmark-start text:name="__RefHeading___Toc2886_3430540378"/>Kraken<text:bookmark-end text:name="__RefHeading___Toc2886_3430540378"/></text:h>
      <text:p text:style-name="P108">/<text:span text:style-name="T352">* </text:span><text:span text:style-name="T59">C</text:span><text:span text:style-name="T60">hobotnice ďábelská</text:span><text:span text:style-name="T352"> */</text:span></text:p>
      <text:p text:style-name="P108">- <text:span text:style-name="T352">menší loď rozdrtí na kusy, větší stáhne pod vodu</text:span></text:p>
      <text:p text:style-name="P108">- <text:span text:style-name="T352">má 8 chapadel. Když se obráncům podaří přesekat alespoň 4 z nich, kraken se stáhne.</text:span></text:p>
      <text:h text:style-name="P264" text:outline-level="3"><text:bookmark-start text:name="__RefHeading___Toc2888_3430540378"/>Obří mořský had<text:bookmark-end text:name="__RefHeading___Toc2888_3430540378"/></text:h>
      <text:p text:style-name="P149">- <text:span text:style-name="T335">obrovský, dokáže obtočit loď a rozdrtit ji vejpůl. Když se pro to rozhodne, zažene ho jen ztráta více než poloviny životů.</text:span></text:p>
      <text:p text:style-name="P150">Koník mořský obří</text:p>
      <text:h text:style-name="P265" text:outline-level="3"><text:bookmark-start text:name="__RefHeading___Toc2890_3430540378"/>Obří mořský koník<text:bookmark-end text:name="__RefHeading___Toc2890_3430540378"/></text:h>
      <text:h text:style-name="P265" text:outline-level="3"><text:bookmark-start text:name="__RefHeading___Toc2892_3430540378"/>Obří krab<text:bookmark-end text:name="__RefHeading___Toc2892_3430540378"/></text:h>
      <text:p text:style-name="P108">- <text:span text:style-name="T368">useknutá klepeta po čase dorostou</text:span></text:p>
      <text:p text:style-name="P108">- <text:span text:style-name="T368">je masožravý, postavy zkusí „ulovit“</text:span></text:p>
      <text:p text:style-name="P108"><text:soft-page-break/>- <text:span text:style-name="T369">různá zranitelnost částí těla (klepeta jsou prakticky nezranitelná, krunýř taky)</text:span></text:p>
      <text:h text:style-name="Heading_20_3" text:outline-level="3"><text:bookmark-start text:name="__RefHeading___Toc3614_3430540378"/>Panna mořská<text:bookmark-end text:name="__RefHeading___Toc3614_3430540378"/></text:h>
      <text:p text:style-name="P160">- <text:span text:style-name="T402">dravé mořské víly se zelenou šupinatou kůží a rybím ocasem.</text:span></text:p>
      <text:p text:style-name="P160">- <text:span text:style-name="T403">komunikují telepaticky, jinak jsou němé</text:span></text:p>
      <text:p text:style-name="P160">- <text:span text:style-name="T404">mohou dýchat na vzduchu</text:span></text:p>
      <text:p text:style-name="P160">- <text:span text:style-name="T69">umí kouzlo </text:span><text:span text:style-name="T157">vodní dech</text:span></text:p>
      <text:p text:style-name="P161"><text:span text:style-name="T181">- </text:span><text:span text:style-name="T182">rády se zdobí (nosí šperky)</text:span></text:p>
      <text:h text:style-name="Heading_20_3" text:outline-level="3"><text:bookmark-start text:name="__RefHeading___Toc2894_3430540378"/>Žralok<text:bookmark-end text:name="__RefHeading___Toc2894_3430540378"/></text:h>
      <text:h text:style-name="Heading_20_2" text:outline-level="2"><text:bookmark-start text:name="__RefHeading___Toc2714_3430540378"/>Nemrtví<text:bookmark-end text:name="__RefHeading___Toc2714_3430540378"/></text:h>
      <text:p text:style-name="P112"><text:span text:style-name="T371">Nemrtví jsou tvorové, kteří zemřeli, ale </text:span><text:span text:style-name="T61">jejich duše j</text:span><text:span text:style-name="T62">e</text:span><text:span text:style-name="T61"> uvězněna ve fyzickém světě.</text:span></text:p>
      <text:p text:style-name="P112"><text:span text:style-name="T61">- </text:span><text:span text:style-name="T63">může b</text:span><text:span text:style-name="T64">ýt</text:span><text:span text:style-name="T63"> uvězněna ve fyzickém těle</text:span></text:p>
      <text:p text:style-name="P112"><text:span text:style-name="T63">- </text:span><text:span text:style-name="T62">může být vázána k nějakému předmětu nebo místu</text:span></text:p>
      <text:p text:style-name="P112"><text:span text:style-name="T62">- </text:span><text:span text:style-name="T65">v případě nemrtvých je to vždy duše původního těla.</text:span></text:p>
      <text:p text:style-name="P167"><text:span text:style-name="T61">T</text:span><text:span text:style-name="T65">ODO: Zrušit rozdělení na vyšší a nižší nemrtvé (zmínit ho, ale nedávat do pravidel kapitoly s tímhle názvem, protože mezi nižšími nemrtvými bude asi jen zombie. </text:span><text:span text:style-name="T80">Hmm, pak je to rozdělení asi celé o ničem</text:span><text:span text:style-name="T65">)</text:span></text:p>
      <text:list xml:id="list2904424670" text:style-name="L5">
        <text:list-item>
          <text:p text:style-name="P288">Nižší nemrtví <text:span text:style-name="T372">nemají vlastní vůli (může a nemusí je někdo ovládat)</text:span></text:p>
        </text:list-item>
        <text:list-item>
          <text:p text:style-name="P288"><text:soft-page-break/>Vyšší nemrtví <text:span text:style-name="T372">mají vlastní vůli</text:span></text:p>
        </text:list-item>
      </text:list>
      <text:p text:style-name="P170">Asi teda takhle: Zombie nemají vlastní vůli, ostatní nemrtví ano.</text:p>
      <text:p text:style-name="P170">Možná ještě jinak: nižší nemrtví musí poslouchat svého stvořitele, vyšší ne.</text:p>
      <text:h text:style-name="Heading_20_3" text:outline-level="3"><text:bookmark-start text:name="__RefHeading___Toc3616_3430540378"/>kostlivec<text:bookmark-end text:name="__RefHeading___Toc3616_3430540378"/></text:h>
      <text:p text:style-name="P166">kostlivý mág, kostlivý bojovník</text:p>
      <text:h text:style-name="Heading_20_3" text:outline-level="3"><text:bookmark-start text:name="__RefHeading___Toc3618_3430540378"/>zombie<text:bookmark-end text:name="__RefHeading___Toc3618_3430540378"/></text:h>
      <text:p text:style-name="P109">- <text:span text:style-name="T373">má vůbec duši? Možná by nemusela mít. Respektive její duše někde uvězněna je, ale ne nutně v jejím těle. Nemůže odejít moc daleko od místa, kde je uvězněna její duše.</text:span></text:p>
      <text:p text:style-name="P176">- Mohou existovat zombie zvířat? Pokud zvířata nemají duši, tak asi ne.</text:p>
      <text:h text:style-name="Heading_20_3" text:outline-level="3"><text:bookmark-start text:name="__RefHeading___Toc3620_3430540378"/>ghůl<text:bookmark-end text:name="__RefHeading___Toc3620_3430540378"/></text:h>
      <text:p text:style-name="P166">(jako zombie, ale s vlastní vůlí)</text:p>
      <text:h text:style-name="Heading_20_3" text:outline-level="3"><text:bookmark-start text:name="__RefHeading___Toc3622_3430540378"/>duch<text:bookmark-end text:name="__RefHeading___Toc3622_3430540378"/></text:h>
      <text:p text:style-name="P110">- nemá hmotné tělo ani obraz. Projevuje se pouze nepřímo (hýbáním předměty a tak).</text:p>
      <text:h text:style-name="Heading_20_3" text:outline-level="3"><text:bookmark-start text:name="__RefHeading___Toc3624_3430540378"/>přízrak<text:bookmark-end text:name="__RefHeading___Toc3624_3430540378"/></text:h>
      <text:p text:style-name="P110">- nemá hmotné tělo, je ale vidět.</text:p>
      <text:p text:style-name="P110">- <text:span text:style-name="T375">podle DrD se okamžitě rozpustí na slunečním světle (asi nebrat)</text:span></text:p>
      <text:p text:style-name="P110"><text:soft-page-break/>- <text:span text:style-name="T376">z postavy zabité přízrakem se stane přízrak?</text:span></text:p>
      <text:h text:style-name="Heading_20_3" text:outline-level="3"><text:bookmark-start text:name="__RefHeading___Toc3626_3430540378"/>fext<text:bookmark-end text:name="__RefHeading___Toc3626_3430540378"/></text:h>
      <text:p text:style-name="P111">- <text:span text:style-name="T374">hmotné tělo posílené magií</text:span></text:p>
      <text:p text:style-name="P111">- <text:span text:style-name="T381">rád se obléká</text:span></text:p>
      <text:p text:style-name="P111">- <text:span text:style-name="T382">nehybný, šedivý obličej (nefungují jim mimické svaly) (to by mohlo platit i pro ghůly)</text:span></text:p>
      <text:p text:style-name="P111">- <text:span text:style-name="T383">často zakládají vlastní říše</text:span></text:p>
      <text:p text:style-name="P111">- <text:span text:style-name="T383">zásah fextovým pařátem vysává Fyzičku a Finesu</text:span></text:p>
      <text:p text:style-name="P111">- <text:span text:style-name="T384">postava zabitá fextem se mění ve fexta (to je blbost, možná tak v ghůla)</text:span></text:p>
      <text:h text:style-name="Heading_20_3" text:outline-level="3"><text:bookmark-start text:name="__RefHeading___Toc3628_3430540378"/>mumie<text:bookmark-end text:name="__RefHeading___Toc3628_3430540378"/></text:h>
      <text:p text:style-name="P109">- <text:span text:style-name="T378">různé druhy mumií</text:span></text:p>
      <text:p text:style-name="P109">- <text:span text:style-name="T377">mumie dávného krále by určitě měla bejt spíš samostatná než něčí služebník</text:span></text:p>
      <text:p text:style-name="P109">- <text:span text:style-name="T379">pohled na mumii ochromuje?</text:span></text:p>
      <text:p text:style-name="P109">- <text:span text:style-name="T380">zásah mumuje nakazí nemocí?</text:span></text:p>
      <text:h text:style-name="Heading_20_3" text:outline-level="3"><text:bookmark-start text:name="__RefHeading___Toc3630_3430540378"/>spektra<text:bookmark-end text:name="__RefHeading___Toc3630_3430540378"/></text:h>
      <text:p text:style-name="P113">- příznačné, ale hmotné tělo (kroll ji vidí ultrasluchem)</text:p>
      <text:p text:style-name="P113">- z postavy zabité spektrou se stává spektra?</text:p>
      <text:p text:style-name="P113">- <text:span text:style-name="T385">zranitelná veverčím sádlem? (Huh?)</text:span></text:p>
      <text:h text:style-name="Heading_20_3" text:outline-level="3"><text:bookmark-start text:name="__RefHeading___Toc3632_3430540378"/><text:soft-page-break/>upír<text:bookmark-end text:name="__RefHeading___Toc3632_3430540378"/></text:h>
      <text:p text:style-name="P114">- <text:span text:style-name="T386">umí se měnit v obřího netopýra nebo oblak mlhy (proměna trvá 1 kolo)</text:span></text:p>
      <text:p text:style-name="P114">- <text:span text:style-name="T387">mrtvolně bledé tváře, rudé rty, černé vlasy, ostré špičáky</text:span></text:p>
      <text:p text:style-name="P114">- <text:span text:style-name="T388">jde ho zabít pouze probitím srdce osikovým kůlem (mělo by ho to hodit pouze do torporu a může to bejt libovolný dřevo) nebo ho ponořit do proudící vody (hmm?)</text:span></text:p>
      <text:p text:style-name="P114">- <text:span text:style-name="T389">nemá rád česnek</text:span></text:p>
      <text:p text:style-name="P114">- <text:span text:style-name="T389">neodráží se v zrcadle</text:span></text:p>
      <text:h text:style-name="P241" text:outline-level="2"><text:bookmark-start text:name="__RefHeading___Toc2716_3430540378"/>Netvor bahenní<text:bookmark-end text:name="__RefHeading___Toc2716_3430540378"/></text:h>
      <text:p text:style-name="P115">- <text:span text:style-name="T390">kříženec člověka s ještěrem</text:span></text:p>
      <text:p text:style-name="P115">- <text:span text:style-name="T391">tělo pokryté šupinami, ruce zakončené pařáty, na zádech ostrý hřeben</text:span></text:p>
      <text:p text:style-name="P115">- <text:span text:style-name="T390">žije v bažinách či mokřadech</text:span></text:p>
      <text:p text:style-name="P115">- <text:span text:style-name="T392">vydrží dlouho pod vodou</text:span></text:p>
      <text:p text:style-name="P115">- <text:span text:style-name="T391">vidí ve tmě</text:span></text:p>
      <text:p text:style-name="P115">- <text:span text:style-name="T393">umí vykouzlit tmu</text:span></text:p>
      <text:h text:style-name="P242" text:outline-level="2"><text:bookmark-start text:name="__RefHeading___Toc1864_3850923094"/>Nevidění<text:bookmark-end text:name="__RefHeading___Toc1864_3850923094"/></text:h>
      <text:p text:style-name="P57">- <text:span text:style-name="T289">nejdřív vznikne zárodek (spící hrůza). Když ji někdo probudí, začne zabíjet všechno kolem, co má duši. Tím se dál probouzí a posiluje.</text:span></text:p>
      <text:p text:style-name="P57"><text:soft-page-break/>- <text:span text:style-name="T292">asi by měli být inteligentní a neútočit hned na highlevelové postavy, spíš se nejdřív vyrazí někam nasosat.</text:span></text:p>
      <text:p text:style-name="P57">- <text:span text:style-name="T290">když neviděnému dojde potrava, zase se scvrkává, až nakonec usne (stane se z něj zase Spící hrůza).<text:line-break/>- jak dlouho to trvá? Měsíc za každý stupeň?</text:span></text:p>
      <text:p text:style-name="P58">IDEA: <text:span text:style-name="T291">Dotek neviděného je mrazivý a způsobuje duševní traumata.</text:span></text:p>
      <text:p text:style-name="P57">- <text:span text:style-name="T294">nejsou vidět zrakem, infraviděním ani ultrasluchem, nejsou slyšet ani cítit. Pokud oběť nemá nahozené kouzlo na detekci neviditelnosti, všimne si jich až ve chvíli, kdy na ni zaútočí.</text:span></text:p>
      <text:p text:style-name="P57">- <text:span text:style-name="T293">kouzlo na vidění neviditelnosti neviděné odhalí (vypadají jako přízračné postavy </text:span><text:span text:style-name="T37">b</text:span><text:span text:style-name="T38">ez tváře</text:span><text:span text:style-name="T293">).</text:span></text:p>
      <text:p text:style-name="P61">IDEA: účinkuje proti nim svěcená voda, případně se jde svěcenou vodou pokropit (na dotyčného pak neviděný neútočí, dokud neuschne).</text:p>
      <text:p text:style-name="P62">Spící hrůza</text:p>
      <text:p text:style-name="P62">Plíživá hrůza</text:p>
      <text:p text:style-name="P59">Pomalá hrůza</text:p>
      <text:p text:style-name="P60">Mlčící hrůza</text:p>
      <text:p text:style-name="P60">Chtivá hrůza</text:p>
      <text:p text:style-name="P60">Lačná hrůza</text:p>
      <text:p text:style-name="P116">Ssavá hrůza</text:p>
      <text:p text:style-name="P116">Noční hrůza</text:p>
      <text:p text:style-name="P116">Temná hrůza</text:p>
      <text:p text:style-name="P116"><text:soft-page-break/>Černá hrůza</text:p>
      <text:p text:style-name="P116">Bílá hrůza</text:p>
      <text:p text:style-name="P116">Čirá hrůza</text:p>
      <text:p text:style-name="P116">Zářící hrůza</text:p>
      <text:p text:style-name="P116">Neznámá hrůza</text:p>
      <text:p text:style-name="P116">Měkká hrůza</text:p>
      <text:p text:style-name="P116">Živá hrůza</text:p>
      <text:p text:style-name="P116">Vražedná hrůza</text:p>
      <text:p text:style-name="P116">Krvavá hrůza</text:p>
      <text:h text:style-name="P243" text:outline-level="2"><text:bookmark-start text:name="__RefHeading___Toc2718_3430540378"/>Nezmar<text:bookmark-end text:name="__RefHeading___Toc2718_3430540378"/></text:h>
      <text:p text:style-name="P117">Tvor podobný želvě se třemi špičatými hlavami plnými ostrých zubů.</text:p>
      <text:p text:style-name="P117">- <text:span text:style-name="T394">krunýř prakticky nejde prorazit</text:span></text:p>
      <text:p text:style-name="P117">- <text:span text:style-name="T394">krky dorůstají (v DrD za každou useknutou narostou dvě další, ale to by měla dělat Hydra)</text:span></text:p>
      <text:p text:style-name="P117">- <text:span text:style-name="T395">Nezmar umře, pouze když současně přijde o všechny tři hlavy.</text:span></text:p>
      <text:h text:style-name="Heading_20_2" text:outline-level="2"><text:bookmark-start text:name="__RefHeading___Toc2720_3430540378"/>Nymfa<text:bookmark-end text:name="__RefHeading___Toc2720_3430540378"/></text:h>
      <text:p text:style-name="P119"><text:span text:style-name="T401">Sladkov</text:span>odní víly, dokáží přivolat vodní elementály (Undiny).</text:p>
      <text:p text:style-name="P119">- <text:span text:style-name="T396">používají na to kouzelné mušle?</text:span></text:p>
      <text:h text:style-name="Heading_20_2" text:outline-level="2"><text:bookmark-start text:name="__RefHeading___Toc1866_3850923094"/><text:soft-page-break/>Obr<text:bookmark-end text:name="__RefHeading___Toc1866_3850923094"/></text:h>
      <text:p text:style-name="Text_20_body">- <text:span text:style-name="T295">děsivý hlas (dává nevýhodu)</text:span></text:p>
      <text:p text:style-name="Text_20_body">- <text:span text:style-name="T296">žerou lidi</text:span></text:p>
      <text:p text:style-name="Text_20_body">- <text:span text:style-name="T298">nejsou zrovna chytří, dá se s nimi manipulovat (chytrý goblin nebo skřet může obrovi „našeptávat“ a ovládat ho)</text:span></text:p>
      <text:p text:style-name="Text_20_body">- <text:span text:style-name="T296">obvykle žije o samotě, v jeskyních vysoko v horách (čím se tam živěj?). Někdy si pro sebe zabere osamělý hrad.</text:span></text:p>
      <text:p text:style-name="Text_20_body">- <text:span text:style-name="T297">nezřídka se kolem něj utvoří tlupa posluhovačů, kteří těží z jeho ochrany. Nebývají to zrovna stateční a silní válečníci.</text:span></text:p>
      <text:h text:style-name="P244" text:outline-level="2"><text:bookmark-start text:name="__RefHeading___Toc1868_3850923094"/>Ogloj-chorchoj<text:bookmark-end text:name="__RefHeading___Toc1868_3850923094"/></text:h>
      <text:p text:style-name="P99">Rychlost: chůze</text:p>
      <text:p text:style-name="P100">Červ tlustý jako mužské stehno a 2-4 metry dlouhý. <text:span text:style-name="T299">Útočí bílými blesky (na krátkou vzdálenost, postavy v kovové zbroji mají nevýhodu).</text:span></text:p>
      <text:p text:style-name="P100">- <text:span text:style-name="T300">zásah bílým bleskem paralyzuje na 1 kolo: Po zásahu začnou po těle přebíhat drobné výboje a dotyčný se v křečích svalí na zem.<text:line-break/>(1. úspěch dává vždycky paraýzu, až případný další zraňuje)</text:span></text:p>
      <text:p text:style-name="P101"><text:span text:style-name="T301">Usmrcenou </text:span><text:span text:style-name="T39">kořist </text:span><text:span text:style-name="T301">ogloj-chorchoj </text:span><text:span text:style-name="T39">od</text:span><text:span text:style-name="T301">táhne do svého obvykle dobře skrytého doupěte, kde ji pak několik týdnů požírá. Proto se v jeho doupěti dají najít věci, které měly jeho oběti u sebe.</text:span></text:p>
      <text:h text:style-name="P245" text:outline-level="2"><text:bookmark-start text:name="__RefHeading___Toc2722_3430540378"/>Oči plíživé<text:bookmark-end text:name="__RefHeading___Toc2722_3430540378"/></text:h>
      <text:p text:style-name="P120">Rudě žhnoucí oči v oblaku tmy.</text:p>
      <text:p text:style-name="P120"><text:soft-page-break/>- žerou vše živé, <text:span text:style-name="T398">včetně vegetace</text:span></text:p>
      <text:p text:style-name="P121"><text:span text:style-name="T397">- oblak leptá (</text:span><text:span text:style-name="T66">p</text:span><text:span text:style-name="T67">omáhá</text:span><text:span text:style-name="T397"> proti </text:span><text:span text:style-name="T68">t</text:span><text:span text:style-name="T67">omu</text:span><text:span text:style-name="T397"> odolnost proti žíravině)</text:span></text:p>
      <text:p text:style-name="P120">- <text:span text:style-name="T398">nevadí jí sluneční světlo</text:span></text:p>
      <text:p text:style-name="P120">- jsou zranitelné ohněm?</text:p>
      <text:h text:style-name="P246" text:outline-level="2"><text:bookmark-start text:name="__RefHeading___Toc1872_3850923094"/>Pavouci<text:bookmark-end text:name="__RefHeading___Toc1872_3850923094"/></text:h>
      <text:p text:style-name="P68">- pavouci mají 8 nohou a nemají tykadla. Jsou to dravci.</text:p>
      <text:p text:style-name="P70"><text:span text:style-name="T43">P</text:span><text:span text:style-name="T307">avučina od obřích pavouků – když si ji postavy nevyčistí, budou v ní mít nevýhodu. Jde například spálit, strhat nějakou tyčí a podobně. Pavouk se skrz svou pavučinu pohybuje bez nevýhody.</text:span></text:p>
      <text:p text:style-name="P122">Útok: Zamotání do pavučin</text:p>
      <text:h text:style-name="P266" text:outline-level="3"><text:bookmark-start text:name="__RefHeading___Toc2896_3430540378"/>Křižák obří<text:bookmark-end text:name="__RefHeading___Toc2896_3430540378"/></text:h>
      <text:p text:style-name="P65">Charakteristický bílý kříž na šedých zádech.</text:p>
      <text:p text:style-name="P70"><text:span text:style-name="T305">Číhá obvykle vysoko na stěn</text:span><text:span text:style-name="T42">ě</text:span><text:span text:style-name="T305"> či na stropě, útočí skokem shora (s výhodou).</text:span></text:p>
      <text:p text:style-name="P66">Spřádá pavučiny</text:p>
      <text:p text:style-name="P70">- <text:span text:style-name="T306">slabý jed</text:span></text:p>
      <text:h text:style-name="P266" text:outline-level="3"><text:bookmark-start text:name="__RefHeading___Toc2898_3430540378"/>Pavouk zelený<text:bookmark-end text:name="__RefHeading___Toc2898_3430540378"/></text:h>
      <text:p text:style-name="P63">- silný jed</text:p>
      <text:h text:style-name="P247" text:outline-level="2"><text:bookmark-start text:name="__RefHeading___Toc2728_3430540378"/><text:soft-page-break/>Pavoučnatka<text:bookmark-end text:name="__RefHeading___Toc2728_3430540378"/></text:h>
      <text:p text:style-name="P123">Vypadá jako kudůcká dívka s dlouhými černými vlasy a uhrančivým pohledem. Zpravidla bývá oděná v honosných šatech protkávaných stříbrem.</text:p>
      <text:p text:style-name="P123">Umí se proměnit ve velkého černého pavouka.</text:p>
      <text:p text:style-name="P124">Žije obyčejně hluboko v temném hvozdu <text:span text:style-name="T405">nebo v jeskyních</text:span>, kam nepronikne sluneční světlo v paláci utkaném z pavoučích sítí.</text:p>
      <text:p text:style-name="P124">Ovládá obří pavouky.</text:p>
      <text:p text:style-name="P124">- <text:span text:style-name="T406">sluneční světlo ji zabije (nemuselo by hned, mohlo by jí dávat fakt vekou damage).</text:span></text:p>
      <text:p text:style-name="P124">- <text:span text:style-name="T407">obyčejná zranění v průběhu několika dní zregeneruje.</text:span></text:p>
      <text:p text:style-name="P125">Umí kouzlit – např. kouzlo <text:span text:style-name="T316">temnota</text:span>.</text:p>
      <text:h text:style-name="P248" text:outline-level="2"><text:bookmark-start text:name="__RefHeading___Toc1874_3850923094"/>Pegas<text:bookmark-end text:name="__RefHeading___Toc1874_3850923094"/></text:h>
      <text:p text:style-name="P105">- <text:span text:style-name="T359">okřídlený, létající kůň</text:span></text:p>
      <text:p text:style-name="P105">- <text:span text:style-name="T360">intelignentní, na rozdíl od jednorožce ale neumí mluvit.</text:span></text:p>
      <text:h text:style-name="P249" text:outline-level="2"><text:bookmark-start text:name="__RefHeading___Toc1876_3850923094"/>Permoník<text:bookmark-end text:name="__RefHeading___Toc1876_3850923094"/></text:h>
      <text:p text:style-name="P72">- <text:span text:style-name="T308">zhruba půl metru vysocí, hrabiví. Když jde o zlato nebo jiný drahý kov či kameny, dokáží být neskutečně pracovití - často bývají zotroč</text:span><text:span text:style-name="T44">o</text:span><text:span text:style-name="T45">vá</text:span><text:span text:style-name="T308">ni jako kopáči. Říká se, že někde hluboko pod zemí mají vlastní království.</text:span></text:p>
      <text:h text:style-name="P231" text:outline-level="2"><text:bookmark-start text:name="__RefHeading___Toc1878_3850923094"/><text:soft-page-break/>Poletucha<text:bookmark-end text:name="__RefHeading___Toc1878_3850923094"/></text:h>
      <text:p text:style-name="P78">Poletuchy jsou malé, okřídlené bytosti, <text:span text:style-name="T314">vzhledem trochu připomínají elfy.</text:span></text:p>
      <text:p text:style-name="P78">- <text:span text:style-name="T325">umí létat</text:span></text:p>
      <text:p text:style-name="P78">- <text:span text:style-name="T324">jsou vlídné a přátelské, rády si povídají. Když jim někdo ubližuje, obvykle utečou.</text:span></text:p>
      <text:p text:style-name="P78">- <text:span text:style-name="T315">umí číst myšlenky</text:span></text:p>
      <text:p text:style-name="P78">- <text:span text:style-name="T323">mohou plnit drobná přání</text:span></text:p>
      <text:p text:style-name="P78">- <text:span text:style-name="T315">Každá poletucha umí 1-3</text:span> <text:span text:style-name="T315">obranná kouzla (</text:span><text:span text:style-name="T317">neviditelnost</text:span><text:span text:style-name="T315">, </text:span><text:span text:style-name="T317">návrat</text:span><text:span text:style-name="T315">, </text:span><text:span text:style-name="T317">hyperprostor</text:span><text:span text:style-name="T315">, </text:span><text:span text:style-name="T317">magický štít</text:span><text:span text:style-name="T315"> a podobně). TODO: Vyjmenovat jich víc</text:span></text:p>
      <text:h text:style-name="P250" text:outline-level="2"><text:bookmark-start text:name="__RefHeading___Toc1880_3850923094"/><text:span text:style-name="T187">Ř</text:span><text:span text:style-name="T186">asnatka</text:span><text:bookmark-end text:name="__RefHeading___Toc1880_3850923094"/></text:h>
      <text:p text:style-name="P79">Řasnatka vypadá jako vznášející se fialová koule velká zhruba jako lidská hlava, <text:span text:style-name="T326">ze které na jednom místě vyrůstá 8 chapadel.</text:span></text:p>
      <text:p text:style-name="P79">- <text:span text:style-name="T328">vyskytuje se v hejnech o 3-18 kusech</text:span></text:p>
      <text:p text:style-name="P79">- <text:span text:style-name="T327">útočí fialovými blesky (slabé zranění), cíle v kovové zbroji mají nevýhodu</text:span></text:p>
      <text:p text:style-name="P79">- <text:span text:style-name="T328">vyskytuje se nejčastěji v okolí sídel čarodějů, v blízkosti kouzelných předmětů a podobně.</text:span></text:p>
      <text:h text:style-name="P251" text:outline-level="2"><text:bookmark-start text:name="__RefHeading___Toc1882_3850923094"/><text:span text:style-name="T187">P</text:span><text:span text:style-name="T186">táci</text:span><text:bookmark-end text:name="__RefHeading___Toc1882_3850923094"/></text:h>
      <text:p text:style-name="Text_20_body">- sn<text:span text:style-name="T363">áší vejce, létají...</text:span></text:p>
      <text:p text:style-name="Text_20_body">- <text:span text:style-name="T364">neřadí se mezi zvířata</text:span></text:p>
      <text:h text:style-name="Heading_20_3" text:outline-level="3"><text:bookmark-start text:name="__RefHeading___Toc2900_3430540378"/><text:soft-page-break/>Orel stříbrný<text:bookmark-end text:name="__RefHeading___Toc2900_3430540378"/></text:h>
      <text:p text:style-name="Text_20_body">- <text:span text:style-name="T400">velký, jde na něm létat</text:span></text:p>
      <text:h text:style-name="Heading_20_3" text:outline-level="3"><text:bookmark-start text:name="__RefHeading___Toc2902_3430540378"/>Orel královský<text:bookmark-end text:name="__RefHeading___Toc2902_3430540378"/></text:h>
      <text:p text:style-name="Text_20_body">- <text:span text:style-name="T399">v DrD je inteligentní a umí mluvit</text:span></text:p>
      <text:h text:style-name="Heading_20_3" text:outline-level="3"><text:bookmark-start text:name="__RefHeading___Toc2904_3430540378"/>Pták noh<text:bookmark-end text:name="__RefHeading___Toc2904_3430540378"/></text:h>
      <text:h text:style-name="P252" text:outline-level="2"><text:bookmark-start text:name="__RefHeading___Toc1884_3850923094"/><text:span text:style-name="T187">Skřetí</text:span><text:span text:style-name="T310"> rasy</text:span><text:bookmark-end text:name="__RefHeading___Toc1884_3850923094"/></text:h>
      <text:p text:style-name="P71">/<text:span text:style-name="T309">* možná přece jen dát skřetí rasy stranou. Ale jak pak pojmenovat ty neskřetí rasy (kam patří třeba permoník, stolin a podobně?) */</text:span></text:p>
      <text:p text:style-name="P71">- <text:span text:style-name="T329">vidí po tmě, nenávidí sluneční světlo (nevýhoda)</text:span></text:p>
      <text:p text:style-name="P80">TODO: Skřetí rasy budou goblin, skřet a sarkon. Skřeti si sami říkají orkové a staroorkština je tudíž starý skřetí jazyk.</text:p>
      <text:h text:style-name="P267" text:outline-level="3"><text:bookmark-start text:name="__RefHeading___Toc2906_3430540378"/><text:span text:style-name="T240">G</text:span>oblin<text:bookmark-end text:name="__RefHeading___Toc2906_3430540378"/></text:h>
      <text:p text:style-name="P71">- <text:span text:style-name="T241">alchymie</text:span></text:p>
      <text:p text:style-name="P71">- <text:span text:style-name="T241">šamani (TODO: několik kouzel na výběr)</text:span></text:p>
      <text:p text:style-name="P71">- <text:span text:style-name="T278">často jezdí na lítých vlcích</text:span></text:p>
      <text:h text:style-name="Heading_20_3" text:outline-level="3"><text:bookmark-start text:name="__RefHeading___Toc2908_3430540378"/>Sarkon<text:bookmark-end text:name="__RefHeading___Toc2908_3430540378"/></text:h>
      <text:p text:style-name="P132">Velcí, chlupatí skřeti</text:p>
      <text:h text:style-name="P267" text:outline-level="3"><text:bookmark-start text:name="__RefHeading___Toc2910_3430540378"/><text:soft-page-break/>Skřet<text:bookmark-end text:name="__RefHeading___Toc2910_3430540378"/></text:h>
      <text:h text:style-name="P253" text:outline-level="2"><text:bookmark-start text:name="__RefHeading___Toc2732_3430540378"/>Skvrna barevná<text:bookmark-end text:name="__RefHeading___Toc2732_3430540378"/></text:h>
      <text:p text:style-name="P133">Tenká jako papír a pružná, takže dokonale přilne k libovolnému povrchu. <text:span text:style-name="T408">Reaguje na teplo a vyhledává ho.</text:span></text:p>
      <text:p text:style-name="P134">Ud<text:span text:style-name="T409">r</text:span>ží se na libovolném povrchu (i na vodě), <text:span text:style-name="T409">a protáhne se úzkými štěrbinami,</text:span> ale nemůže létat.</text:p>
      <text:p text:style-name="P135">Umí dokonale splynout s barvou pozadí. Změna ale chvíli trvá, takže když se skvrna pohybuje, je možné ji postřehnout.</text:p>
      <text:p text:style-name="P136">Živí se teplem (pohlcuje ho). <text:span text:style-name="T410">Když se vyhřívá, změní svou barvu na černou.</text:span></text:p>
      <text:p text:style-name="P137">Mohou se na někoho nalepit (dávají si pozor, aby ho neudusily). Dotyčnému je pak stále větší zima (protože z něj skvrna vysává teplo), takže sám vyhledává teplá místa, což skvrně vyhovuje.</text:p>
      <text:p text:style-name="P137">- <text:span text:style-name="T411">skvrna je imunní na zranění ohněm a dává tuto imunitu i svému nosiči.</text:span></text:p>
      <text:p text:style-name="P137">- <text:span text:style-name="T412">je velmi zranitelná mrazem (dá se jí zbavit například ponořením se do ledové vody nebo do sněhu, skvrna pak uteče).</text:span></text:p>
      <text:h text:style-name="Heading_20_2" text:outline-level="2"><text:bookmark-start text:name="__RefHeading___Toc2734_3430540378"/>Slizovec<text:bookmark-end text:name="__RefHeading___Toc2734_3430540378"/></text:h>
      <text:p text:style-name="P138">Dokáže se zformovat do napodobeniny stěn, stropů, nebo i celých chodeb. <text:span text:style-name="T413">Neopatrným postavám se může snadno stát, že se na ně z ničeho nic jeskyně zřítí.</text:span></text:p>
      <text:p text:style-name="P138"><text:span text:style-name="T414">Je teplejší než skála. Trpaslík si toho určitě všimne díky </text:span><text:span text:style-name="T318">infravidění</text:span><text:span text:style-name="T413">, ostatní to mohou poznat dotykem.</text:span></text:p>
      <text:p text:style-name="P138"><text:soft-page-break/>- <text:span text:style-name="T415">útočí dotykem (leptáním, chrání před tím odolnost proti žíravině).</text:span></text:p>
      <text:p text:style-name="P138">- <text:span text:style-name="T416">zničit jde jen ohněm, blesky nebo ohnivými kouzly.</text:span></text:p>
      <text:h text:style-name="P254" text:outline-level="2"><text:bookmark-start text:name="__RefHeading___Toc3514_3430540378"/><text:span text:style-name="T436">S</text:span>och<text:span text:style-name="T432">a oživlá</text:span><text:bookmark-end text:name="__RefHeading___Toc3514_3430540378"/></text:h>
      <text:p text:style-name="P151">TODO</text:p>
      <text:p text:style-name="P64">Mohou mít různý tvar a být z různého materiálu.</text:p>
      <text:p text:style-name="P152">Varianty vzniku:<text:line-break/>- zkamenělý živý tvor (třeba poh<text:span text:style-name="T303">l</text:span>edem medůzy) a následně oživený kouzlem<text:line-break/>- socha, do které někdo zaklel duši (ducha nebo démona)</text:p>
      <text:p text:style-name="P64">IDEA: Dělení podle materiálu</text:p>
      <text:p text:style-name="P153"><text:span text:style-name="T302">- </text:span><text:span text:style-name="T40">k</text:span><text:span text:style-name="T41">ámen</text:span></text:p>
      <text:p text:style-name="P64">- křišťál</text:p>
      <text:p text:style-name="P64">- železo</text:p>
      <text:h text:style-name="Heading_20_3" text:outline-level="3"><text:bookmark-start text:name="__RefHeading___Toc3634_3430540378"/>Kamenná socha<text:bookmark-end text:name="__RefHeading___Toc3634_3430540378"/></text:h>
      <text:h text:style-name="Heading_20_3" text:outline-level="3"><text:bookmark-start text:name="__RefHeading___Toc3636_3430540378"/>Křišťálová socha<text:bookmark-end text:name="__RefHeading___Toc3636_3430540378"/></text:h>
      <text:h text:style-name="Heading_20_3" text:outline-level="3"><text:bookmark-start text:name="__RefHeading___Toc3638_3430540378"/>Železná socha<text:bookmark-end text:name="__RefHeading___Toc3638_3430540378"/></text:h>
      <text:h text:style-name="P255" text:outline-level="2"><text:bookmark-start text:name="__RefHeading___Toc2736_3430540378"/>Vampýr<text:bookmark-end text:name="__RefHeading___Toc2736_3430540378"/></text:h>
      <text:p text:style-name="P141">/<text:span text:style-name="T419">* Angl tuším stirge */</text:span></text:p>
      <text:p text:style-name="P141"><text:soft-page-break/><text:span text:style-name="T417">Vampýr </text:span><text:span text:style-name="T70">se podobá</text:span><text:span text:style-name="T417"> velkému ptáku se dvěma páry křídel a dlouhým zobákem.</text:span></text:p>
      <text:p text:style-name="P141"><text:span text:style-name="T71">Při náletu útočí</text:span><text:span text:style-name="T418"> s bonusem +1 za přípravu. Když získá alespoň dva úspěchy, zabodne se do oběti a saje jí krev. Po tu dobu se nemůže bránit (hází na obranu 0 + k6), ale oběť na začátku každého kola přichází o 6kz životů. Když se mu nepovede se do cíle zabodnout, pokusí se odletět pryč (jedno kolo přípravy), aby mohl udělat další nálet.</text:span></text:p>
      <text:h text:style-name="P256" text:outline-level="2"><text:bookmark-start text:name="__RefHeading___Toc1886_3850923094"/>Vodník<text:bookmark-end text:name="__RefHeading___Toc1886_3850923094"/></text:h>
      <text:p text:style-name="P141">- <text:span text:style-name="T331">žije pod vodou, stahuje oběti pod hladinu</text:span></text:p>
      <text:p text:style-name="P141">- <text:span text:style-name="T331">sbírá duše utopených (brání jim opustit tento svět)?</text:span></text:p>
      <text:h text:style-name="P257" text:outline-level="2"><text:bookmark-start text:name="__RefHeading___Toc2740_3430540378"/>Všežrout odporný<text:bookmark-end text:name="__RefHeading___Toc2740_3430540378"/></text:h>
      <text:p text:style-name="P142"><text:span text:style-name="T425">Zhruba dva metry dlouhá nestvůra podobná odporné, slizké ropuše. Pohybuje se obřími, několikametrovými skoky. Žere všechno kromě kamenů. Nejraději má železo, ale nepohrdne ani lidským masem. V tlamě mé silné, tupé zuby. Jeho sliny jsou velmi silná </text:span><text:span text:style-name="T72">k</text:span><text:span text:style-name="T73">yselina</text:span><text:span text:style-name="T425"> – když se do oběti zakousne, následující kolo ji automaticky zraní za 8kz žíravinou (v případné zbroji při tom proleptá díru – zbroj </text:span><text:span text:style-name="T74">s</text:span><text:span text:style-name="T75">e odečítá jen v prvním kole po zakousnutí</text:span><text:span text:style-name="T425">).</text:span></text:p>
      <text:p text:style-name="P142">- <text:span text:style-name="T426">alcháč z něj určitě může něco vytěžit – silnou žíravinu, nejspíš i magy.</text:span></text:p>
      <text:h text:style-name="Heading_20_2" text:outline-level="2"><text:bookmark-start text:name="__RefHeading___Toc2742_3430540378"/><text:soft-page-break/>Vzluha<text:bookmark-end text:name="__RefHeading___Toc2742_3430540378"/></text:h>
      <text:p text:style-name="P143">Za letu připomíná utržené netopýří křídlo <text:span text:style-name="T427">z černého sametu</text:span>. <text:span text:style-name="T428">Létá výhradně v noci, přes den spí v dutině stromu nebo jiné vhodné díře.</text:span></text:p>
      <text:p text:style-name="P144"><text:span text:style-name="T428">Přita</text:span><text:span text:style-name="T76">h</text:span><text:span text:style-name="T428">uje ji mysl inteligentních tvorů. Její útok z oběti vys</text:span><text:span text:style-name="T76">a</text:span><text:span text:style-name="T77">je</text:span><text:span text:style-name="T428"> vzpomínky z poslední</text:span><text:span text:style-name="T76">c</text:span><text:span text:style-name="T78">h několika dní (asi podle počtu úspěchů)</text:span><text:span text:style-name="T428"> – oběť si ráno nepamatuje, jak se na příslušné místo dostala. Vzluha útočí každou noc znova, takže postupně může oběti vysát vzpomínky hluboko do minulosti.</text:span></text:p>
      <text:p text:style-name="P145">Když se oběť ubrání, vzluha do ní „vyzvrátí“ část svých vzpomínek – <text:span text:style-name="T429">dotyčný se probudí se vcelku příjemným pocitem, že v noci létal</text:span> /* tohle je divný. <text:span text:style-name="T429">Aha, tak není – dá to oběti možnost uvědomit si, že se dělo něco divnýho. Vzluha útočí nejdřív na postavy s nejvyšší Duší. Když neuspěje, zaútočí na další postavu v pořadí. Tj. některé postavy mohou mít ráno vzpomínky vzluhy a jedné bude část vzpomínek chybět</text:span> */.</text:p>
      <text:p text:style-name="P147">TODO: Jak mohou postavy vzluhu najít a zabít? Ve dne asi těžko, v noci můžou držet hlídky a počíhat si na ni.</text:p>
      <text:p text:style-name="P146">TODO: Jak může oběť své vzpomínky dostat zpět? Tím, že vzluhu zabije? <text:span text:style-name="T430">Asi jo. (I když mohlo by to bejt i trvalý, zbavit se otravný vzluhy je reward sám o sobě. A mohlo by z ní bejt hodně magů, nebo možná vzácná surovina na výrobu lektvaru souvisejícího s pamětí či vzpomínkami – možnost ukládat své vzpomínky jako v Potterovi?).</text:span></text:p>
      <text:h text:style-name="P258" text:outline-level="2"><text:bookmark-start text:name="__RefHeading___Toc1888_3850923094"/>Zlobr<text:bookmark-end text:name="__RefHeading___Toc1888_3850923094"/></text:h>
      <text:p text:style-name="P81">- <text:span text:style-name="T313">regenerace 1 život za kolo. Zranění ohněm, bleskem nebo žíravinou regenerovat nedokáže.</text:span></text:p>
      <text:p text:style-name="P82"><text:soft-page-break/>TODO: „Zlobr“ je ve skřetí řeči „troll“.</text:p>
      <text:p text:style-name="P82">Skalní zlobr: neregeneruje, ale zkamenění na slunečním světle je dočasné (v noci zase ožije).</text:p>
      <text:p text:style-name="P82">Jeskynní zlobr: regeneruje a na slunečním světle zkamení natrvalo.</text:p>
      <text:h text:style-name="Heading_20_2" text:outline-level="2"><text:bookmark-start text:name="__RefHeading___Toc1890_3850923094"/>Zvířata<text:bookmark-end text:name="__RefHeading___Toc1890_3850923094"/></text:h>
      <text:p text:style-name="P56">IDEA: 2 tabulky: velikost (životy) a nebezpečnost (vlastnosti).<text:line-break/>- <text:span text:style-name="T285">nebo to možná dát do jedný tabulky, kde budou sloupce „životy“, „Fyzička“ a „Finesa“.</text:span></text:p>
      <text:h text:style-name="P268" text:outline-level="3"><text:bookmark-start text:name="__RefHeading___Toc3640_3430540378"/><text:span text:style-name="T188">D</text:span>ikobraz <text:span text:style-name="T332">obří</text:span><text:bookmark-end text:name="__RefHeading___Toc3640_3430540378"/></text:h>
      <text:p text:style-name="P165">Je masožravý.</text:p>
      <text:p text:style-name="P165">Jeho ostny obsahují magenergii.</text:p>
      <text:p text:style-name="P164">Ostny při zásahu ochromují (asi spíš magie než jed)</text:p>
      <text:h text:style-name="P269" text:outline-level="3"><text:bookmark-start text:name="__RefHeading___Toc2912_3430540378"/>Bizon<text:bookmark-end text:name="__RefHeading___Toc2912_3430540378"/></text:h>
      <text:h text:style-name="Heading_20_3" text:outline-level="3"><text:bookmark-start text:name="__RefHeading___Toc2914_3430540378"/><text:span text:style-name="T260">Hejno k</text:span>rys<text:bookmark-end text:name="__RefHeading___Toc2914_3430540378"/></text:h>
      <text:p text:style-name="Text_20_body">- <text:span text:style-name="T260">krysy</text:span> <text:span text:style-name="T260">samostatně nejsou nebezpečné, </text:span><text:span text:style-name="T19">když jich je ale hodně, dokáží zabít i člověka</text:span></text:p>
      <text:p text:style-name="P40"><text:span text:style-name="T19">K</text:span><text:span text:style-name="T2">dyž útočí, jsou jako přílivová vlna. Šplhají jedna po druhé a dokáží se dostat člověku až na tvář.</text:span></text:p>
      <text:p text:style-name="Text_20_body"><text:span text:style-name="T19">- hpčka a útok jako jeden tvor. </text:span><text:span text:style-name="T22">Zranění 0 (zbroj je proti nim velmi účinná)</text:span></text:p>
      <text:p text:style-name="P54"><text:soft-page-break/><text:span text:style-name="T19">- </text:span><text:span text:style-name="T20">odolnost proti neplošným útokům (bod dýkou </text:span><text:span text:style-name="T21">nebo rána mečem</text:span><text:span text:style-name="T20"> zabije jen jednu či dvě krysy, v hejnu jich pořád zbude hodně)<text:line-break/></text:span><text:span text:style-name="T36">(redukce neplošného zranění o 3)</text:span></text:p>
      <text:p text:style-name="Text_20_body"><text:span text:style-name="T20">- </text:span><text:span text:style-name="T23">bojí se ohně, </text:span><text:span text:style-name="T24">postava s pochodní si dokáže udržet celé hejno od těla</text:span></text:p>
      <text:h text:style-name="Heading_20_3" text:outline-level="3"><text:bookmark-start text:name="__RefHeading___Toc2916_3430540378"/>Obří krysa<text:bookmark-end text:name="__RefHeading___Toc2916_3430540378"/></text:h>
      <text:p text:style-name="P11">1 metr dlouhá</text:p>
      <text:p text:style-name="P11">Tvrdá, štětinatá srst.</text:p>
      <text:p text:style-name="P11">Vyskytují se převážně v zapadlých, temných koutech podzemí, často v místech s nemrtvými, kde se živý zbytky jejich obětí.</text:p>
      <text:p text:style-name="P14">V doupěti obřích krys mohou být cenné pozůstatky (šperky, zbraně a podobně).</text:p>
      <text:h text:style-name="Heading_20_3" text:outline-level="3"><text:bookmark-start text:name="__RefHeading___Toc2918_3430540378"/>Hejno netopýrů<text:bookmark-end text:name="__RefHeading___Toc2918_3430540378"/></text:h>
      <text:p text:style-name="Text_20_body">- <text:span text:style-name="T288">mohou být někým ovládaní (sami by asi postavy nenapadli)</text:span></text:p>
      <text:p text:style-name="Text_20_body">- <text:span text:style-name="T287">boj</text:span> <text:span text:style-name="T287">jako s hejnem krys (boj s hejnem by asi stálo za to vytáhnout mimo bestiář)</text:span></text:p>
      <text:h text:style-name="P270" text:outline-level="3"><text:bookmark-start text:name="__RefHeading___Toc2920_3430540378"/>Kanec<text:bookmark-end text:name="__RefHeading___Toc2920_3430540378"/></text:h>
      <text:h text:style-name="P271" text:outline-level="3"><text:bookmark-start text:name="__RefHeading___Toc2922_3430540378"/>Kůň<text:bookmark-end text:name="__RefHeading___Toc2922_3430540378"/></text:h>
      <text:p text:style-name="P55"><text:span text:style-name="T25">/</text:span><text:span text:style-name="T2">* </text:span><text:span text:style-name="T25">K</text:span><text:span text:style-name="T2">ůň asi nemusí mít samostatný heslo, měl by bejt ale zmíněnej v tabulce statů zvířat (životy a Nebezpečnost).</text:span></text:p>
      <text:h text:style-name="P272" text:outline-level="3"><text:bookmark-start text:name="__RefHeading___Toc2924_3430540378"/><text:soft-page-break/>Lasička obří<text:bookmark-end text:name="__RefHeading___Toc2924_3430540378"/></text:h>
      <text:p text:style-name="P126">- <text:span text:style-name="T370">lze ji vycvičit</text:span></text:p>
      <text:h text:style-name="P271" text:outline-level="3"><text:bookmark-start text:name="__RefHeading___Toc2926_3430540378"/>Lev<text:bookmark-end text:name="__RefHeading___Toc2926_3430540378"/></text:h>
      <text:h text:style-name="Heading_20_3" text:outline-level="3"><text:bookmark-start text:name="__RefHeading___Toc2928_3430540378"/>Medvěd<text:bookmark-end text:name="__RefHeading___Toc2928_3430540378"/></text:h>
      <text:h text:style-name="P273" text:outline-level="3"><text:bookmark-start text:name="__RefHeading___Toc2932_3430540378"/>Muflon<text:bookmark-end text:name="__RefHeading___Toc2932_3430540378"/></text:h>
      <text:h text:style-name="Heading_20_3" text:outline-level="3"><text:bookmark-start text:name="__RefHeading___Toc2934_3430540378"/>Nosorožec<text:bookmark-end text:name="__RefHeading___Toc2934_3430540378"/></text:h>
      <text:h text:style-name="Heading_20_3" text:outline-level="3"><text:bookmark-start text:name="__RefHeading___Toc2936_3430540378"/>Obří kůň<text:bookmark-end text:name="__RefHeading___Toc2936_3430540378"/></text:h>
      <text:p text:style-name="Text_20_body">- <text:span text:style-name="T358">jezděj na nich obři?</text:span></text:p>
      <text:p text:style-name="Text_20_body">- <text:span text:style-name="T358">nejdou zcela zkrotit</text:span></text:p>
      <text:h text:style-name="Heading_20_3" text:outline-level="3"><text:bookmark-start text:name="__RefHeading___Toc2938_3430540378"/>Obří netopýr<text:bookmark-end text:name="__RefHeading___Toc2938_3430540378"/></text:h>
      <text:p text:style-name="Text_20_body">- <text:span text:style-name="T286">ultrasluch jako kroll</text:span></text:p>
      <text:h text:style-name="Heading_20_3" text:outline-level="3"><text:bookmark-start text:name="__RefHeading___Toc2940_3430540378"/><text:soft-page-break/>Panter<text:bookmark-end text:name="__RefHeading___Toc2940_3430540378"/></text:h>
      <text:h text:style-name="Heading_20_3" text:outline-level="3"><text:bookmark-start text:name="__RefHeading___Toc2942_3430540378"/>Puma<text:bookmark-end text:name="__RefHeading___Toc2942_3430540378"/></text:h>
      <text:h text:style-name="Heading_20_3" text:outline-level="3"><text:bookmark-start text:name="__RefHeading___Toc2944_3430540378"/>Rys<text:bookmark-end text:name="__RefHeading___Toc2944_3430540378"/></text:h>
      <text:h text:style-name="Heading_20_3" text:outline-level="3"><text:bookmark-start text:name="__RefHeading___Toc2946_3430540378"/>Slon<text:bookmark-end text:name="__RefHeading___Toc2946_3430540378"/></text:h>
      <text:h text:style-name="Heading_20_3" text:outline-level="3"><text:bookmark-start text:name="__RefHeading___Toc2948_3430540378"/>Tygr královský<text:bookmark-end text:name="__RefHeading___Toc2948_3430540378"/></text:h>
      <text:h text:style-name="Heading_20_3" text:outline-level="3"><text:bookmark-start text:name="__RefHeading___Toc2950_3430540378"/>Tygr divoký<text:bookmark-end text:name="__RefHeading___Toc2950_3430540378"/></text:h>
      <text:h text:style-name="P274" text:outline-level="3"><text:bookmark-start text:name="__RefHeading___Toc2954_3430540378"/><text:span text:style-name="T420">V</text:span>aran <text:span text:style-name="T420">obří</text:span><text:bookmark-end text:name="__RefHeading___Toc2954_3430540378"/></text:h>
      <text:p text:style-name="P139">- <text:span text:style-name="T420">nelítá, sarkoni ho používají jako jezdeckou nestvůru.</text:span></text:p>
      <text:h text:style-name="Heading_20_3" text:outline-level="3"><text:bookmark-start text:name="__RefHeading___Toc2956_3430540378"/>Vlk<text:bookmark-end text:name="__RefHeading___Toc2956_3430540378"/></text:h>
      <text:p text:style-name="P140">šedý/sněžný</text:p>
      <text:h text:style-name="P275" text:outline-level="3"><text:bookmark-start text:name="__RefHeading___Toc2958_3430540378"/><text:span text:style-name="T190">V</text:span>lk <text:span text:style-name="T424">lítý</text:span><text:bookmark-end text:name="__RefHeading___Toc2958_3430540378"/></text:h>
      <text:p text:style-name="P177">TODO (asi prostě jen zařadit do tabulky statů)</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paragraph-properties fo:margin-left="0.4cm" fo:margin-right="0cm" fo:margin-top="0cm" fo:margin-bottom="0cm" loext:contextual-spacing="false" fo:text-indent="-0.4cm" style:auto-text-indent="false">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51</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3-05T16:04:23.051000000</dc:date>
    <meta:print-date>2113-01-01T00:00:00</meta:print-date>
    <meta:editing-cycles>23312</meta:editing-cycles>
    <meta:editing-duration>P68DT12H5M54S</meta:editing-duration>
    <meta:generator>LibreOffice/6.3.5.2$Windows_X86_64 LibreOffice_project/dd0751754f11728f69b42ee2af66670068624673</meta:generator>
    <dc:creator>York </dc:creator>
    <meta:document-statistic meta:table-count="0" meta:image-count="0" meta:object-count="0" meta:page-count="51" meta:paragraph-count="736" meta:word-count="6307" meta:character-count="37367" meta:non-whitespace-character-count="31756"/>
  </office:meta>
</office:document-meta>
</file>